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Pictures/TablePreview51.svm" manifest:media-type=""/>
  <manifest:file-entry manifest:full-path="Pictures/TablePreview52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4.svm" manifest:media-type=""/>
  <manifest:file-entry manifest:full-path="Pictures/TablePreview39.svm" manifest:media-type=""/>
  <manifest:file-entry manifest:full-path="Pictures/TablePreview33.svm" manifest:media-type=""/>
  <manifest:file-entry manifest:full-path="Pictures/TablePreview45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48.svm" manifest:media-type=""/>
  <manifest:file-entry manifest:full-path="Pictures/TablePreview30.svm" manifest:media-type=""/>
  <manifest:file-entry manifest:full-path="Pictures/TablePreview12.svm" manifest:media-type=""/>
  <manifest:file-entry manifest:full-path="Pictures/TablePreview46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36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5.svm" manifest:media-type=""/>
  <manifest:file-entry manifest:full-path="Pictures/TablePreview11.svm" manifest:media-type=""/>
  <manifest:file-entry manifest:full-path="Pictures/TablePreview47.svm" manifest:media-type=""/>
  <manifest:file-entry manifest:full-path="Pictures/TablePreview23.svm" manifest:media-type=""/>
  <manifest:file-entry manifest:full-path="Pictures/TablePreview34.svm" manifest:media-type=""/>
  <manifest:file-entry manifest:full-path="Pictures/TablePreview4.svm" manifest:media-type=""/>
  <manifest:file-entry manifest:full-path="Pictures/TablePreview9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9.svm" manifest:media-type=""/>
  <manifest:file-entry manifest:full-path="Pictures/TablePreview43.svm" manifest:media-type=""/>
  <manifest:file-entry manifest:full-path="Pictures/TablePreview8.svm" manifest:media-type=""/>
  <manifest:file-entry manifest:full-path="Pictures/TablePreview37.svm" manifest:media-type=""/>
  <manifest:file-entry manifest:full-path="Pictures/TablePreview3.svm" manifest:media-type=""/>
  <manifest:file-entry manifest:full-path="Pictures/TablePreview21.svm" manifest:media-type=""/>
  <manifest:file-entry manifest:full-path="Pictures/TablePreview7.svm" manifest:media-type=""/>
  <manifest:file-entry manifest:full-path="Pictures/TablePreview24.svm" manifest:media-type=""/>
  <manifest:file-entry manifest:full-path="Pictures/TablePreview17.svm" manifest:media-type=""/>
  <manifest:file-entry manifest:full-path="Pictures/TablePreview15.svm" manifest:media-type=""/>
  <manifest:file-entry manifest:full-path="Pictures/TablePreview10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0.svm" manifest:media-type=""/>
  <manifest:file-entry manifest:full-path="Pictures/TablePreview20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25.svm" manifest:media-type=""/>
  <manifest:file-entry manifest:full-path="Pictures/TablePreview35.svm" manifest:media-type=""/>
  <manifest:file-entry manifest:full-path="Pictures/TablePreview27.svm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b47804" draw:fill-color="#b47804" draw:textarea-horizontal-align="justify" draw:textarea-vertical-align="middle" draw:auto-grow-height="false" fo:min-height="53.916cm" fo:min-width="23.123cm" loext:glow-radius="0cm" loext:softedge-radius="0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8.088cm" fo:min-width="21.808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53cm" svg:stroke-color="#5983b0" draw:marker-start-width="0.279cm" draw:marker-end="Arrowheads_20_1" draw:marker-end-width="0.379cm" draw:fill="none" draw:textarea-vertical-align="botto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742cm" fo:min-width="1.083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5983b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742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81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81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86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.864cm" loext:decorative="false"/>
      <style:paragraph-properties style:writing-mode="lr-tb"/>
    </style:style>
    <style:style style:name="gr13" style:family="graphic" style:parent-style-name="standard">
      <style:graphic-properties draw:stroke="none" draw:stroke-dash="Dot" svg:stroke-width="0.053cm" svg:stroke-color="#b47804" draw:marker-start-width="0.279cm" draw:marker-end-width="0.279cm" svg:stroke-linecap="butt" draw:fill="none" draw:fill-color="#ffffff" draw:textarea-horizontal-align="left" draw:auto-grow-height="true" draw:auto-grow-width="false" fo:min-height="4.978cm" fo:min-width="0.819cm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184cm" loext:decorative="false"/>
      <style:paragraph-properties style:writing-mode="lr-tb"/>
    </style:style>
    <style:style style:name="gr15" style:family="graphic" style:parent-style-name="standard">
      <style:graphic-properties draw:stroke="none" svg:stroke-width="0.106cm" svg:stroke-color="#b47804" draw:marker-start-width="0.358cm" draw:marker-end-width="0.358cm" draw:fill="solid" draw:fill-color="#ffde59" loext:fill-use-slide-background="false" draw:textarea-horizontal-align="justify" draw:textarea-vertical-align="middle" draw:auto-grow-height="false" fo:min-height="5.348cm" fo:min-width="0.471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938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5.718cm" fo:padding-top="0.151cm" fo:padding-bottom="0.151cm" fo:padding-left="0.276cm" fo:padding-right="0.276cm" loext:decorative="false"/>
      <style:paragraph-properties style:writing-mode="lr-tb"/>
    </style:style>
    <style:style style:name="gr19" style:family="graphic" style:parent-style-name="objectwithoutfill">
      <style:graphic-properties svg:stroke-width="0.053cm" svg:stroke-color="#bf0041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30.873cm" fo:min-width="21.80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819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86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30" style:family="graphic" style:parent-style-name="objectwithoutfill">
      <style:graphic-properties draw:stroke="solid" draw:stroke-dash="Long_20_Dash_20__28_Rounded_29_" svg:stroke-width="0.081cm" svg:stroke-color="#b47804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905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42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3.495cm" fo:padding-top="0.151cm" fo:padding-bottom="0.151cm" fo:padding-left="0.276cm" fo:padding-right="0.276cm" loext:decorative="false"/>
      <style:paragraph-properties style:writing-mode="lr-tb"/>
    </style:style>
    <style:style style:name="gr43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5.197cm" fo:min-width="1.454cm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4.482cm" fo:padding-top="0.151cm" fo:padding-bottom="0.151cm" fo:padding-left="0.276cm" fo:padding-right="0.276cm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0.558cm" fo:min-width="1.578cm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svg:stroke-color="#b47804" draw:fill-color="#b47804" draw:textarea-horizontal-align="justify" draw:textarea-vertical-align="middle" draw:auto-grow-height="false" fo:min-height="17.593cm" fo:min-width="23.122cm" loext:decorative="false"/>
    </style:style>
    <style:style style:name="gr47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7.453cm" fo:min-width="21.808cm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19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6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7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1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864cm" loext:decorative="false"/>
      <style:paragraph-properties style:writing-mode="lr-tb"/>
    </style:style>
    <style:style style:name="gr53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7.571cm" fo:min-width="21.808cm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loext:decorative="false"/>
    </style:style>
    <style:style style:name="gr55" style:family="graphic" style:parent-style-name="standard">
      <style:graphic-properties svg:stroke-width="0.053cm" svg:stroke-color="#bf0041" draw:marker-start-width="0.279cm" draw:marker-end-width="0.279cm" draw:fill="none" draw:fill-color="#729fcf" loext:fill-use-slide-background="false" draw:textarea-horizontal-align="justify" draw:textarea-vertical-align="middle" draw:auto-grow-height="false" fo:min-height="0.292cm" fo:min-width="0.689cm" fo:padding-top="0.151cm" fo:padding-bottom="0.151cm" fo:padding-left="0.276cm" fo:padding-right="0.276cm" loext:decorative="false"/>
    </style:style>
    <style:style style:name="gr56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1.168cm" fo:min-width="0.897cm" fo:padding-top="0.151cm" fo:padding-bottom="0.151cm" fo:padding-left="0.276cm" fo:padding-right="0.276cm" loext:decorative="false"/>
    </style:style>
    <style:style style:name="gr57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3.524cm" fo:padding-top="0.151cm" fo:padding-bottom="0.151cm" fo:padding-left="0.276cm" fo:padding-right="0.276cm" loext:decorative="false"/>
      <style:paragraph-properties style:writing-mode="lr-tb"/>
    </style:style>
    <style:style style:name="gr58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5.228cm" fo:padding-top="0.151cm" fo:padding-bottom="0.151cm" fo:padding-left="0.276cm" fo:padding-right="0.27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795cm" loext:decorative="false"/>
      <style:paragraph-properties style:writing-mode="lr-tb"/>
    </style:style>
    <style:style style:name="gr60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7.624cm" fo:min-width="23.122cm" loext:decorative="false"/>
    </style:style>
    <style:style style:name="gr61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6.458cm" fo:min-width="21.956cm" fo:padding-top="0.178cm" fo:padding-bottom="0.178cm" fo:padding-left="0.303cm" fo:padding-right="0.303cm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3.918cm" loext:decorative="false"/>
      <style:paragraph-properties style:writing-mode="lr-tb"/>
    </style:style>
    <style:style style:name="gr63" style:family="graphic" style:parent-style-name="standard">
      <style:graphic-properties draw:stroke="none" draw:fill-color="#e8a202" draw:textarea-horizontal-align="justify" draw:textarea-vertical-align="middle" draw:auto-grow-height="false" fo:min-height="1.538cm" fo:min-width="0.915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12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028cm" loext:decorative="false"/>
      <style:paragraph-properties style:writing-mode="lr-tb"/>
    </style:style>
    <style:style style:name="gr66" style:family="graphic" style:parent-style-name="standard">
      <style:graphic-properties draw:stroke="none" draw:fill-color="#e8a202" draw:textarea-horizontal-align="justify" draw:textarea-vertical-align="middle" draw:auto-grow-height="false" fo:min-height="1.538cm" fo:min-width="0.914cm" loext:decorative="false"/>
    </style:style>
    <style:style style:name="gr67" style:family="graphic" style:parent-style-name="standard">
      <style:graphic-properties svg:stroke-color="#b47804" draw:fill-color="#b47804" draw:textarea-horizontal-align="justify" draw:textarea-vertical-align="middle" draw:auto-grow-height="false" fo:min-height="15.625cm" fo:min-width="23.122cm" loext:decorative="false"/>
    </style:style>
    <style:style style:name="gr68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14.461cm" fo:min-width="21.958cm" fo:padding-top="0.178cm" fo:padding-bottom="0.178cm" fo:padding-left="0.303cm" fo:padding-right="0.303cm" loext:decorative="false"/>
    </style:style>
    <style:style style:name="gr69" style:family="graphic" style:parent-style-name="standard">
      <style:graphic-properties svg:stroke-width="0.106cm" svg:stroke-color="#e8a202" draw:marker-start-width="0.358cm" draw:marker-end-width="0.358cm" draw:fill="none" loext:fill-use-slide-background="false" draw:textarea-horizontal-align="justify" draw:textarea-vertical-align="middle" draw:auto-grow-height="false" fo:min-height="1.575cm" fo:min-width="0.346cm" fo:padding-top="0.177cm" fo:padding-bottom="0.177cm" fo:padding-left="0.302cm" fo:padding-right="0.302cm" loext:decorative="false"/>
    </style:style>
    <style:style style:name="gr70" style:family="graphic" style:parent-style-name="standard">
      <style:graphic-properties svg:stroke-width="0.106cm" svg:stroke-color="#e8a202" draw:marker-start-width="0.358cm" draw:marker-end-width="0.358cm" draw:fill="none" loext:fill-use-slide-background="false" draw:textarea-horizontal-align="justify" draw:textarea-vertical-align="middle" draw:auto-grow-height="false" fo:min-height="1.575cm" fo:min-width="0.345cm" fo:padding-top="0.177cm" fo:padding-bottom="0.177cm" fo:padding-left="0.302cm" fo:padding-right="0.302cm" loext:decorative="false"/>
    </style:style>
    <style:style style:name="gr71" style:family="graphic" style:parent-style-name="standard">
      <style:graphic-properties svg:stroke-width="0.106cm" svg:stroke-color="#e8a202" draw:marker-start-width="0.358cm" draw:marker-end-width="0.358cm" draw:fill="none" loext:fill-use-slide-background="false" draw:textarea-horizontal-align="justify" draw:textarea-vertical-align="middle" draw:auto-grow-height="false" fo:min-height="1.715cm" fo:min-width="0.276cm" fo:padding-top="0.177cm" fo:padding-bottom="0.177cm" fo:padding-left="0.302cm" fo:padding-right="0.302cm" loext:decorative="false"/>
    </style:style>
    <style:style style:name="gr72" style:family="graphic" style:parent-style-name="objectwithoutfill">
      <style:graphic-properties svg:stroke-width="0.035cm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3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439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262cm" loext:decorative="false"/>
      <style:paragraph-properties style:writing-mode="lr-tb"/>
    </style:style>
    <style:style style:name="gr76" style:family="graphic" style:parent-style-name="standard">
      <style:graphic-properties draw:stroke="none" draw:fill-color="#e8a202" draw:textarea-horizontal-align="justify" draw:textarea-vertical-align="middle" draw:auto-grow-height="false" fo:min-height="1.528cm" fo:min-width="0.914cm" loext:decorative="false"/>
    </style:style>
    <style:style style:name="gr77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15.625cm" fo:min-width="23.122cm" loext:decorative="false"/>
    </style:style>
    <style:style style:name="gr78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14.311cm" fo:min-width="21.808cm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7.706cm" loext:decorative="false"/>
      <style:paragraph-properties style:writing-mode="lr-tb"/>
    </style:style>
    <style:style style:name="gr80" style:family="graphic" style:parent-style-name="standard">
      <style:graphic-properties draw:stroke="none" draw:fill-color="#e8a202" draw:textarea-horizontal-align="justify" draw:textarea-vertical-align="middle" draw:auto-grow-height="false" fo:min-height="1.46cm" fo:min-width="0.545cm" loext:decorative="false"/>
    </style:style>
    <style:style style:name="gr81" style:family="graphic" style:parent-style-name="standard">
      <style:graphic-properties svg:stroke-width="0.081cm" svg:stroke-color="#8d1d75" draw:marker-start-width="0.321cm" draw:marker-end-width="0.321cm" draw:fill-color="#e0c2cd" draw:textarea-horizontal-align="justify" draw:textarea-vertical-align="middle" draw:auto-grow-height="false" fo:min-height="0.883cm" fo:min-width="5.389cm" fo:padding-top="0.165cm" fo:padding-bottom="0.165cm" fo:padding-left="0.29cm" fo:padding-right="0.29cm" loext:decorative="false"/>
    </style:style>
    <style:style style:name="gr82" style:family="graphic" style:parent-style-name="Object_20_with_20_no_20_fill_20_and_20_no_20_line">
      <style:graphic-properties draw:stroke="none" svg:stroke-width="0.081cm" svg:stroke-color="#8d1d75" draw:marker-start-width="0.321cm" draw:marker-end-width="0.321cm" draw:fill="none" draw:fill-color="#e0c2cd" loext:fill-use-slide-background="false" draw:textarea-horizontal-align="center" draw:textarea-vertical-align="middle" fo:padding-top="0.165cm" fo:padding-bottom="0.165cm" fo:padding-left="0.29cm" fo:padding-right="0.29cm" draw:ole-draw-aspect="1" style:protect="size" loext:decorative="false"/>
    </style:style>
    <style:style style:name="gr83" style:family="graphic" style:parent-style-name="standard">
      <style:graphic-properties svg:stroke-width="0.081cm" svg:stroke-color="#ff860d" draw:marker-start-width="0.321cm" draw:marker-end-width="0.321cm" draw:fill-color="#ffdbb6" draw:textarea-horizontal-align="justify" draw:textarea-vertical-align="middle" draw:auto-grow-height="false" fo:min-height="0.883cm" fo:min-width="5.282cm" fo:padding-top="0.165cm" fo:padding-bottom="0.165cm" fo:padding-left="0.29cm" fo:padding-right="0.29cm" loext:decorative="false"/>
    </style:style>
    <style:style style:name="gr84" style:family="graphic" style:parent-style-name="Object_20_with_20_no_20_fill_20_and_20_no_20_line">
      <style:graphic-properties draw:stroke="none" svg:stroke-width="0.081cm" svg:stroke-color="#ff860d" draw:marker-start-width="0.321cm" draw:marker-end-width="0.321cm" draw:fill="none" draw:fill-color="#ffdbb6" loext:fill-use-slide-background="false" draw:textarea-horizontal-align="center" draw:textarea-vertical-align="middle" fo:padding-top="0.165cm" fo:padding-bottom="0.165cm" fo:padding-left="0.29cm" fo:padding-right="0.29cm" draw:ole-draw-aspect="1" style:protect="size" loext:decorative="false"/>
    </style:style>
    <style:style style:name="gr85" style:family="graphic" style:parent-style-name="standard">
      <style:graphic-properties svg:stroke-width="0.081cm" svg:stroke-color="#3faf46" draw:marker-start-width="0.321cm" draw:marker-end-width="0.321cm" draw:fill-color="#dde8cb" draw:textarea-horizontal-align="justify" draw:textarea-vertical-align="middle" draw:auto-grow-height="false" fo:min-height="1.258cm" fo:min-width="5.77cm" fo:padding-top="0.165cm" fo:padding-bottom="0.165cm" fo:padding-left="0.29cm" fo:padding-right="0.29cm" loext:decorative="false"/>
    </style:style>
    <style:style style:name="gr86" style:family="graphic" style:parent-style-name="objectwithoutfill">
      <style:graphic-properties svg:stroke-width="0.081cm" svg:stroke-color="#ff860d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9.169cm" loext:decorative="false"/>
      <style:paragraph-properties style:writing-mode="lr-tb"/>
    </style:style>
    <style:style style:name="gr88" style:family="graphic" style:parent-style-name="Object_20_with_20_no_20_fill_20_and_20_no_20_line">
      <style:graphic-properties draw:stroke="none" svg:stroke-width="0.081cm" svg:stroke-color="#3faf46" draw:marker-start-width="0.321cm" draw:marker-end-width="0.321cm" draw:fill="none" draw:fill-color="#dde8cb" loext:fill-use-slide-background="false" draw:textarea-horizontal-align="center" draw:textarea-vertical-align="middle" fo:padding-top="0.165cm" fo:padding-bottom="0.165cm" fo:padding-left="0.29cm" fo:padding-right="0.29cm" draw:shadow="hidden" draw:ole-draw-aspect="1" style:protect="size" loext:decorative="false"/>
    </style:style>
    <style:style style:name="gr89" style:family="graphic" style:parent-style-name="objectwithoutfill">
      <style:graphic-properties svg:stroke-width="0.081cm" svg:stroke-color="#8d1d75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1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7.835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514cm" loext:decorative="false"/>
      <style:paragraph-properties style:writing-mode="lr-tb"/>
    </style:style>
    <style:style style:name="gr93" style:family="graphic" style:parent-style-name="objectwithoutfill">
      <style:graphic-properties svg:stroke-width="0.053cm" svg:stroke-color="#8d1d75" draw:marker-start-width="0.279cm" draw:marker-end="Arrowheads_20_17" draw:marker-end-width="0.379cm" draw:fill="none" draw:textarea-vertical-align="middle" fo:padding-top="0.151cm" fo:padding-bottom="0.151cm" fo:padding-left="0.276cm" fo:padding-right="0.276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935cm" loext:decorative="false"/>
      <style:paragraph-properties style:writing-mode="lr-tb"/>
    </style:style>
    <style:style style:name="gr95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opacity="84%" draw:textarea-horizontal-align="justify" draw:textarea-vertical-align="middle" draw:auto-grow-height="false" fo:min-height="8.088cm" fo:min-width="21.808cm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053cm" svg:stroke-color="#c09745" draw:marker-start-width="0.279cm" draw:marker-end-width="0.279cm" draw:fill="solid" draw:fill-color="#fec656" draw:opacity="84%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97" style:family="graphic" style:parent-style-name="objectwithoutfill">
      <style:graphic-properties svg:stroke-width="0.053cm" svg:stroke-color="#c09745" draw:marker-start-width="0.279cm" draw:marker-end="Arrowheads_20_1" draw:marker-end-width="0.379cm" draw:fill="none" draw:opacity="84%" draw:textarea-vertical-align="bottom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svg:stroke-width="0.053cm" svg:stroke-color="#c09745" draw:marker-start-width="0.279cm" draw:marker-end-width="0.279cm" draw:fill="solid" draw:fill-color="#fec656" draw:opacity="84%" draw:textarea-horizontal-align="justify" draw:textarea-vertical-align="middle" draw:auto-grow-height="false" fo:min-height="1.742cm" fo:min-width="1.083cm" fo:padding-top="0.151cm" fo:padding-bottom="0.151cm" fo:padding-left="0.276cm" fo:padding-right="0.276cm" style:writing-mode="lr-tb" loext:decorative="false"/>
      <style:paragraph-properties style:writing-mode="lr-tb"/>
    </style:style>
    <style:style style:name="gr99" style:family="graphic" style:parent-style-name="objectwithoutfill">
      <style:graphic-properties svg:stroke-width="0.053cm" svg:stroke-color="#c09745" draw:marker-start-width="0.279cm" draw:marker-end="Arrowheads_20_3" draw:marker-end-width="0.379cm" draw:fill="none" draw:opacity="84%" draw:textarea-vertical-align="middle" fo:padding-top="0.151cm" fo:padding-bottom="0.151cm" fo:padding-left="0.276cm" fo:padding-right="0.276cm" loext:decorative="false"/>
    </style:style>
    <style:style style:name="gr100" style:family="graphic" style:parent-style-name="standard">
      <style:graphic-properties svg:stroke-width="0.053cm" svg:stroke-color="#c09745" draw:marker-start-width="0.279cm" draw:marker-end-width="0.279cm" draw:fill="solid" draw:fill-color="#fec656" draw:opacity="84%" draw:textarea-horizontal-align="justify" draw:textarea-vertical-align="middle" draw:auto-grow-height="false" fo:min-height="1.742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8cm" fo:min-width="0.81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8cm" fo:min-width="0.818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8cm" fo:min-width="0.864cm" loext:decorative="false"/>
      <style:paragraph-properties style:writing-mode="lr-tb"/>
    </style:style>
    <style:style style:name="gr104" style:family="graphic" style:parent-style-name="standard">
      <style:graphic-properties draw:stroke="none" svg:stroke-color="#c09745" draw:fill="none" draw:fill-color="#ffffff" draw:opacity="84%" draw:textarea-horizontal-align="left" draw:auto-grow-height="true" draw:auto-grow-width="false" fo:min-height="0.988cm" fo:min-width="0.864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7cm" fo:min-width="0.864cm" loext:decorative="false"/>
      <style:paragraph-properties style:writing-mode="lr-tb"/>
    </style:style>
    <style:style style:name="gr106" style:family="graphic" style:parent-style-name="standard">
      <style:graphic-properties draw:stroke="none" draw:stroke-dash="Dot" svg:stroke-width="0.053cm" svg:stroke-color="#b47804" draw:marker-start-width="0.279cm" draw:marker-end-width="0.279cm" svg:stroke-linecap="butt" draw:fill="none" draw:fill-color="#ffffff" draw:opacity="84%" draw:textarea-horizontal-align="left" draw:auto-grow-height="true" draw:auto-grow-width="false" fo:min-height="4.978cm" fo:min-width="0.819cm" fo:padding-top="0.151cm" fo:padding-bottom="0.151cm" fo:padding-left="0.276cm" fo:padding-right="0.276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true" fo:min-height="0.869cm" fo:min-width="12.184cm" loext:decorative="false"/>
      <style:paragraph-properties style:writing-mode="lr-tb"/>
    </style:style>
    <style:style style:name="gr108" style:family="graphic" style:parent-style-name="standard">
      <style:graphic-properties draw:stroke="none" svg:stroke-width="0.106cm" svg:stroke-color="#b47804" draw:marker-start-width="0.358cm" draw:marker-end-width="0.358cm" draw:fill="solid" draw:fill-color="#f16d6e" loext:fill-use-slide-background="false" draw:textarea-horizontal-align="justify" draw:textarea-vertical-align="middle" draw:auto-grow-height="false" fo:min-height="5.348cm" fo:min-width="0.471cm" fo:padding-top="0.151cm" fo:padding-bottom="0.151cm" fo:padding-left="0.276cm" fo:padding-right="0.276cm" loext:decorative="false"/>
    </style:style>
    <style:style style:name="gr109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8.088cm" fo:min-width="21.808cm" fo:padding-top="0.178cm" fo:padding-bottom="0.178cm" fo:padding-left="0.303cm" fo:padding-right="0.303cm" loext:decorative="false"/>
    </style:style>
    <style:style style:name="gr110" style:family="graphic" style:parent-style-name="standard">
      <style:graphic-properties svg:stroke-width="0.053cm" svg:stroke-color="#c09745" draw:marker-start-width="0.279cm" draw:marker-end-width="0.279cm" draw:fill="solid" draw:fill-color="#fec656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111" style:family="graphic" style:parent-style-name="objectwithoutfill">
      <style:graphic-properties svg:stroke-width="0.053cm" svg:stroke-color="#c09745" draw:marker-start-width="0.279cm" draw:marker-end="Arrowheads_20_1" draw:marker-end-width="0.379cm" draw:fill="none" draw:textarea-vertical-align="bottom" fo:padding-top="0.151cm" fo:padding-bottom="0.151cm" fo:padding-left="0.276cm" fo:padding-right="0.276cm" loext:decorative="false"/>
    </style:style>
    <style:style style:name="gr112" style:family="graphic" style:parent-style-name="standard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113" style:family="graphic" style:parent-style-name="standard">
      <style:graphic-properties svg:stroke-width="0.053cm" svg:stroke-color="#b75656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114" style:family="graphic" style:parent-style-name="standard">
      <style:graphic-properties draw:stroke="solid" svg:stroke-width="0.053cm" svg:stroke-color="#b75656" draw:marker-start-width="0.279cm" draw:marker-end-width="0.279cm" draw:fill="none" draw:fill-color="#ffffff" draw:textarea-horizontal-align="left" draw:auto-grow-height="true" draw:auto-grow-width="true" fo:min-height="0.712cm" fo:min-width="5.718cm" fo:padding-top="0.151cm" fo:padding-bottom="0.151cm" fo:padding-left="0.276cm" fo:padding-right="0.276cm" loext:decorative="false"/>
      <style:paragraph-properties style:writing-mode="lr-tb"/>
    </style:style>
    <style:style style:name="gr115" style:family="graphic" style:parent-style-name="objectwithoutfill">
      <style:graphic-properties svg:stroke-width="0.053cm" svg:stroke-color="#b75656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16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30.873cm" fo:min-width="21.808cm" fo:padding-top="0.178cm" fo:padding-bottom="0.178cm" fo:padding-left="0.303cm" fo:padding-right="0.303cm" loext:decorative="false"/>
    </style:style>
    <style:style style:name="gr117" style:family="graphic" style:parent-style-name="standard">
      <style:graphic-properties svg:stroke-width="0.053cm" svg:stroke-color="#c09745" draw:marker-start-width="0.279cm" draw:marker-end-width="0.279cm" draw:fill="solid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19" style:family="graphic" style:parent-style-name="standard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20" style:family="graphic" style:parent-style-name="standard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819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.818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.864cm" loext:decorative="false"/>
      <style:paragraph-properties style:writing-mode="lr-tb"/>
    </style:style>
    <style:style style:name="gr125" style:family="graphic" style:parent-style-name="objectwithoutfill">
      <style:graphic-properties draw:stroke="solid" draw:stroke-dash="Dash_20_Dot_20_4" svg:stroke-width="0.106cm" svg:stroke-color="#b75656" draw:marker-start-width="0.359cm" draw:marker-end-width="0.359cm" svg:stroke-linecap="round" draw:fill="none" draw:fill-color="#fff5ce" draw:textarea-vertical-align="middle" draw:auto-grow-height="false" fo:min-height="30.873cm" fo:min-width="21.808cm" fo:padding-top="0.178cm" fo:padding-bottom="0.178cm" fo:padding-left="0.303cm" fo:padding-right="0.303cm" loext:decorative="false"/>
    </style:style>
    <style:style style:name="gr126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133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140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147" style:family="graphic" style:parent-style-name="standard">
      <style:graphic-properties draw:stroke="solid" svg:stroke-width="0.053cm" svg:stroke-color="#60c3aa" draw:marker-start-width="0.279cm" draw:marker-end-width="0.279cm" draw:fill="none" draw:fill-color="#ffffff" draw:textarea-horizontal-align="left" draw:auto-grow-height="true" draw:auto-grow-width="true" fo:min-height="0.712cm" fo:min-width="3.495cm" fo:padding-top="0.151cm" fo:padding-bottom="0.151cm" fo:padding-left="0.276cm" fo:padding-right="0.276cm" loext:decorative="false"/>
      <style:paragraph-properties style:writing-mode="lr-tb"/>
    </style:style>
    <style:style style:name="gr148" style:family="graphic" style:parent-style-name="objectwithoutfill">
      <style:graphic-properties svg:stroke-width="0.053cm" svg:stroke-color="#60c3aa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49" style:family="graphic" style:parent-style-name="standard">
      <style:graphic-properties svg:stroke-width="0.053cm" svg:stroke-color="#60c3aa" draw:marker-start-width="0.279cm" draw:marker-end-width="0.279cm" draw:fill="none" loext:fill-use-slide-background="false" draw:textarea-horizontal-align="justify" draw:textarea-vertical-align="middle" draw:auto-grow-height="false" fo:min-height="5.197cm" fo:min-width="1.454cm" fo:padding-top="0.151cm" fo:padding-bottom="0.151cm" fo:padding-left="0.276cm" fo:padding-right="0.276cm" style:writing-mode="lr-tb" loext:decorative="false"/>
      <style:paragraph-properties style:writing-mode="lr-tb"/>
    </style:style>
    <style:style style:name="gr150" style:family="graphic" style:parent-style-name="standard">
      <style:graphic-properties draw:stroke="solid" svg:stroke-width="0.053cm" svg:stroke-color="#f16d6e" draw:marker-start-width="0.279cm" draw:marker-end-width="0.279cm" draw:fill="none" draw:fill-color="#ffffff" draw:textarea-horizontal-align="left" draw:auto-grow-height="true" draw:auto-grow-width="true" fo:min-height="0.712cm" fo:min-width="4.482cm" fo:padding-top="0.151cm" fo:padding-bottom="0.151cm" fo:padding-left="0.276cm" fo:padding-right="0.276cm" loext:decorative="false"/>
      <style:paragraph-properties style:writing-mode="lr-tb"/>
    </style:style>
    <style:style style:name="gr151" style:family="graphic" style:parent-style-name="objectwithoutfill">
      <style:graphic-properties svg:stroke-width="0.053cm" svg:stroke-color="#f16d6e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52" style:family="graphic" style:parent-style-name="standard">
      <style:graphic-properties svg:stroke-width="0.053cm" svg:stroke-color="#f16d6e" draw:marker-start-width="0.279cm" draw:marker-end-width="0.279cm" draw:fill="none" loext:fill-use-slide-background="false" draw:textarea-horizontal-align="justify" draw:textarea-vertical-align="middle" draw:auto-grow-height="false" fo:min-height="0.558cm" fo:min-width="1.578cm" fo:padding-top="0.151cm" fo:padding-bottom="0.151cm" fo:padding-left="0.276cm" fo:padding-right="0.276cm" loext:decorative="false"/>
    </style:style>
    <style:style style:name="gr153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7.453cm" fo:min-width="21.808cm" fo:padding-top="0.178cm" fo:padding-bottom="0.178cm" fo:padding-left="0.303cm" fo:padding-right="0.303cm" loext:decorative="false"/>
    </style:style>
    <style:style style:name="gr154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7.571cm" fo:min-width="21.808cm" fo:padding-top="0.178cm" fo:padding-bottom="0.178cm" fo:padding-left="0.303cm" fo:padding-right="0.303cm" loext:decorative="false"/>
    </style:style>
    <style:style style:name="gr155" style:family="graphic" style:parent-style-name="standard">
      <style:graphic-properties svg:stroke-width="0.053cm" svg:stroke-color="#b75656" draw:marker-start-width="0.279cm" draw:marker-end-width="0.279cm" draw:fill="none" draw:fill-color="#729fcf" loext:fill-use-slide-background="false" draw:textarea-horizontal-align="justify" draw:textarea-vertical-align="middle" draw:auto-grow-height="false" fo:min-height="0.292cm" fo:min-width="0.689cm" fo:padding-top="0.151cm" fo:padding-bottom="0.151cm" fo:padding-left="0.276cm" fo:padding-right="0.276cm" loext:decorative="false"/>
    </style:style>
    <style:style style:name="gr156" style:family="graphic" style:parent-style-name="standard">
      <style:graphic-properties svg:stroke-width="0.053cm" svg:stroke-color="#b75656" draw:marker-start-width="0.279cm" draw:marker-end-width="0.279cm" draw:fill="none" loext:fill-use-slide-background="false" draw:textarea-horizontal-align="justify" draw:textarea-vertical-align="middle" draw:auto-grow-height="false" fo:min-height="1.168cm" fo:min-width="0.897cm" fo:padding-top="0.151cm" fo:padding-bottom="0.151cm" fo:padding-left="0.276cm" fo:padding-right="0.276cm" loext:decorative="false"/>
    </style:style>
    <style:style style:name="gr157" style:family="graphic" style:parent-style-name="standard">
      <style:graphic-properties draw:stroke="solid" svg:stroke-width="0.053cm" svg:stroke-color="#b75656" draw:marker-start-width="0.279cm" draw:marker-end-width="0.279cm" draw:fill="none" draw:fill-color="#ffffff" draw:textarea-horizontal-align="left" draw:auto-grow-height="true" draw:auto-grow-width="true" fo:min-height="0.712cm" fo:min-width="3.524cm" fo:padding-top="0.151cm" fo:padding-bottom="0.151cm" fo:padding-left="0.276cm" fo:padding-right="0.276cm" loext:decorative="false"/>
      <style:paragraph-properties style:writing-mode="lr-tb"/>
    </style:style>
    <style:style style:name="gr158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6.458cm" fo:min-width="21.956cm" fo:padding-top="0.178cm" fo:padding-bottom="0.178cm" fo:padding-left="0.303cm" fo:padding-right="0.303cm" loext:decorative="false"/>
    </style:style>
    <style:style style:name="gr159" style:family="graphic" style:parent-style-name="standard">
      <style:graphic-properties draw:stroke="none" draw:fill="solid" draw:fill-color="#f16d6e" draw:textarea-horizontal-align="justify" draw:textarea-vertical-align="middle" draw:auto-grow-height="false" fo:min-height="1.538cm" fo:min-width="0.915cm" loext:decorative="false"/>
    </style:style>
    <style:style style:name="gr160" style:family="graphic" style:parent-style-name="standard">
      <style:graphic-properties draw:stroke="none" draw:fill="solid" draw:fill-color="#f16d6e" draw:textarea-horizontal-align="justify" draw:textarea-vertical-align="middle" draw:auto-grow-height="false" fo:min-height="1.538cm" fo:min-width="0.914cm" loext:decorative="false"/>
    </style:style>
    <style:style style:name="gr161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14.461cm" fo:min-width="21.958cm" fo:padding-top="0.178cm" fo:padding-bottom="0.178cm" fo:padding-left="0.303cm" fo:padding-right="0.303cm" loext:decorative="false"/>
    </style:style>
    <style:style style:name="gr162" style:family="graphic" style:parent-style-name="standard">
      <style:graphic-properties svg:stroke-width="0.106cm" svg:stroke-color="#b75656" draw:marker-start-width="0.358cm" draw:marker-end-width="0.358cm" draw:fill="none" loext:fill-use-slide-background="false" draw:textarea-horizontal-align="justify" draw:textarea-vertical-align="middle" draw:auto-grow-height="false" fo:min-height="1.575cm" fo:min-width="0.346cm" fo:padding-top="0.177cm" fo:padding-bottom="0.177cm" fo:padding-left="0.302cm" fo:padding-right="0.302cm" loext:decorative="false"/>
    </style:style>
    <style:style style:name="gr163" style:family="graphic" style:parent-style-name="standard">
      <style:graphic-properties svg:stroke-width="0.106cm" svg:stroke-color="#b75656" draw:marker-start-width="0.358cm" draw:marker-end-width="0.358cm" draw:fill="none" loext:fill-use-slide-background="false" draw:textarea-horizontal-align="justify" draw:textarea-vertical-align="middle" draw:auto-grow-height="false" fo:min-height="1.575cm" fo:min-width="0.345cm" fo:padding-top="0.177cm" fo:padding-bottom="0.177cm" fo:padding-left="0.302cm" fo:padding-right="0.302cm" loext:decorative="false"/>
    </style:style>
    <style:style style:name="gr164" style:family="graphic" style:parent-style-name="standard">
      <style:graphic-properties svg:stroke-width="0.106cm" svg:stroke-color="#b75656" draw:marker-start-width="0.358cm" draw:marker-end-width="0.358cm" draw:fill="none" loext:fill-use-slide-background="false" draw:textarea-horizontal-align="justify" draw:textarea-vertical-align="middle" draw:auto-grow-height="false" fo:min-height="1.715cm" fo:min-width="0.276cm" fo:padding-top="0.177cm" fo:padding-bottom="0.177cm" fo:padding-left="0.302cm" fo:padding-right="0.302cm" loext:decorative="false"/>
    </style:style>
    <style:style style:name="gr165" style:family="graphic" style:parent-style-name="objectwithoutfill">
      <style:graphic-properties svg:stroke-width="0.035cm" svg:stroke-color="#60c3aa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166" style:family="graphic" style:parent-style-name="standard">
      <style:graphic-properties draw:stroke="none" draw:fill="solid" draw:fill-color="#b75656" draw:textarea-horizontal-align="justify" draw:textarea-vertical-align="middle" draw:auto-grow-height="false" fo:min-height="1.528cm" fo:min-width="0.914cm" loext:decorative="false"/>
    </style:style>
    <style:style style:name="gr167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14.311cm" fo:min-width="21.808cm" fo:padding-top="0.178cm" fo:padding-bottom="0.178cm" fo:padding-left="0.303cm" fo:padding-right="0.303cm" loext:decorative="false"/>
    </style:style>
    <style:style style:name="gr168" style:family="graphic" style:parent-style-name="standard">
      <style:graphic-properties draw:stroke="none" draw:fill="solid" draw:fill-color="#f16d6e" draw:textarea-horizontal-align="justify" draw:textarea-vertical-align="middle" draw:auto-grow-height="false" fo:min-height="1.46cm" fo:min-width="0.545cm" loext:decorative="false"/>
    </style:style>
    <style:style style:name="gr169" style:family="graphic" style:parent-style-name="standard">
      <style:graphic-properties svg:stroke-width="0.081cm" svg:stroke-color="#c09745" draw:marker-start-width="0.321cm" draw:marker-end-width="0.321cm" draw:fill="solid" draw:fill-color="#f2eada" draw:textarea-horizontal-align="justify" draw:textarea-vertical-align="middle" draw:auto-grow-height="false" fo:min-height="0.883cm" fo:min-width="5.389cm" fo:padding-top="0.165cm" fo:padding-bottom="0.165cm" fo:padding-left="0.29cm" fo:padding-right="0.29cm" loext:decorative="false"/>
    </style:style>
    <style:style style:name="gr170" style:family="graphic" style:parent-style-name="standard">
      <style:graphic-properties svg:stroke-width="0.081cm" svg:stroke-color="#b75656" draw:marker-start-width="0.321cm" draw:marker-end-width="0.321cm" draw:fill="solid" draw:fill-color="#fce2e2" draw:textarea-horizontal-align="justify" draw:textarea-vertical-align="middle" draw:auto-grow-height="false" fo:min-height="0.883cm" fo:min-width="5.282cm" fo:padding-top="0.165cm" fo:padding-bottom="0.165cm" fo:padding-left="0.29cm" fo:padding-right="0.29cm" loext:decorative="false"/>
    </style:style>
    <style:style style:name="gr171" style:family="graphic" style:parent-style-name="standard">
      <style:graphic-properties svg:stroke-width="0.081cm" svg:stroke-color="#427d6e" draw:marker-start-width="0.321cm" draw:marker-end-width="0.321cm" draw:fill="solid" draw:fill-color="#dff3ee" draw:textarea-horizontal-align="justify" draw:textarea-vertical-align="middle" draw:auto-grow-height="false" fo:min-height="1.258cm" fo:min-width="5.77cm" fo:padding-top="0.165cm" fo:padding-bottom="0.165cm" fo:padding-left="0.29cm" fo:padding-right="0.29cm" loext:decorative="false"/>
    </style:style>
    <style:style style:name="gr172" style:family="graphic" style:parent-style-name="objectwithoutfill">
      <style:graphic-properties svg:stroke-width="0.081cm" svg:stroke-color="#b75656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173" style:family="graphic" style:parent-style-name="objectwithoutfill">
      <style:graphic-properties svg:stroke-width="0.081cm" svg:stroke-color="#c09745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174" style:family="graphic" style:parent-style-name="objectwithoutfill">
      <style:graphic-properties svg:stroke-width="0.053cm" svg:stroke-color="#856933" draw:marker-start-width="0.279cm" draw:marker-end="Arrowheads_20_17" draw:marker-end-width="0.379cm" draw:fill="none" draw:textarea-vertical-align="middle" fo:padding-top="0.151cm" fo:padding-bottom="0.151cm" fo:padding-left="0.276cm" fo:padding-right="0.276cm" loext:decorative="false"/>
    </style:style>
    <style:style style:name="co1" style:family="table-column">
      <style:table-column-properties style:column-width="0.977cm" style:use-optimal-column-width="false"/>
    </style:style>
    <style:style style:name="co2" style:family="table-column">
      <style:table-column-properties style:column-width="0.97cm" style:use-optimal-column-width="false"/>
    </style:style>
    <style:style style:name="co3" style:family="table-column">
      <style:table-column-properties style:column-width="1.108cm" style:use-optimal-column-width="false"/>
    </style:style>
    <style:style style:name="co4" style:family="table-column">
      <style:table-column-properties style:column-width="1.109cm" style:use-optimal-column-width="false"/>
    </style:style>
    <style:style style:name="co5" style:family="table-column">
      <style:table-column-properties style:column-width="1.105cm" style:use-optimal-column-width="false"/>
    </style:style>
    <style:style style:name="co6" style:family="table-column">
      <style:table-column-properties style:column-width="1.107cm" style:use-optimal-column-width="false"/>
    </style:style>
    <style:style style:name="co7" style:family="table-column">
      <style:table-column-properties style:column-width="1.124cm" style:use-optimal-column-width="false"/>
    </style:style>
    <style:style style:name="co8" style:family="table-column">
      <style:table-column-properties style:column-width="1.115cm" style:use-optimal-column-width="false"/>
    </style:style>
    <style:style style:name="co9" style:family="table-column">
      <style:table-column-properties style:column-width="1.125cm" style:use-optimal-column-width="false"/>
    </style:style>
    <style:style style:name="co10" style:family="table-column">
      <style:table-column-properties style:column-width="1.094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004cm" style:use-optimal-row-height="false"/>
    </style:style>
    <style:style style:name="ro3" style:family="table-row">
      <style:table-row-properties style:row-height="1.005cm" style:use-optimal-row-height="false"/>
    </style:style>
    <style:style style:name="ro4" style:family="table-row">
      <style:table-row-properties style:row-height="0.848cm" style:use-optimal-row-height="false"/>
    </style:style>
    <style:style style:name="ro5" style:family="table-row">
      <style:table-row-properties style:row-height="1.017cm" style:use-optimal-row-height="false"/>
    </style:style>
    <style:style style:name="ro6" style:family="table-row">
      <style:table-row-properties style:row-height="1.018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1.053cm" style:use-optimal-row-height="false"/>
    </style:style>
    <style:style style:name="ro9" style:family="table-row">
      <style:table-row-properties style:row-height="1.054cm" style:use-optimal-row-height="false"/>
    </style:style>
    <style:style style:name="ro10" style:family="table-row">
      <style:table-row-properties style:row-height="1.051cm" style:use-optimal-row-height="false"/>
    </style:style>
    <style:style style:name="ro11" style:family="table-row">
      <style:table-row-properties style:row-height="1.049cm" style:use-optimal-row-height="false"/>
    </style:style>
    <style:style style:name="ro12" style:family="table-row">
      <style:table-row-properties style:row-height="1.046cm" style:use-optimal-row-height="false"/>
    </style:style>
    <style:style style:name="ro13" style:family="table-row">
      <style:table-row-properties style:row-height="1.047cm" style:use-optimal-row-height="false"/>
    </style:style>
    <style:style style:name="ce1" style:family="table-cell">
      <loext:graphic-properties draw:textarea-vertical-align="middle"/>
      <style:paragraph-properties fo:text-align="center" fo:border="none"/>
    </style:style>
    <style:style style:name="ce2" style:family="table-cell">
      <loext:graphic-properties draw:fill="solid" draw:fill-color="#f6f9d4" draw:textarea-vertical-align="middle"/>
      <style:paragraph-properties fo:text-align="center" fo:border="0.43pt solid #5983b0"/>
    </style:style>
    <style:style style:name="ce3" style:family="table-cell">
      <loext:graphic-properties draw:fill="solid" draw:fill-color="#e0c2cd" draw:textarea-vertical-align="middle"/>
      <style:paragraph-properties fo:text-align="center" fo:border="0.43pt solid #5983b0"/>
      <style:text-properties fo:color="#8d1d75" loext:opacity="100%"/>
    </style:style>
    <style:style style:name="ce4" style:family="table-cell">
      <loext:graphic-properties draw:fill="solid" draw:fill-color="#f6f9d4" draw:textarea-vertical-align="middle"/>
      <style:paragraph-properties fo:text-align="center" fo:border-left="0.43pt solid #5983b0" fo:border-right="0.43pt solid #5983b0" fo:border-top="none" fo:border-bottom="0.43pt solid #5983b0"/>
    </style:style>
    <style:style style:name="ce5" style:family="table-cell">
      <loext:graphic-properties draw:fill="solid" draw:fill-color="#f6f9d4" draw:textarea-vertical-align="middle"/>
      <style:paragraph-properties fo:text-align="center" fo:border-left="none" fo:border-right="0.43pt solid #5983b0" fo:border-top="0.43pt solid #5983b0" fo:border-bottom="0.43pt solid #5983b0"/>
    </style:style>
    <style:style style:name="ce6" style:family="table-cell">
      <loext:graphic-properties draw:fill="solid" draw:fill-color="#e0c2cd" draw:textarea-vertical-align="middle"/>
      <style:paragraph-properties fo:text-align="center" fo:border="0.43pt solid #5983b0"/>
    </style:style>
    <style:style style:name="ce7" style:family="table-cell">
      <loext:graphic-properties draw:fill="solid" draw:fill-color="#f6f9d4" draw:textarea-vertical-align="middle"/>
      <style:paragraph-properties fo:text-align="center" fo:border="0.43pt solid #5983b0"/>
      <style:text-properties fo:color="#00a933" loext:opacity="100%"/>
    </style:style>
    <style:style style:name="ce8" style:family="table-cell">
      <loext:graphic-properties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9" style:family="table-cell">
      <loext:graphic-properties draw:fill="solid" draw:fill-color="#dde8cb" draw:textarea-vertical-align="middle"/>
      <style:paragraph-properties fo:text-align="center" fo:border="1.28pt solid #5983b0"/>
      <style:text-properties fo:color="#dde8cb" loext:opacity="100%" fo:font-weight="bold" style:font-weight-asian="bold" style:font-weight-complex="bold"/>
    </style:style>
    <style:style style:name="ce10" style:family="table-cell">
      <loext:graphic-properties draw:fill="solid" draw:fill-color="#e0c2cd" draw:textarea-vertical-align="middle"/>
      <style:paragraph-properties fo:text-align="center" fo:border-left="none" fo:border-right="1.28pt solid #5983b0" fo:border-top="1.28pt solid #5983b0" fo:border-bottom="1.28pt solid #5983b0"/>
      <style:text-properties fo:color="#5983b0" loext:opacity="100%" fo:font-weight="bold" style:font-weight-asian="bold" style:font-weight-complex="bold"/>
    </style:style>
    <style:style style:name="ce11" style:family="table-cell">
      <loext:graphic-properties draw:fill="solid" draw:fill-color="#e0c2cd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2" style:family="table-cell">
      <loext:graphic-properties draw:fill="solid" draw:fill-color="#ffdbb6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3" style:family="table-cell">
      <loext:graphic-properties draw:fill="solid" draw:fill-color="#dde8cb" draw:textarea-vertical-align="middle"/>
      <style:paragraph-properties fo:text-align="center" fo:border-left="1.28pt solid #5983b0" fo:border-right="1.28pt solid #5983b0" fo:border-top="none" fo:border-bottom="1.28pt solid #5983b0"/>
      <style:text-properties fo:color="#3faf46" loext:opacity="100%" fo:font-weight="bold" style:font-weight-asian="bold" style:font-weight-complex="bold"/>
    </style:style>
    <style:style style:name="ce14" style:family="table-cell">
      <loext:graphic-properties draw:fill="solid" draw:fill-color="#dee6ef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5" style:family="table-cell">
      <loext:graphic-properties draw:fill="solid" draw:fill-color="#e0c2cd" draw:textarea-vertical-align="middle"/>
      <style:paragraph-properties fo:text-align="center" fo:border="1.28pt solid #5983b0"/>
      <style:text-properties fo:color="#8d1d75" loext:opacity="100%" fo:font-weight="bold" style:font-weight-asian="bold" style:font-weight-complex="bold"/>
    </style:style>
    <style:style style:name="ce16" style:family="table-cell">
      <loext:graphic-properties draw:fill="solid" draw:fill-color="#ffdbb6" draw:textarea-vertical-align="middle"/>
      <style:paragraph-properties fo:text-align="center" fo:border="1.28pt solid #5983b0"/>
      <style:text-properties fo:color="#ff860d" loext:opacity="100%" fo:font-weight="bold" style:font-weight-asian="bold" style:font-weight-complex="bold"/>
    </style:style>
    <style:style style:name="ce17" style:family="table-cell">
      <loext:graphic-properties draw:fill="solid" draw:fill-color="#ffd7d7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8" style:family="table-cell">
      <loext:graphic-properties draw:fill="solid" draw:fill-color="#dde8cb" draw:textarea-vertical-align="middle"/>
      <style:paragraph-properties fo:text-align="center" fo:border="1.28pt solid #5983b0"/>
      <style:text-properties fo:color="#3faf46" loext:opacity="100%" fo:font-weight="bold" style:font-weight-asian="bold" style:font-weight-complex="bold"/>
    </style:style>
    <style:style style:name="ce19" style:family="table-cell">
      <loext:graphic-properties draw:fill="solid" draw:fill-color="#ffd7d7" draw:textarea-vertical-align="middle"/>
      <style:paragraph-properties fo:text-align="center" fo:border="1.28pt solid #5983b0"/>
      <style:text-properties fo:color="#ff3838" loext:opacity="100%" fo:font-weight="bold" style:font-weight-asian="bold" style:font-weight-complex="bold"/>
    </style:style>
    <style:style style:name="ce20" style:family="table-cell">
      <loext:graphic-properties draw:fill="solid" draw:fill-color="#dde8cb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1" style:family="table-cell">
      <loext:graphic-properties draw:textarea-vertical-align="middle"/>
      <style:paragraph-properties fo:text-align="center" fo:border="1.28pt solid #5983b0"/>
      <style:text-properties fo:color="#5983b0" loext:opacity="100%"/>
    </style:style>
    <style:style style:name="ce22" style:family="table-cell">
      <loext:graphic-properties draw:textarea-vertical-align="middle"/>
      <style:paragraph-properties fo:margin-left="0cm" fo:margin-right="0cm" fo:text-align="center" fo:text-indent="0cm" fo:border="1.28pt solid #5983b0"/>
      <style:text-properties fo:color="#5983b0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ce23" style:family="table-cell">
      <loext:graphic-properties draw:textarea-vertical-align="middle"/>
      <style:paragraph-properties fo:text-align="center" fo:border="1.28pt solid #5983b0"/>
      <style:text-properties fo:color="#8d1d75" loext:opacity="100%" fo:font-weight="bold" style:font-weight-asian="bold" style:font-weight-complex="bold"/>
    </style:style>
    <style:style style:name="ce24" style:family="table-cell">
      <loext:graphic-properties draw:fill="none" draw:fill-color="#ffdbb6" draw:textarea-vertical-align="middle"/>
      <style:paragraph-properties fo:text-align="center" fo:border="1.28pt solid #5983b0"/>
      <style:text-properties fo:color="#ff860d" loext:opacity="100%" fo:font-weight="bold" style:font-weight-asian="bold" style:font-weight-complex="bold"/>
    </style:style>
    <style:style style:name="ce25" style:family="table-cell">
      <loext:graphic-properties draw:fill="none" draw:fill-color="#e0c2cd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6" style:family="table-cell">
      <loext:graphic-properties draw:fill="none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7" style:family="table-cell">
      <loext:graphic-properties draw:fill="solid" draw:fill-color="#ffd8ce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8" style:family="table-cell">
      <loext:graphic-properties draw:fill="solid" draw:fill-color="#dff3ee" draw:textarea-vertical-align="middle"/>
      <style:paragraph-properties fo:text-align="center" fo:border="0.43pt solid #7f3f3e"/>
      <style:text-properties fo:color="#60c3aa" loext:opacity="100%"/>
    </style:style>
    <style:style style:name="ce29" style:family="table-cell">
      <loext:graphic-properties draw:fill="solid" draw:fill-color="#fce2e2" draw:textarea-vertical-align="middle"/>
      <style:paragraph-properties fo:text-align="center" fo:border="0.43pt solid #7f3f3e"/>
      <style:text-properties fo:color="#f16d6e" loext:opacity="100%"/>
    </style:style>
    <style:style style:name="ce30" style:family="table-cell">
      <loext:graphic-properties draw:fill="solid" draw:fill-color="#dff3ee" draw:textarea-vertical-align="middle"/>
      <style:paragraph-properties fo:text-align="center" fo:border-left="0.43pt solid #7f3f3e" fo:border-right="0.43pt solid #7f3f3e" fo:border-top="none" fo:border-bottom="0.43pt solid #7f3f3e"/>
    </style:style>
    <style:style style:name="ce31" style:family="table-cell">
      <loext:graphic-properties draw:fill="solid" draw:fill-color="#dff3ee" draw:textarea-vertical-align="middle"/>
      <style:paragraph-properties fo:text-align="center" fo:border-left="none" fo:border-right="0.43pt solid #7f3f3e" fo:border-top="0.43pt solid #7f3f3e" fo:border-bottom="0.43pt solid #7f3f3e"/>
    </style:style>
    <style:style style:name="ce32" style:family="table-cell">
      <loext:graphic-properties draw:fill="solid" draw:fill-color="#fce2e2" draw:textarea-vertical-align="middle"/>
      <style:paragraph-properties fo:text-align="center" fo:border="0.43pt solid #7f3f3e"/>
    </style:style>
    <style:style style:name="ce33" style:family="table-cell">
      <loext:graphic-properties draw:fill="solid" draw:fill-color="#dff3ee" draw:textarea-vertical-align="middle"/>
      <style:paragraph-properties fo:text-align="center" fo:border="0.43pt solid #7f3f3e"/>
      <style:text-properties fo:color="#60c3aa" loext:opacity="100%" fo:font-weight="bold" style:font-weight-asian="bold" style:font-weight-complex="bold"/>
    </style:style>
    <style:style style:name="ce34" style:family="table-cell">
      <loext:graphic-properties draw:fill="solid" draw:fill-color="#fce2e2" draw:textarea-vertical-align="middle"/>
      <style:paragraph-properties fo:text-align="center" fo:border="0.43pt solid #7f3f3e"/>
      <style:text-properties fo:color="#f16d6e" loext:opacity="100%" fo:font-weight="bold" style:font-weight-asian="bold" style:font-weight-complex="bold"/>
    </style:style>
    <style:style style:name="ce35" style:family="table-cell">
      <loext:graphic-properties draw:fill="solid" draw:fill-color="#dff3ee" draw:textarea-vertical-align="middle"/>
      <style:paragraph-properties fo:text-align="center" fo:border="0.43pt solid #7f3f3e"/>
      <style:text-properties fo:color="#000000" loext:opacity="100%" fo:font-weight="normal" style:font-weight-asian="normal" style:font-weight-complex="normal"/>
    </style:style>
    <style:style style:name="ce36" style:family="table-cell">
      <loext:graphic-properties draw:fill="solid" draw:fill-color="#fce2e2" draw:textarea-vertical-align="middle"/>
      <style:paragraph-properties fo:text-align="center" fo:border="0.43pt solid #7f3f3e"/>
      <style:text-properties fo:color="#000000" loext:opacity="100%" fo:font-weight="normal" style:font-weight-asian="normal" style:font-weight-complex="normal"/>
    </style:style>
    <style:style style:name="ce37" style:family="table-cell">
      <loext:graphic-properties draw:fill="solid" draw:fill-color="#dff3ee" draw:textarea-vertical-align="middle"/>
      <style:paragraph-properties fo:text-align="center" fo:border="0.43pt solid #7f3f3e"/>
    </style:style>
    <style:style style:name="ce38" style:family="table-cell">
      <loext:graphic-properties draw:textarea-vertical-align="middle"/>
      <style:paragraph-properties fo:text-align="center" fo:border="1.28pt solid #b75656"/>
      <style:text-properties fo:color="#b75656" loext:opacity="100%" fo:font-weight="bold" style:font-weight-asian="bold" style:font-weight-complex="bold"/>
    </style:style>
    <style:style style:name="ce39" style:family="table-cell">
      <loext:graphic-properties draw:fill="solid" draw:fill-color="#60c3aa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40" style:family="table-cell">
      <loext:graphic-properties draw:fill="solid" draw:fill-color="#f16d6e" draw:textarea-vertical-align="middle"/>
      <style:paragraph-properties fo:margin-left="0cm" fo:margin-right="0cm" fo:text-align="center" fo:text-indent="0cm" fo:border-left="none" fo:border-right="1.28pt solid #b75656" fo:border-top="1.28pt solid #b75656" fo:border-bottom="1.28pt solid #b75656"/>
      <style:text-properties fo:color="#38685b" loext:opacity="100%" fo:font-weight="bold" style:font-weight-asian="bold" style:font-weight-complex="bold"/>
    </style:style>
    <style:style style:name="ce41" style:family="table-cell">
      <loext:graphic-properties draw:fill="solid" draw:fill-color="#f16d6e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42" style:family="table-cell">
      <loext:graphic-properties draw:fill="solid" draw:fill-color="#fec656" draw:textarea-vertical-align="middle"/>
      <style:paragraph-properties fo:text-align="center" fo:border="1.28pt solid #b75656"/>
      <style:text-properties fo:color="#5983b0" loext:opacity="100%" fo:font-weight="bold" style:font-weight-asian="bold" style:font-weight-complex="bold"/>
    </style:style>
    <style:style style:name="ce43" style:family="table-cell">
      <loext:graphic-properties draw:fill="solid" draw:fill-color="#60c3aa" draw:textarea-vertical-align="middle"/>
      <style:paragraph-properties fo:margin-left="0cm" fo:margin-right="0cm" fo:text-align="center" fo:text-indent="0cm" fo:border-left="1.28pt solid #b75656" fo:border-right="1.28pt solid #b75656" fo:border-top="none" fo:border-bottom="1.28pt solid #b75656"/>
      <style:text-properties fo:color="#38685b" loext:opacity="100%" fo:font-weight="bold" style:font-weight-asian="bold" style:font-weight-complex="bold"/>
    </style:style>
    <style:style style:name="ce44" style:family="table-cell">
      <loext:graphic-properties draw:fill="solid" draw:fill-color="#85857f" draw:textarea-vertical-align="middle"/>
      <style:paragraph-properties fo:text-align="center" fo:border="1.28pt solid #b75656"/>
      <style:text-properties fo:color="#1e1e1d" loext:opacity="100%" fo:font-weight="bold" style:font-weight-asian="bold" style:font-weight-complex="bold"/>
    </style:style>
    <style:style style:name="ce45" style:family="table-cell">
      <loext:graphic-properties draw:fill="solid" draw:fill-color="#f16d6e" draw:textarea-vertical-align="middle"/>
      <style:paragraph-properties fo:margin-left="0cm" fo:margin-right="0cm" fo:text-align="center" fo:text-indent="0cm" fo:border="1.28pt solid #b75656"/>
      <style:text-properties fo:color="#7f3f3e" loext:opacity="100%" fo:font-weight="bold" style:font-weight-asian="bold" style:font-weight-complex="bold"/>
    </style:style>
    <style:style style:name="ce46" style:family="table-cell">
      <loext:graphic-properties draw:fill="solid" draw:fill-color="#fec656" draw:textarea-vertical-align="middle"/>
      <style:paragraph-properties fo:text-align="center" fo:border="1.28pt solid #b75656"/>
      <style:text-properties fo:color="#856933" loext:opacity="100%" fo:font-weight="bold" style:font-weight-asian="bold" style:font-weight-complex="bold"/>
    </style:style>
    <style:style style:name="ce47" style:family="table-cell">
      <loext:graphic-properties draw:fill="solid" draw:fill-color="#0d3b66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48" style:family="table-cell">
      <loext:graphic-properties draw:fill="solid" draw:fill-color="#60c3aa" draw:textarea-vertical-align="middle"/>
      <style:paragraph-properties fo:text-align="center" fo:border="1.28pt solid #b75656"/>
      <style:text-properties fo:color="#3faf46" loext:opacity="100%" fo:font-weight="bold" style:font-weight-asian="bold" style:font-weight-complex="bold"/>
    </style:style>
    <style:style style:name="ce49" style:family="table-cell">
      <loext:graphic-properties draw:fill="solid" draw:fill-color="#0d3b66" draw:textarea-vertical-align="middle"/>
      <style:paragraph-properties fo:margin-left="0cm" fo:margin-right="0cm" fo:text-align="center" fo:text-indent="0cm" fo:border="1.28pt solid #b75656"/>
      <style:text-properties fo:color="#fffff2" loext:opacity="100%" fo:font-weight="bold" style:font-weight-asian="bold" style:font-weight-complex="bold"/>
    </style:style>
    <style:style style:name="ce50" style:family="table-cell">
      <loext:graphic-properties draw:fill="solid" draw:fill-color="#60c3aa" draw:textarea-vertical-align="middle"/>
      <style:paragraph-properties fo:margin-left="0cm" fo:margin-right="0cm" fo:text-align="center" fo:text-indent="0cm" fo:border="1.28pt solid #b75656"/>
      <style:text-properties fo:color="#38685b" loext:opacity="100%" style:font-name="Liberation Sans1" fo:font-size="18pt" fo:font-weight="bold" style:letter-kerning="true" style:font-name-asian="Source Han Sans CN" style:font-size-asian="18pt" style:font-weight-asian="bold" style:font-name-complex="NotoSans NF" style:font-size-complex="18pt" style:font-weight-complex="bold"/>
    </style:style>
    <style:style style:name="ce51" style:family="table-cell">
      <loext:graphic-properties draw:textarea-vertical-align="middle"/>
      <style:paragraph-properties fo:text-align="center" fo:border="1.28pt solid #b75656"/>
      <style:text-properties fo:color="#5983b0" loext:opacity="100%"/>
    </style:style>
    <style:style style:name="ce52" style:family="table-cell">
      <loext:graphic-properties draw:fill="solid" draw:fill-color="#60c3aa" draw:textarea-vertical-align="middle"/>
      <style:paragraph-properties fo:text-align="center" fo:border="1.28pt solid #b75656"/>
      <style:text-properties fo:color="#38685b" loext:opacity="100%" fo:font-weight="bold" style:font-weight-asian="bold" style:font-weight-complex="bold"/>
    </style:style>
    <style:style style:name="ce53" style:family="table-cell">
      <loext:graphic-properties draw:fill="solid" draw:fill-color="#f16d6e" draw:textarea-vertical-align="middle"/>
      <style:paragraph-properties fo:text-align="center" fo:border="1.28pt solid #b75656"/>
      <style:text-properties fo:color="#7f3f3e" loext:opacity="100%" fo:font-weight="bold" style:font-weight-asian="bold" style:font-weight-complex="bold"/>
    </style:style>
    <style:style style:name="ce54" style:family="table-cell">
      <loext:graphic-properties draw:fill="solid" draw:fill-color="#0d3b66" draw:textarea-vertical-align="middle"/>
      <style:paragraph-properties fo:text-align="center" fo:border="1.28pt solid #b75656"/>
      <style:text-properties fo:color="#fffff2" loext:opacity="100%" fo:font-weight="bold" style:font-weight-asian="bold" style:font-weight-complex="bold"/>
    </style:style>
    <style:style style:name="ce55" style:family="table-cell">
      <loext:graphic-properties draw:textarea-vertical-align="middle"/>
      <style:paragraph-properties fo:text-align="center" fo:border="1.28pt solid #60c3aa"/>
      <style:text-properties fo:color="#60c3aa" loext:opacity="100%"/>
    </style:style>
    <style:style style:name="ce56" style:family="table-cell">
      <loext:graphic-properties draw:textarea-vertical-align="middle"/>
      <style:paragraph-properties fo:margin-left="0cm" fo:margin-right="0cm" fo:text-align="center" fo:text-indent="0cm" fo:border="1.28pt solid #60c3aa"/>
      <style:text-properties fo:color="#60c3aa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ce57" style:family="table-cell">
      <loext:graphic-properties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58" style:family="table-cell">
      <loext:graphic-properties draw:textarea-vertical-align="middle"/>
      <style:paragraph-properties fo:text-align="center" fo:border="1.28pt solid #60c3aa"/>
      <style:text-properties fo:color="#5983b0" loext:opacity="100%" fo:font-weight="bold" style:font-weight-asian="bold" style:font-weight-complex="bold"/>
    </style:style>
    <style:style style:name="ce59" style:family="table-cell">
      <loext:graphic-properties draw:fill="solid" draw:fill-color="#f2eada" draw:textarea-vertical-align="middle"/>
      <style:paragraph-properties fo:text-align="center" fo:border="1.28pt solid #60c3aa"/>
      <style:text-properties fo:color="#c09745" loext:opacity="100%" fo:font-weight="bold" style:font-weight-asian="bold" style:font-weight-complex="bold"/>
    </style:style>
    <style:style style:name="ce60" style:family="table-cell">
      <loext:graphic-properties draw:textarea-vertical-align="middle"/>
      <style:paragraph-properties fo:text-align="center" fo:border="1.28pt solid #60c3aa"/>
      <style:text-properties fo:color="#c09745" loext:opacity="100%" fo:font-weight="bold" style:font-weight-asian="bold" style:font-weight-complex="bold"/>
    </style:style>
    <style:style style:name="ce61" style:family="table-cell">
      <loext:graphic-properties draw:fill="solid" draw:fill-color="#fce2e2" draw:textarea-vertical-align="middle"/>
      <style:paragraph-properties fo:text-align="center" fo:border="1.28pt solid #60c3aa"/>
      <style:text-properties fo:color="#b75656" loext:opacity="100%" fo:font-weight="bold" style:font-weight-asian="bold" style:font-weight-complex="bold"/>
    </style:style>
    <style:style style:name="ce62" style:family="table-cell">
      <loext:graphic-properties draw:fill="none" draw:fill-color="#ffdbb6" draw:textarea-vertical-align="middle"/>
      <style:paragraph-properties fo:text-align="center" fo:border="1.28pt solid #60c3aa"/>
      <style:text-properties fo:color="#b75656" loext:opacity="100%" fo:font-weight="bold" style:font-weight-asian="bold" style:font-weight-complex="bold"/>
    </style:style>
    <style:style style:name="ce63" style:family="table-cell">
      <loext:graphic-properties draw:fill="none" draw:fill-color="#e0c2cd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64" style:family="table-cell">
      <loext:graphic-properties draw:fill="none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65" style:family="table-cell">
      <loext:graphic-properties draw:fill="none" draw:textarea-vertical-align="middle"/>
      <style:paragraph-properties fo:text-align="center" fo:border="1.28pt solid #60c3aa"/>
      <style:text-properties fo:color="#5983b0" loext:opacity="100%" fo:font-weight="bold" style:font-weight-asian="bold" style:font-weight-complex="bold"/>
    </style:style>
    <style:style style:name="ce66" style:family="table-cell">
      <loext:graphic-properties draw:fill="none" draw:fill-color="#e0c2cd" draw:textarea-vertical-align="middle"/>
      <style:paragraph-properties fo:text-align="center" fo:border="1.28pt solid #60c3aa"/>
      <style:text-properties fo:color="#5983b0" loext:opacity="100%" fo:font-weight="bold" style:font-weight-asian="bold" style:font-weight-complex="bold"/>
    </style:style>
    <style:style style:name="ce67" style:family="table-cell">
      <loext:graphic-properties draw:fill="solid" draw:fill-color="#dff3ee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68" style:family="table-cell">
      <loext:graphic-properties draw:fill="solid" draw:fill-color="#fce2e2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69" style:family="table-cell">
      <loext:graphic-properties draw:fill="solid" draw:fill-color="#fec656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P1" style:family="paragraph">
      <loext:graphic-properties draw:fill-color="#b47804"/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style:paragraph-properties fo:text-align="center"/>
      <style:text-properties fo:color="#5983b0" loext:opacity="100%" fo:font-weight="bold" style:font-weight-asian="bold" style:font-weight-complex="bold"/>
    </style:style>
    <style:style style:name="P4" style:family="paragraph">
      <loext:graphic-properties draw:fill-color="#dee6ef"/>
      <style:paragraph-properties fo:text-align="center" style:writing-mode="lr-tb"/>
      <style:text-properties fo:color="#5983b0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5983b0" loext:opacity="100%" fo:font-weight="bold"/>
    </style:style>
    <style:style style:name="P7" style:family="paragraph">
      <loext:graphic-properties draw:fill-color="#dee6ef"/>
      <style:paragraph-properties fo:text-align="center" style:writing-mode="lr-tb"/>
      <style:text-properties fo:color="#5983b0" loext:opacity="100%" fo:font-weight="bold"/>
    </style:style>
    <style:style style:name="P8" style:family="paragraph">
      <loext:graphic-properties draw:fill="none" draw:fill-color="#ffffff"/>
      <style:text-properties fo:color="#3faf46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860d" loext:opacity="100%" fo:font-weight="bold"/>
    </style:style>
    <style:style style:name="P10" style:family="paragraph">
      <loext:graphic-properties draw:fill="none" draw:fill-color="#ffffff"/>
      <style:text-properties fo:color="#8d1d75" loext:opacity="100%" fo:font-weight="bold"/>
    </style:style>
    <style:style style:name="P11" style:family="paragraph">
      <loext:graphic-properties draw:fill="none" draw:fill-color="#ffffff"/>
      <style:text-properties fo:color="#8d1d75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f3838" loext:opacity="100%" fo:font-weight="bold"/>
    </style:style>
    <style:style style:name="P13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text-properties fo:color="#b47804" loext:opacity="100%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solid" draw:fill-color="#ffde59"/>
      <style:paragraph-properties fo:text-align="center"/>
    </style:style>
    <style:style style:name="P17" style:family="paragraph">
      <loext:graphic-properties draw:fill-color="#fff5ce"/>
      <style:paragraph-properties fo:text-align="center"/>
      <style:text-properties fo:font-weight="bold"/>
    </style:style>
    <style:style style:name="P18" style:family="paragraph">
      <style:paragraph-properties fo:text-align="center"/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dee6ef"/>
      <style:paragraph-properties fo:text-align="center" style:writing-mode="lr-tb"/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="none" draw:fill-color="#ffffff"/>
      <style:text-properties fo:color="#3faf46" loext:opacity="100%" fo:font-weight="bold"/>
    </style:style>
    <style:style style:name="P22" style:family="paragraph">
      <loext:graphic-properties draw:fill="none" draw:fill-color="#ffffff"/>
      <style:text-properties fo:color="#bf0041" loext:opacity="100%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faf46" loext:opacity="100%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3838" loext:opacity="100%" fo:font-weight="bold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color="#8d1d75" loext:opacity="100%"/>
    </style:style>
    <style:style style:name="P28" style:family="paragraph">
      <loext:graphic-properties draw:fill="none" draw:fill-color="#729fcf"/>
      <style:paragraph-properties fo:text-align="center"/>
    </style:style>
    <style:style style:name="P29" style:family="paragraph">
      <style:paragraph-properties fo:text-align="center"/>
      <style:text-properties fo:color="#00a933" loext:opacity="100%"/>
    </style:style>
    <style:style style:name="P30" style:family="paragraph">
      <loext:graphic-properties draw:fill="solid" draw:fill-color="#b47804"/>
      <style:paragraph-properties fo:text-align="center"/>
    </style:style>
    <style:style style:name="P31" style:family="paragraph">
      <loext:graphic-properties draw:fill-color="#e8a202"/>
      <style:paragraph-properties fo:text-align="center"/>
      <style:text-properties fo:font-weight="bold"/>
    </style:style>
    <style:style style:name="P32" style:family="paragraph">
      <style:paragraph-properties fo:text-align="center"/>
      <style:text-properties fo:color="#3faf46" loext:opacity="100%" fo:font-weight="bold" style:font-weight-asian="bold" style:font-weight-complex="bold"/>
    </style:style>
    <style:style style:name="P33" style:family="paragraph">
      <style:paragraph-properties fo:text-align="center"/>
      <style:text-properties fo:color="#8d1d75" loext:opacity="100%" fo:font-weight="bold" style:font-weight-asian="bold" style:font-weight-complex="bold"/>
    </style:style>
    <style:style style:name="P34" style:family="paragraph">
      <style:paragraph-properties fo:text-align="center"/>
      <style:text-properties fo:color="#ff860d" loext:opacity="100%" fo:font-weight="bold" style:font-weight-asian="bold" style:font-weight-complex="bold"/>
    </style:style>
    <style:style style:name="P35" style:family="paragraph">
      <style:paragraph-properties fo:text-align="center"/>
      <style:text-properties fo:color="#ff3838" loext:opacity="100%" fo:font-weight="bold" style:font-weight-asian="bold" style:font-weight-complex="bold"/>
    </style:style>
    <style:style style:name="P36" style:family="paragraph">
      <style:paragraph-properties fo:text-align="center"/>
      <style:text-properties fo:color="#5983b0" loext:opacity="100%"/>
    </style:style>
    <style:style style:name="P37" style:family="paragraph">
      <style:paragraph-properties fo:margin-left="0cm" fo:margin-right="0cm" fo:text-align="center" fo:text-indent="0cm"/>
      <style:text-properties fo:color="#5983b0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P38" style:family="paragraph">
      <loext:graphic-properties draw:fill-color="#e0c2cd"/>
      <style:paragraph-properties fo:text-align="center"/>
    </style:style>
    <style:style style:name="P39" style:family="paragraph">
      <loext:graphic-properties draw:fill="none" draw:fill-color="#e0c2cd"/>
      <style:paragraph-properties fo:text-align="center"/>
    </style:style>
    <style:style style:name="P40" style:family="paragraph">
      <loext:graphic-properties draw:fill-color="#ffdbb6"/>
      <style:paragraph-properties fo:text-align="center"/>
    </style:style>
    <style:style style:name="P41" style:family="paragraph">
      <loext:graphic-properties draw:fill="none" draw:fill-color="#ffdbb6"/>
      <style:paragraph-properties fo:text-align="center"/>
    </style:style>
    <style:style style:name="P42" style:family="paragraph">
      <loext:graphic-properties draw:fill-color="#dde8cb"/>
      <style:paragraph-properties fo:text-align="center"/>
    </style:style>
    <style:style style:name="P43" style:family="paragraph">
      <loext:graphic-properties draw:fill="none" draw:fill-color="#dde8cb"/>
      <style:paragraph-properties fo:text-align="center"/>
    </style:style>
    <style:style style:name="P44" style:family="paragraph">
      <loext:graphic-properties draw:fill="none" draw:fill-color="#ffffff"/>
      <style:text-properties fo:color="#3faf46" loext:opacity="100%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none" draw:fill-color="#fff5ce" draw:opacity="84%"/>
      <style:paragraph-properties fo:text-align="center"/>
    </style:style>
    <style:style style:name="P46" style:family="paragraph">
      <style:paragraph-properties fo:text-align="center"/>
      <style:text-properties fo:color="#c09745" loext:opacity="100%" fo:font-weight="bold" style:font-weight-asian="bold" style:font-weight-complex="bold"/>
    </style:style>
    <style:style style:name="P47" style:family="paragraph">
      <loext:graphic-properties draw:fill="solid" draw:fill-color="#fec656" draw:opacity="84%"/>
      <style:paragraph-properties fo:text-align="center" style:writing-mode="lr-tb"/>
      <style:text-properties fo:color="#c09745" loext:opacity="100%" fo:font-weight="bold" style:font-weight-asian="bold" style:font-weight-complex="bold"/>
    </style:style>
    <style:style style:name="P48" style:family="paragraph">
      <loext:graphic-properties draw:fill="none" draw:opacity="84%"/>
      <style:paragraph-properties fo:text-align="center"/>
    </style:style>
    <style:style style:name="P49" style:family="paragraph">
      <style:paragraph-properties fo:text-align="center"/>
      <style:text-properties fo:color="#c09745" loext:opacity="100%" fo:font-weight="bold"/>
    </style:style>
    <style:style style:name="P50" style:family="paragraph">
      <loext:graphic-properties draw:fill="solid" draw:fill-color="#fec656" draw:opacity="84%"/>
      <style:paragraph-properties fo:text-align="center" style:writing-mode="lr-tb"/>
      <style:text-properties fo:color="#c09745" loext:opacity="100%" fo:font-weight="bold"/>
    </style:style>
    <style:style style:name="P51" style:family="paragraph">
      <loext:graphic-properties draw:fill="none" draw:fill-color="#ffffff" draw:opacity="84%"/>
      <style:text-properties fo:color="#60c3aa" loext:opacity="100%" fo:font-weight="bold" style:font-weight-asian="bold" style:font-weight-complex="bold"/>
    </style:style>
    <style:style style:name="P52" style:family="paragraph">
      <loext:graphic-properties draw:fill="none" draw:fill-color="#ffffff" draw:opacity="84%"/>
      <style:text-properties fo:color="#c09745" loext:opacity="100%" fo:font-weight="bold"/>
    </style:style>
    <style:style style:name="P53" style:family="paragraph">
      <loext:graphic-properties draw:fill="none" draw:fill-color="#ffffff" draw:opacity="84%"/>
      <style:text-properties fo:color="#b75656" loext:opacity="100%" fo:font-weight="bold"/>
    </style:style>
    <style:style style:name="P54" style:family="paragraph">
      <loext:graphic-properties draw:fill="none" draw:fill-color="#ffffff" draw:opacity="84%"/>
      <style:text-properties fo:color="#b75656" loext:opacity="100%" fo:font-weight="bold" style:font-weight-asian="bold" style:font-weight-complex="bold"/>
    </style:style>
    <style:style style:name="P55" style:family="paragraph">
      <loext:graphic-properties draw:fill="none" draw:fill-color="#ffffff" draw:opacity="84%"/>
      <style:text-properties fo:color="#f16d6e" loext:opacity="100%" fo:font-weight="bold"/>
    </style:style>
    <style:style style:name="P56" style:family="paragraph">
      <loext:graphic-properties draw:fill="none" draw:fill-color="#ffffff" draw:opacity="84%"/>
      <style:text-properties fo:color="#000000" loext:opacity="100%" fo:font-size="18pt" style:font-size-asian="18pt" style:font-size-complex="18pt"/>
    </style:style>
    <style:style style:name="P57" style:family="paragraph">
      <loext:graphic-properties draw:fill="none" draw:fill-color="#ffffff" draw:opacity="84%"/>
      <style:text-properties fo:color="#b75656" loext:opacity="100%" fo:font-size="22pt" fo:font-weight="bold" style:font-size-asian="22pt" style:font-weight-asian="bold" style:font-size-complex="22pt" style:font-weight-complex="bold"/>
    </style:style>
    <style:style style:name="P58" style:family="paragraph">
      <loext:graphic-properties draw:fill="solid" draw:fill-color="#f16d6e"/>
      <style:paragraph-properties fo:text-align="center"/>
    </style:style>
    <style:style style:name="P59" style:family="paragraph">
      <loext:graphic-properties draw:fill="none" draw:fill-color="#fff5ce"/>
      <style:paragraph-properties fo:text-align="center"/>
      <style:text-properties fo:font-weight="bold"/>
    </style:style>
    <style:style style:name="P60" style:family="paragraph">
      <style:paragraph-properties fo:text-align="center"/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P61" style:family="paragraph">
      <loext:graphic-properties draw:fill="solid" draw:fill-color="#fec656"/>
      <style:paragraph-properties fo:text-align="center" style:writing-mode="lr-tb"/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margin-left="0cm" fo:margin-right="0cm" fo:text-align="center" fo:text-indent="0cm"/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P63" style:family="paragraph">
      <loext:graphic-properties draw:fill-color="#fec656"/>
      <style:paragraph-properties fo:text-align="center" style:writing-mode="lr-tb"/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P64" style:family="paragraph">
      <loext:graphic-properties draw:fill="none" draw:fill-color="#ffffff"/>
      <style:text-properties fo:color="#60c3aa" loext:opacity="100%" fo:font-weight="bold"/>
    </style:style>
    <style:style style:name="P65" style:family="paragraph">
      <loext:graphic-properties draw:fill="none" draw:fill-color="#ffffff"/>
      <style:text-properties fo:color="#c09745" loext:opacity="100%" fo:font-weight="bold"/>
    </style:style>
    <style:style style:name="P66" style:family="paragraph">
      <loext:graphic-properties draw:fill="none" draw:fill-color="#ffffff"/>
      <style:text-properties fo:color="#b75656" loext:opacity="100%" fo:font-weight="bold"/>
    </style:style>
    <style:style style:name="P67" style:family="paragraph">
      <style:text-properties fo:color="#f16d6e" loext:opacity="100%"/>
    </style:style>
    <style:style style:name="P68" style:family="paragraph">
      <loext:graphic-properties draw:fill="none" draw:fill-color="#ffffff"/>
      <style:text-properties fo:color="#f16d6e" loext:opacity="100%" fo:font-weight="bold"/>
    </style:style>
    <style:style style:name="P69" style:family="paragraph">
      <loext:graphic-properties draw:fill="none" draw:fill-color="#ffffff"/>
      <style:text-properties fo:color="#b75656" loext:opacity="100%" fo:font-size="22pt" fo:font-weight="bold" style:font-size-asian="22pt" style:font-weight-asian="bold" style:font-size-complex="22pt" style:font-weight-complex="bold"/>
    </style:style>
    <style:style style:name="P70" style:family="paragraph">
      <loext:graphic-properties draw:fill="none" draw:fill-color="#ffffff"/>
      <style:text-properties fo:color="#b75656" loext:opacity="100%" fo:font-weight="bold" style:font-weight-asian="bold" style:font-weight-complex="bold"/>
    </style:style>
    <style:style style:name="P71" style:family="paragraph">
      <loext:graphic-properties draw:fill="solid" draw:fill-color="#fec656"/>
      <style:paragraph-properties fo:text-align="center" style:writing-mode="lr-tb"/>
      <style:text-properties fo:color="#c09745" loext:opacity="100%" fo:font-weight="bold"/>
    </style:style>
    <style:style style:name="P72" style:family="paragraph">
      <style:paragraph-properties fo:margin-left="0cm" fo:margin-right="0cm" fo:text-align="center" fo:text-indent="0cm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73" style:family="paragraph">
      <loext:graphic-properties draw:fill-color="#fec656"/>
      <style:paragraph-properties fo:margin-left="0cm" fo:margin-right="0cm" fo:text-align="center" fo:text-indent="0cm" style:writing-mode="lr-tb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74" style:family="paragraph">
      <style:paragraph-properties fo:text-align="center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75" style:family="paragraph">
      <loext:graphic-properties draw:fill-color="#fec656"/>
      <style:paragraph-properties fo:text-align="center" style:writing-mode="lr-tb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0c3aa" loext:opacity="100%" fo:font-weight="bold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16d6e" loext:opacity="100%" fo:font-weight="bold"/>
    </style:style>
    <style:style style:name="P78" style:family="paragraph">
      <loext:graphic-properties draw:fill="none" draw:fill-color="#ffffff"/>
      <style:text-properties fo:color="#b75656" loext:opacity="100%" fo:font-size="18pt" fo:font-weight="bold" style:font-size-asian="18pt" style:font-weight-asian="bold" style:font-size-complex="18pt" style:font-weight-complex="bold"/>
    </style:style>
    <style:style style:name="P79" style:family="paragraph">
      <style:paragraph-properties fo:margin-left="0cm" fo:margin-right="0cm" fo:margin-top="0cm" fo:margin-bottom="0cm" fo:line-height="100%" fo:text-indent="0cm"/>
      <style:text-properties fo:color="#f16d6e" loext:opacity="100%"/>
    </style:style>
    <style:style style:name="P80" style:family="paragraph">
      <loext:graphic-properties draw:fill="none" draw:fill-color="#ffffff"/>
      <style:text-properties fo:color="#60c3aa" loext:opacity="100%" fo:font-weight="bold" style:font-weight-asian="bold" style:font-weight-complex="bold"/>
    </style:style>
    <style:style style:name="P81" style:family="paragraph">
      <loext:graphic-properties draw:fill="none"/>
      <style:paragraph-properties fo:text-align="center" style:writing-mode="lr-tb"/>
    </style:style>
    <style:style style:name="P82" style:family="paragraph">
      <loext:graphic-properties draw:fill="none" draw:fill-color="#ffffff"/>
      <style:text-properties fo:color="#f16d6e" loext:opacity="100%" fo:font-weight="bold" style:font-weight-asian="bold" style:font-weight-complex="bold"/>
    </style:style>
    <style:style style:name="P83" style:family="paragraph">
      <loext:graphic-properties draw:fill="none" draw:fill-color="#fff5ce"/>
      <style:paragraph-properties fo:text-align="center"/>
    </style:style>
    <style:style style:name="P84" style:family="paragraph">
      <style:paragraph-properties fo:text-align="center"/>
      <style:text-properties fo:color="#60c3aa" loext:opacity="100%"/>
    </style:style>
    <style:style style:name="P85" style:family="paragraph">
      <style:paragraph-properties fo:text-align="center"/>
      <style:text-properties fo:color="#f16d6e" loext:opacity="100%"/>
    </style:style>
    <style:style style:name="P86" style:family="paragraph">
      <style:paragraph-properties fo:text-align="center"/>
      <style:text-properties fo:color="#60c3aa" loext:opacity="100%" fo:font-weight="bold" style:font-weight-asian="bold" style:font-weight-complex="bold"/>
    </style:style>
    <style:style style:name="P87" style:family="paragraph">
      <style:paragraph-properties fo:text-align="center"/>
      <style:text-properties fo:color="#f16d6e" loext:opacity="100%" fo:font-weight="bold" style:font-weight-asian="bold" style:font-weight-complex="bold"/>
    </style:style>
    <style:style style:name="P88" style:family="paragraph">
      <style:paragraph-properties fo:text-align="center"/>
      <style:text-properties fo:color="#000000" loext:opacity="100%" fo:font-weight="normal" style:font-weight-asian="normal" style:font-weight-complex="normal"/>
    </style:style>
    <style:style style:name="P89" style:family="paragraph">
      <style:paragraph-properties fo:text-align="center"/>
      <style:text-properties fo:color="#b75656" loext:opacity="100%" fo:font-weight="bold" style:font-weight-asian="bold" style:font-weight-complex="bold"/>
    </style:style>
    <style:style style:name="P90" style:family="paragraph">
      <loext:graphic-properties draw:fill="solid" draw:fill-color="#f16d6e"/>
      <style:paragraph-properties fo:text-align="center"/>
      <style:text-properties fo:font-weight="bold"/>
    </style:style>
    <style:style style:name="P91" style:family="paragraph">
      <style:paragraph-properties fo:margin-left="0cm" fo:margin-right="0cm" fo:text-align="center" fo:text-indent="0cm"/>
      <style:text-properties fo:color="#38685b" loext:opacity="100%" fo:font-weight="bold" style:font-weight-asian="bold" style:font-weight-complex="bold"/>
    </style:style>
    <style:style style:name="P92" style:family="paragraph">
      <style:paragraph-properties fo:margin-left="0cm" fo:margin-right="0cm" fo:text-align="center" fo:text-indent="0cm"/>
      <style:text-properties fo:color="#1e1e1d" loext:opacity="100%" fo:font-weight="bold" style:font-weight-asian="bold" style:font-weight-complex="bold"/>
    </style:style>
    <style:style style:name="P93" style:family="paragraph">
      <style:paragraph-properties fo:margin-left="0cm" fo:margin-right="0cm" fo:text-align="center" fo:text-indent="0cm"/>
      <style:text-properties fo:color="#7f3f3e" loext:opacity="100%" fo:font-weight="bold" style:font-weight-asian="bold" style:font-weight-complex="bold"/>
    </style:style>
    <style:style style:name="P94" style:family="paragraph">
      <style:paragraph-properties fo:margin-left="0cm" fo:margin-right="0cm" fo:text-align="center" fo:text-indent="0cm"/>
      <style:text-properties fo:color="#856933" loext:opacity="100%" fo:font-weight="bold" style:font-weight-asian="bold" style:font-weight-complex="bold"/>
    </style:style>
    <style:style style:name="P95" style:family="paragraph">
      <style:paragraph-properties fo:margin-left="0cm" fo:margin-right="0cm" fo:text-align="center" fo:text-indent="0cm"/>
      <style:text-properties fo:color="#3faf46" loext:opacity="100%" fo:font-weight="bold" style:font-weight-asian="bold" style:font-weight-complex="bold"/>
    </style:style>
    <style:style style:name="P96" style:family="paragraph">
      <style:paragraph-properties fo:margin-left="0cm" fo:margin-right="0cm" fo:text-align="center" fo:text-indent="0cm"/>
      <style:text-properties fo:color="#fffff2" loext:opacity="100%" fo:font-weight="bold" style:font-weight-asian="bold" style:font-weight-complex="bold"/>
    </style:style>
    <style:style style:name="P97" style:family="paragraph">
      <style:paragraph-properties fo:text-align="center"/>
      <style:text-properties fo:color="#38685b" loext:opacity="100%" fo:font-weight="bold" style:font-weight-asian="bold" style:font-weight-complex="bold"/>
    </style:style>
    <style:style style:name="P98" style:family="paragraph">
      <style:paragraph-properties fo:text-align="center"/>
      <style:text-properties fo:color="#1e1e1d" loext:opacity="100%" fo:font-weight="bold" style:font-weight-asian="bold" style:font-weight-complex="bold"/>
    </style:style>
    <style:style style:name="P99" style:family="paragraph">
      <style:paragraph-properties fo:text-align="center"/>
      <style:text-properties fo:color="#7f3f3e" loext:opacity="100%" fo:font-weight="bold" style:font-weight-asian="bold" style:font-weight-complex="bold"/>
    </style:style>
    <style:style style:name="P100" style:family="paragraph">
      <style:paragraph-properties fo:text-align="center"/>
      <style:text-properties fo:color="#856933" loext:opacity="100%" fo:font-weight="bold" style:font-weight-asian="bold" style:font-weight-complex="bold"/>
    </style:style>
    <style:style style:name="P101" style:family="paragraph">
      <style:paragraph-properties fo:text-align="center"/>
      <style:text-properties fo:color="#fffff2" loext:opacity="100%" fo:font-weight="bold" style:font-weight-asian="bold" style:font-weight-complex="bold"/>
    </style:style>
    <style:style style:name="P102" style:family="paragraph">
      <style:paragraph-properties fo:margin-left="0cm" fo:margin-right="0cm" fo:text-align="center" fo:text-indent="0cm"/>
      <style:text-properties fo:color="#60c3aa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P103" style:family="paragraph">
      <loext:graphic-properties draw:fill="solid" draw:fill-color="#b75656"/>
      <style:paragraph-properties fo:text-align="center"/>
      <style:text-properties fo:color="#b75656" loext:opacity="100%" fo:font-weight="bold"/>
    </style:style>
    <style:style style:name="P104" style:family="paragraph">
      <loext:graphic-properties draw:fill="solid" draw:fill-color="#f2eada"/>
      <style:paragraph-properties fo:text-align="center"/>
    </style:style>
    <style:style style:name="P105" style:family="paragraph">
      <loext:graphic-properties draw:fill="solid" draw:fill-color="#fce2e2"/>
      <style:paragraph-properties fo:text-align="center"/>
    </style:style>
    <style:style style:name="P106" style:family="paragraph">
      <loext:graphic-properties draw:fill="solid" draw:fill-color="#dff3ee"/>
      <style:paragraph-properties fo:text-align="center"/>
    </style:style>
    <style:style style:name="P107" style:family="paragraph">
      <loext:graphic-properties draw:fill="none" draw:fill-color="#ffffff"/>
      <style:text-properties fo:color="#427d6e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5983b0" loext:opacity="100%" fo:font-weight="bold" style:font-weight-asian="bold" style:font-weight-complex="bold"/>
    </style:style>
    <style:style style:name="T2" style:family="text">
      <style:text-properties fo:color="#5983b0" loext:opacity="100%" fo:font-weight="bold"/>
    </style:style>
    <style:style style:name="T3" style:family="text">
      <style:text-properties fo:color="#3faf46" loext:opacity="100%" fo:font-weight="bold" style:font-weight-asian="bold" style:font-weight-complex="bold"/>
    </style:style>
    <style:style style:name="T4" style:family="text">
      <style:text-properties fo:color="#3faf46" loext:opacity="100%" style:text-position="sub 58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860d" loext:opacity="100%" style:text-position="0% 100%" fo:font-size="18pt" fo:font-weight="bold" style:font-size-asian="18pt" style:font-size-complex="18pt"/>
    </style:style>
    <style:style style:name="T6" style:family="text">
      <style:text-properties fo:color="#ff860d" loext:opacity="100%" style:text-position="sub 58%" fo:font-size="18pt" fo:font-weight="bold" style:font-size-asian="18pt" style:font-size-complex="18pt"/>
    </style:style>
    <style:style style:name="T7" style:family="text">
      <style:text-properties fo:color="#8d1d75" loext:opacity="100%" style:text-position="0% 100%" fo:font-size="18pt" fo:font-weight="bold" style:font-size-asian="18pt" style:font-size-complex="18pt"/>
    </style:style>
    <style:style style:name="T8" style:family="text">
      <style:text-properties fo:color="#8d1d75" loext:opacity="100%" style:text-position="sub 58%" fo:font-size="18pt" fo:font-weight="bold" style:font-size-asian="18pt" style:font-size-complex="18pt"/>
    </style:style>
    <style:style style:name="T9" style:family="text">
      <style:text-properties fo:color="#8d1d75" loext:opacity="100%" style:text-position="0% 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8d1d75" loext:opacity="100%" style:text-position="sub 58%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3838" loext:opacity="100%" style:text-position="0% 100%" fo:font-size="18pt" fo:font-weight="bold" style:font-size-asian="18pt" style:font-size-complex="18pt"/>
    </style:style>
    <style:style style:name="T12" style:family="text">
      <style:text-properties fo:color="#ff3838" loext:opacity="100%" style:text-position="sub 58%" fo:font-size="18pt" fo:font-weight="bold" style:font-size-asian="18pt" style:font-size-complex="18pt"/>
    </style:style>
    <style:style style:name="T13" style:family="text">
      <style:text-properties fo:color="#3faf46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b47804" loext:opacity="100%" fo:font-size="18pt" style:font-size-asian="18pt" style:font-size-complex="18pt"/>
    </style:style>
    <style:style style:name="T15" style:family="text">
      <style:text-properties fo:color="#8d1d75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ff3838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3838" loext:opacity="100%" style:text-position="sub 58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860d" loext:opacity="100%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860d" loext:opacity="100%" style:text-position="sub 58%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loext:opacity="100%" style:text-position="0% 100%" fo:font-size="18pt" style:font-size-asian="18pt" style:font-size-complex="18pt"/>
    </style:style>
    <style:style style:name="T22" style:family="text">
      <style:text-properties fo:color="#b47804" loext:opacity="100%" style:text-position="0% 100%" fo:font-size="18pt" style:font-size-asian="18pt" style:font-size-complex="18pt"/>
    </style:style>
    <style:style style:name="T23" style:family="text">
      <style:text-properties fo:color="#5983b0" loext:opacity="100%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b47804" loext:opacity="100%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3faf46" loext:opacity="100%" fo:font-weight="bold"/>
    </style:style>
    <style:style style:name="T27" style:family="text">
      <style:text-properties fo:color="#3faf46" loext:opacity="100%" style:text-position="sub 58%" fo:font-size="18pt" fo:font-weight="bold" style:font-size-asian="18pt" style:font-size-complex="18pt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3faf46" loext:opacity="100%" style:text-position="0% 100%" fo:font-size="18pt" fo:font-weight="bold" style:font-size-asian="18pt" style:font-size-complex="18pt"/>
    </style:style>
    <style:style style:name="T30" style:family="text">
      <style:text-properties fo:font-variant="normal" fo:text-transform="none" fo:color="#3faf46" loext:opacity="10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Source Han Sans CN" style:font-style-asian="normal" style:font-weight-asian="normal" style:font-name-complex="NotoSans NF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faf46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normal" style:font-name-complex="NotoSans N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3838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normal" style:font-name-complex="NotoSans N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3838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normal" style:font-name-complex="NotoSans N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47804" loext:opacity="100%" fo:font-weight="bold" style:font-weight-asian="bold" style:font-weight-complex="bold"/>
    </style:style>
    <style:style style:name="T35" style:family="text">
      <style:text-properties fo:color="#3faf46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36" style:family="text">
      <style:text-properties fo:color="#3faf46" loext:opacity="100%" style:text-position="sub 58%" fo:font-weight="bold" style:font-weight-asian="bold" style:font-weight-complex="bold"/>
    </style:style>
    <style:style style:name="T37" style:family="text">
      <style:text-properties fo:color="#3faf46" loext:opacity="100%" style:text-position="sub 58%" style:font-name="Liberation Sans" fo:font-size="18pt" fo:font-weight="bold" style:font-name-asian="Liberation Sans" style:font-size-asian="18pt" style:font-name-complex="Liberation Sans" style:font-size-complex="18pt"/>
    </style:style>
    <style:style style:name="T38" style:family="text">
      <style:text-properties fo:color="#8d1d75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39" style:family="text">
      <style:text-properties fo:color="#00a933" loext:opacity="100%" style:text-position="0% 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40" style:family="text">
      <style:text-properties fo:color="#00a933" loext:opacity="100%" style:text-position="sub 58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41" style:family="text">
      <style:text-properties fo:color="#00a933" loext:opacity="100%" fo:font-weight="bold" style:font-weight-asian="bold" style:font-weight-complex="bold"/>
    </style:style>
    <style:style style:name="T42" style:family="text">
      <style:text-properties fo:color="#00a933" loext:opacity="100%" style:text-position="sub 58%" fo:font-weight="bold" style:font-weight-asian="bold" style:font-weight-complex="bold"/>
    </style:style>
    <style:style style:name="T43" style:family="text">
      <style:text-properties fo:font-variant="normal" fo:text-transform="none" fo:color="#bf0041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bold" style:font-name-complex="NotoSans NF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800080" loext:opacity="100%" fo:font-weight="bold" style:font-weight-asian="bold" style:font-weight-complex="bold"/>
    </style:style>
    <style:style style:name="T45" style:family="text">
      <style:text-properties fo:color="#bf0041" loext:opacity="100%" style:text-position="0% 100%" fo:font-weight="bold" style:font-weight-asian="bold" style:font-weight-complex="bold"/>
    </style:style>
    <style:style style:name="T46" style:family="text">
      <style:text-properties fo:color="#8d1d75" loext:opacity="100%" fo:font-weight="bold" style:font-weight-asian="bold" style:font-weight-complex="bold"/>
    </style:style>
    <style:style style:name="T47" style:family="text">
      <style:text-properties fo:color="#ff860d" loext:opacity="100%" fo:font-weight="bold" style:font-weight-asian="bold" style:font-weight-complex="bold"/>
    </style:style>
    <style:style style:name="T48" style:family="text">
      <style:text-properties fo:color="#ff3838" loext:opacity="100%" fo:font-weight="bold" style:font-weight-asian="bold" style:font-weight-complex="bold"/>
    </style:style>
    <style:style style:name="T49" style:family="text">
      <style:text-properties fo:color="#5983b0" loext:opacity="100%"/>
    </style:style>
    <style:style style:name="T50" style:family="text">
      <style:text-properties fo:color="#5983b0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T51" style:family="text">
      <style:text-properties fo:color="#c09745" loext:opacity="100%" fo:font-weight="bold" style:font-weight-asian="bold" style:font-weight-complex="bold"/>
    </style:style>
    <style:style style:name="T52" style:family="text">
      <style:text-properties fo:color="#c09745" loext:opacity="100%" fo:font-weight="bold"/>
    </style:style>
    <style:style style:name="T53" style:family="text">
      <style:text-properties fo:color="#60c3aa" loext:opacity="100%" fo:font-weight="bold" style:font-weight-asian="bold" style:font-weight-complex="bold"/>
    </style:style>
    <style:style style:name="T54" style:family="text">
      <style:text-properties fo:color="#b75656" loext:opacity="100%" fo:font-weight="bold"/>
    </style:style>
    <style:style style:name="T55" style:family="text">
      <style:text-properties fo:color="#b75656" loext:opacity="100%" fo:font-weight="bold" style:font-weight-asian="bold" style:font-weight-complex="bold"/>
    </style:style>
    <style:style style:name="T56" style:family="text">
      <style:text-properties fo:color="#f16d6e" loext:opacity="100%" fo:font-weight="bold"/>
    </style:style>
    <style:style style:name="T57" style:family="text">
      <style:text-properties fo:color="#60c3aa" loext:opacity="100%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60c3aa" loext:opacity="100%" fo:font-size="18pt" style:font-size-asian="18pt" style:font-size-complex="18pt"/>
    </style:style>
    <style:style style:name="T59" style:family="text">
      <style:text-properties fo:color="#b75656" loext:opacity="100%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b75656" loext:opacity="100%" fo:font-size="18pt" style:font-size-asian="18pt" style:font-size-complex="18pt"/>
    </style:style>
    <style:style style:name="T61" style:family="text">
      <style:text-properties fo:color="#f16d6e" loext:opacity="100%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f16d6e" loext:opacity="100%" fo:font-size="18pt" style:font-size-asian="18pt" style:font-size-complex="18pt"/>
    </style:style>
    <style:style style:name="T63" style:family="text">
      <style:text-properties fo:color="#c09745" loext:opacity="100%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c09745" loext:opacity="100%" fo:font-size="18pt" style:font-size-asian="18pt" style:font-size-complex="18pt"/>
    </style:style>
    <style:style style:name="T65" style:family="text">
      <style:text-properties fo:color="#b75656" loext:opacity="100%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c09745" loext:opacity="100%" style:font-name="Liberation Sans1" fo:font-size="14pt" fo:font-weight="bold" style:letter-kerning="true" style:font-name-asian="Source Han Sans CN" style:font-size-asian="14pt" style:font-weight-asian="bold" style:font-name-complex="NotoSans NF" style:font-size-complex="14pt" style:font-weight-complex="bold"/>
    </style:style>
    <style:style style:name="T68" style:family="text">
      <style:text-properties fo:color="#60c3aa" loext:opacity="100%" fo:font-weight="bold"/>
    </style:style>
    <style:style style:name="T69" style:family="text">
      <style:text-properties fo:color="#60c3aa" loext:opacity="100%" style:text-position="sub 58%" fo:font-size="18pt" fo:font-weight="bold" style:font-size-asian="18pt" style:font-size-complex="18pt"/>
    </style:style>
    <style:style style:name="T70" style:family="text">
      <style:text-properties fo:color="#c09745" loext:opacity="100%" style:text-position="0% 100%" fo:font-size="18pt" fo:font-weight="bold" style:font-size-asian="18pt" style:font-size-complex="18pt"/>
    </style:style>
    <style:style style:name="T71" style:family="text">
      <style:text-properties fo:color="#c09745" loext:opacity="100%" style:text-position="sub 58%" fo:font-size="18pt" fo:font-weight="bold" style:font-size-asian="18pt" style:font-size-complex="18pt"/>
    </style:style>
    <style:style style:name="T72" style:family="text">
      <style:text-properties fo:color="#b75656" loext:opacity="100%" style:text-position="0% 100%" fo:font-size="18pt" fo:font-weight="bold" style:font-size-asian="18pt" style:font-size-complex="18pt"/>
    </style:style>
    <style:style style:name="T73" style:family="text">
      <style:text-properties fo:color="#b75656" loext:opacity="100%" style:text-position="sub 58%" fo:font-size="18pt" fo:font-weight="bold" style:font-size-asian="18pt" style:font-size-complex="18pt"/>
    </style:style>
    <style:style style:name="T74" style:family="text">
      <style:text-properties fo:color="#f16d6e" loext:opacity="100%" style:text-position="0% 100%" fo:font-size="18pt" fo:font-weight="bold" style:font-size-asian="18pt" style:font-size-complex="18pt"/>
    </style:style>
    <style:style style:name="T75" style:family="text">
      <style:text-properties fo:color="#f16d6e" loext:opacity="100%" style:text-position="sub 58%" fo:font-size="18pt" fo:font-weight="bold" style:font-size-asian="18pt" style:font-size-complex="18pt"/>
    </style:style>
    <style:style style:name="T76" style:family="text"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T77" style:family="text">
      <style:text-properties fo:color="#60c3aa" loext:opacity="100%" style:text-position="sub 58%" fo:font-weight="bold"/>
    </style:style>
    <style:style style:name="T78" style:family="text">
      <style:text-properties fo:color="#c09745" loext:opacity="100%" style:text-position="sub 58%" fo:font-weight="bold"/>
    </style:style>
    <style:style style:name="T79" style:family="text">
      <style:text-properties fo:color="#b75656" loext:opacity="100%" style:text-position="sub 58%" fo:font-weight="bold"/>
    </style:style>
    <style:style style:name="T80" style:family="text">
      <style:text-properties fo:color="#f16d6e" loext:opacity="100%" style:text-position="sub 58%" fo:font-weight="bold"/>
    </style:style>
    <style:style style:name="T81" style:family="text">
      <style:text-properties fo:color="#f16d6e" loext:opacity="100%" fo:font-weight="bold" style:font-weight-asian="bold" style:font-weight-complex="bold"/>
    </style:style>
    <style:style style:name="T82" style:family="text">
      <style:text-properties fo:color="#60c3aa" loext:opacity="100%" style:text-position="0% 100%" fo:font-size="18pt" fo:font-weight="bold" style:font-size-asian="18pt" style:font-size-complex="18pt"/>
    </style:style>
    <style:style style:name="T83" style:family="text">
      <style:text-properties fo:color="#60c3aa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84" style:family="text">
      <style:text-properties fo:color="#60c3aa" loext:opacity="100%" style:text-position="sub 58%" fo:font-weight="bold" style:font-weight-asian="bold" style:font-weight-complex="bold"/>
    </style:style>
    <style:style style:name="T85" style:family="text">
      <style:text-properties fo:color="#60c3aa" loext:opacity="100%" style:text-position="sub 58%" style:font-name="Liberation Sans" fo:font-size="18pt" fo:font-weight="bold" style:font-name-asian="Liberation Sans" style:font-size-asian="18pt" style:font-name-complex="Liberation Sans" style:font-size-complex="18pt"/>
    </style:style>
    <style:style style:name="T86" style:family="text">
      <style:text-properties fo:color="#f16d6e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87" style:family="text">
      <style:text-properties fo:color="#60c3aa" loext:opacity="100%" style:text-position="0% 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88" style:family="text">
      <style:text-properties fo:color="#60c3aa" loext:opacity="100%" style:text-position="sub 58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89" style:family="text">
      <style:text-properties fo:color="#000000" loext:opacity="100%" fo:font-weight="normal" style:font-weight-asian="normal" style:font-weight-complex="normal"/>
    </style:style>
    <style:style style:name="T90" style:family="text">
      <style:text-properties fo:font-variant="normal" fo:text-transform="none" fo:color="#b75656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bold" style:font-name-complex="NotoSans NF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38685b" loext:opacity="100%" fo:font-weight="bold" style:font-weight-asian="bold" style:font-weight-complex="bold"/>
    </style:style>
    <style:style style:name="T92" style:family="text">
      <style:text-properties fo:color="#1e1e1d" loext:opacity="100%" fo:font-weight="bold" style:font-weight-asian="bold" style:font-weight-complex="bold"/>
    </style:style>
    <style:style style:name="T93" style:family="text">
      <style:text-properties fo:color="#7f3f3e" loext:opacity="100%" fo:font-weight="bold" style:font-weight-asian="bold" style:font-weight-complex="bold"/>
    </style:style>
    <style:style style:name="T94" style:family="text">
      <style:text-properties fo:color="#856933" loext:opacity="100%" fo:font-weight="bold" style:font-weight-asian="bold" style:font-weight-complex="bold"/>
    </style:style>
    <style:style style:name="T95" style:family="text">
      <style:text-properties fo:color="#fffff2" loext:opacity="100%" fo:font-weight="bold" style:font-weight-asian="bold" style:font-weight-complex="bold"/>
    </style:style>
    <style:style style:name="T96" style:family="text">
      <style:text-properties fo:color="#60c3aa" loext:opacity="100%"/>
    </style:style>
    <style:style style:name="T97" style:family="text">
      <style:text-properties fo:color="#60c3aa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T98" style:family="text">
      <style:text-properties fo:color="#427d6e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3.622cm" svg:height="54.165cm" svg:x="2.47cm" svg:y="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1">
            <draw:custom-shape draw:style-name="gr3" draw:text-style-name="P2" draw:layer="layout" svg:width="22.86cm" svg:height="8.89cm" svg:x="2.851cm" svg:y="2.57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" draw:text-style-name="P4" xml:id="id1" draw:id="id1" draw:layer="layout" svg:width="1.634cm" svg:height="2.043cm" svg:x="7.163cm" svg:y="4.83cm">
              <text:p text:style-name="P3"><text:span text:style-name="T1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4.633cm" svg:y1="5.828cm" svg:x2="7.163cm" svg:y2="5.851cm" draw:end-shape="id1" draw:end-glue-point="3" svg:d="M4633 5828l2530 23" svg:viewBox="0 0 2531 24">
              <text:p/>
            </draw:connector>
            <draw:custom-shape draw:style-name="gr6" draw:text-style-name="P4" xml:id="id2" draw:id="id2" draw:layer="layout" svg:width="1.635cm" svg:height="2.044cm" svg:x="11.326cm" svg:y="6.873cm">
              <text:p text:style-name="P3"><text:span text:style-name="T1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5" draw:layer="layout" svg:x1="8.797cm" svg:y1="5.851cm" svg:x2="11.326cm" svg:y2="7.895cm" draw:start-shape="id1" draw:start-glue-point="1" draw:end-shape="id2" svg:d="M8797 5851h1264v2044h1265" svg:viewBox="0 0 2530 2045">
              <text:p/>
            </draw:connector>
            <draw:connector draw:style-name="gr5" draw:text-style-name="P5" draw:layer="layout" draw:type="line" svg:x1="4.657cm" svg:y1="8.595cm" svg:x2="11.325cm" svg:y2="8.604cm" svg:d="M4657 8595l6668 9" svg:viewBox="0 0 6669 10">
              <text:p/>
            </draw:connector>
            <draw:custom-shape draw:style-name="gr8" draw:text-style-name="P4" xml:id="id3" draw:id="id3" draw:layer="layout" svg:width="1.634cm" svg:height="2.044cm" svg:x="15.412cm" svg:y="6.873cm">
              <text:p text:style-name="P3"><text:span text:style-name="T1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12.961cm" svg:y1="7.895cm" svg:x2="15.412cm" svg:y2="7.895cm" draw:start-shape="id2" draw:start-glue-point="1" draw:end-shape="id3" draw:end-glue-point="3" svg:d="M12961 7895h2451" svg:viewBox="0 0 2452 1">
              <text:p/>
            </draw:connector>
            <draw:custom-shape draw:style-name="gr8" draw:text-style-name="P7" xml:id="id4" draw:id="id4" draw:layer="layout" svg:width="1.634cm" svg:height="2.044cm" svg:x="19.497cm" svg:y="8.915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5" draw:layer="layout" svg:x1="17.046cm" svg:y1="7.895cm" svg:x2="19.497cm" svg:y2="9.937cm" draw:start-shape="id3" draw:start-glue-point="1" draw:end-shape="id4" draw:end-glue-point="3" svg:d="M17046 7895h1226v2042h1225" svg:viewBox="0 0 2452 2043">
              <text:p/>
            </draw:connector>
            <draw:connector draw:style-name="gr5" draw:text-style-name="P5" draw:layer="layout" draw:type="line" svg:x1="21.131cm" svg:y1="9.937cm" svg:x2="23.92cm" svg:y2="9.945cm" draw:start-shape="id4" draw:start-glue-point="1" svg:d="M21131 9937l2789 8" svg:viewBox="0 0 2790 9">
              <text:p/>
            </draw:connector>
            <draw:connector draw:style-name="gr5" draw:text-style-name="P5" draw:layer="layout" draw:type="line" svg:x1="4.641cm" svg:y1="10.6cm" svg:x2="19.479cm" svg:y2="10.609cm" svg:d="M4641 10600l14838 9" svg:viewBox="0 0 14839 10">
              <text:p/>
            </draw:connector>
            <draw:frame draw:style-name="gr9" draw:text-style-name="P8" draw:layer="layout" svg:width="1.319cm" svg:height="1.238cm" svg:x="3.543cm" svg:y="5.226cm">
              <draw:text-box>
                <text:p><text:span text:style-name="T3">x</text:span><text:span text:style-name="T4">1</text:span></text:p>
              </draw:text-box>
            </draw:frame>
            <draw:frame draw:style-name="gr9" draw:text-style-name="P8" draw:layer="layout" svg:width="1.319cm" svg:height="1.238cm" svg:x="3.544cm" svg:y="7.928cm">
              <draw:text-box>
                <text:p><text:span text:style-name="T3">x</text:span><text:span text:style-name="T4">2</text:span></text:p>
              </draw:text-box>
            </draw:frame>
            <draw:frame draw:style-name="gr10" draw:text-style-name="P8" draw:layer="layout" svg:width="1.318cm" svg:height="1.238cm" svg:x="3.546cm" svg:y="9.987cm">
              <draw:text-box>
                <text:p><text:span text:style-name="T3">x</text:span><text:span text:style-name="T4">3</text:span></text:p>
              </draw:text-box>
            </draw:frame>
            <draw:frame draw:style-name="gr11" draw:text-style-name="P9" draw:layer="layout" svg:width="1.364cm" svg:height="1.238cm" svg:x="7.349cm" svg:y="3.805cm">
              <draw:text-box>
                <text:p><text:span text:style-name="T5">g</text:span><text:span text:style-name="T6">1</text:span></text:p>
              </draw:text-box>
            </draw:frame>
            <draw:frame draw:style-name="gr11" draw:text-style-name="P9" draw:layer="layout" svg:width="1.364cm" svg:height="1.238cm" svg:x="11.505cm" svg:y="5.847cm">
              <draw:text-box>
                <text:p><text:span text:style-name="T5">g</text:span><text:span text:style-name="T6">2</text:span></text:p>
              </draw:text-box>
            </draw:frame>
            <draw:frame draw:style-name="gr11" draw:text-style-name="P9" draw:layer="layout" svg:width="1.364cm" svg:height="1.238cm" svg:x="15.529cm" svg:y="5.835cm">
              <draw:text-box>
                <text:p><text:span text:style-name="T5">g</text:span><text:span text:style-name="T6">3</text:span></text:p>
              </draw:text-box>
            </draw:frame>
            <draw:frame draw:style-name="gr11" draw:text-style-name="P9" draw:layer="layout" svg:width="1.364cm" svg:height="1.238cm" svg:x="19.614cm" svg:y="7.877cm">
              <draw:text-box>
                <text:p><text:span text:style-name="T5">g</text:span><text:span text:style-name="T6">4</text:span></text:p>
              </draw:text-box>
            </draw:frame>
            <draw:frame draw:style-name="gr11" draw:text-style-name="P10" draw:layer="layout" svg:width="1.364cm" svg:height="1.238cm" svg:x="9.067cm" svg:y="4.69cm">
              <draw:text-box>
                <text:p><text:span text:style-name="T7">o</text:span><text:span text:style-name="T8">1</text:span></text:p>
              </draw:text-box>
            </draw:frame>
            <draw:frame draw:style-name="gr11" draw:text-style-name="P11" draw:layer="layout" svg:width="1.364cm" svg:height="1.238cm" svg:x="13.29cm" svg:y="6.86cm">
              <draw:text-box>
                <text:p><text:span text:style-name="T9">o</text:span><text:span text:style-name="T10">2</text:span></text:p>
              </draw:text-box>
            </draw:frame>
            <draw:frame draw:style-name="gr11" draw:text-style-name="P10" draw:layer="layout" svg:width="1.364cm" svg:height="1.238cm" svg:x="17.238cm" svg:y="6.873cm">
              <draw:text-box>
                <text:p><text:span text:style-name="T7">o</text:span><text:span text:style-name="T8">3</text:span></text:p>
              </draw:text-box>
            </draw:frame>
            <draw:frame draw:style-name="gr12" draw:text-style-name="P12" draw:layer="layout" svg:width="1.364cm" svg:height="1.237cm" svg:x="23.812cm" svg:y="9.325cm">
              <draw:text-box>
                <text:p><text:span text:style-name="T11">o</text:span><text:span text:style-name="T12">4</text:span></text:p>
              </draw:text-box>
            </draw:frame>
            <draw:frame draw:style-name="gr13" draw:text-style-name="P13" draw:layer="layout" svg:width="7.618cm" svg:height="5.28cm" svg:x="18.056cm" svg:y="2.967cm">
              <draw:text-box>
                <text:p><text:span text:style-name="T13">x</text:span><text:span text:style-name="T4">1</text:span><text:span text:style-name="T14"> <text:s text:c="3"/>- Input variables</text:span></text:p>
                <text:p><text:span text:style-name="T15">0</text:span><text:span text:style-name="T10">1-3</text:span><text:span text:style-name="T16"> <text:s/></text:span><text:span text:style-name="T14">- Output variables</text:span></text:p>
                <text:p><text:span text:style-name="T17">0</text:span><text:span text:style-name="T18">4</text:span><text:span text:style-name="T16"> <text:s text:c="3"/></text:span><text:span text:style-name="T14">- Result variable</text:span></text:p>
                <text:p><text:span text:style-name="T19">g</text:span><text:span text:style-name="T20">1</text:span><text:span text:style-name="T21"> <text:s text:c="3"/></text:span><text:span text:style-name="T22">- </text:span><text:span text:style-name="T14">Logical gates</text:span></text:p>
                <text:p><text:span text:style-name="T23">?</text:span><text:span text:style-name="T16"> <text:s text:c="4"/></text:span><text:span text:style-name="T14">- Gates functionality</text:span></text:p>
              </draw:text-box>
            </draw:frame>
            <draw:frame draw:style-name="gr14" draw:text-style-name="P15" draw:layer="layout" svg:width="12.684cm" svg:height="1.119cm" svg:x="3.232cm" svg:y="2.821cm">
              <draw:text-box>
                <text:p text:style-name="P14"><text:span text:style-name="T24">Given layout of the logical circuit</text:span></text:p>
              </draw:text-box>
            </draw:frame>
          </draw:g>
          <draw:custom-shape draw:style-name="gr15" draw:text-style-name="P16" draw:layer="layout" svg:width="1.379cm" svg:height="11.43cm" draw:transform="rotate (-1.5707963267949) translate (20.054cm 11.8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g draw:style-name="gr1">
            <draw:custom-shape draw:style-name="gr3" draw:text-style-name="P17" draw:layer="layout" svg:width="22.86cm" svg:height="8.89cm" svg:x="2.851cm" svg:y="47.115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" draw:text-style-name="P19" xml:id="id5" draw:id="id5" draw:layer="layout" svg:width="1.634cm" svg:height="2.043cm" svg:x="7.316cm" svg:y="49.398cm">
              <text:p text:style-name="P18"><text:span text:style-name="T25">ID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4.786cm" svg:y1="50.396cm" svg:x2="7.316cm" svg:y2="50.419cm" draw:end-shape="id5" draw:end-glue-point="3" svg:d="M4786 50396l2530 23" svg:viewBox="0 0 2531 24">
              <text:p/>
            </draw:connector>
            <draw:custom-shape draw:style-name="gr6" draw:text-style-name="P19" xml:id="id6" draw:id="id6" draw:layer="layout" svg:width="1.635cm" svg:height="2.044cm" svg:x="11.479cm" svg:y="51.441cm">
              <text:p text:style-name="P18"><text:span text:style-name="T25">OR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8.95cm" svg:y1="50.419cm" svg:x2="11.479cm" svg:y2="52.463cm" draw:start-shape="id5" draw:start-glue-point="1" draw:end-shape="id6" svg:d="M8950 50419h1264v2044h1265" svg:viewBox="0 0 2530 2045">
              <text:p/>
            </draw:connector>
            <draw:connector draw:style-name="gr5" draw:text-style-name="P20" draw:layer="layout" draw:type="line" svg:x1="4.81cm" svg:y1="53.163cm" svg:x2="11.478cm" svg:y2="53.172cm" svg:d="M4810 53163l6668 9" svg:viewBox="0 0 6669 10">
              <text:p/>
            </draw:connector>
            <draw:custom-shape draw:style-name="gr8" draw:text-style-name="P19" xml:id="id7" draw:id="id7" draw:layer="layout" svg:width="1.634cm" svg:height="2.044cm" svg:x="15.565cm" svg:y="51.441cm">
              <text:p text:style-name="P18"><text:span text:style-name="T25">NEG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3.114cm" svg:y1="52.463cm" svg:x2="15.565cm" svg:y2="52.463cm" draw:start-shape="id6" draw:start-glue-point="1" draw:end-shape="id7" draw:end-glue-point="3" svg:d="M13114 52463h2451" svg:viewBox="0 0 2452 1">
              <text:p/>
            </draw:connector>
            <draw:custom-shape draw:style-name="gr8" draw:text-style-name="P19" xml:id="id8" draw:id="id8" draw:layer="layout" svg:width="1.634cm" svg:height="2.044cm" svg:x="19.65cm" svg:y="53.483cm">
              <text:p text:style-name="P18"><text:span text:style-name="T25">OR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7.199cm" svg:y1="52.463cm" svg:x2="19.65cm" svg:y2="54.505cm" draw:start-shape="id7" draw:start-glue-point="1" draw:end-shape="id8" draw:end-glue-point="3" svg:d="M17199 52463h1226v2042h1225" svg:viewBox="0 0 2452 2043">
              <text:p/>
            </draw:connector>
            <draw:connector draw:style-name="gr5" draw:text-style-name="P20" draw:layer="layout" draw:type="line" svg:x1="21.284cm" svg:y1="54.505cm" svg:x2="24.073cm" svg:y2="54.513cm" draw:start-shape="id8" draw:start-glue-point="1" svg:d="M21284 54505l2789 8" svg:viewBox="0 0 2790 9">
              <text:p/>
            </draw:connector>
            <draw:connector draw:style-name="gr5" draw:text-style-name="P20" draw:layer="layout" draw:type="line" svg:x1="4.794cm" svg:y1="55.168cm" svg:x2="19.632cm" svg:y2="55.177cm" svg:d="M4794 55168l14838 9" svg:viewBox="0 0 14839 10">
              <text:p/>
            </draw:connector>
            <draw:frame draw:style-name="gr9" draw:text-style-name="P21" draw:layer="layout" svg:width="1.319cm" svg:height="1.238cm" svg:x="3.696cm" svg:y="49.794cm">
              <draw:text-box>
                <text:p><text:span text:style-name="T26">x</text:span><text:span text:style-name="T27">1</text:span></text:p>
              </draw:text-box>
            </draw:frame>
            <draw:frame draw:style-name="gr9" draw:text-style-name="P21" draw:layer="layout" svg:width="1.319cm" svg:height="1.238cm" svg:x="3.697cm" svg:y="52.496cm">
              <draw:text-box>
                <text:p><text:span text:style-name="T26">x</text:span><text:span text:style-name="T27">2</text:span></text:p>
              </draw:text-box>
            </draw:frame>
            <draw:frame draw:style-name="gr10" draw:text-style-name="P21" draw:layer="layout" svg:width="1.318cm" svg:height="1.238cm" svg:x="3.699cm" svg:y="54.555cm">
              <draw:text-box>
                <text:p><text:span text:style-name="T26">x</text:span><text:span text:style-name="T27">3</text:span></text:p>
              </draw:text-box>
            </draw:frame>
            <draw:frame draw:style-name="gr11" draw:text-style-name="P9" draw:layer="layout" svg:width="1.364cm" svg:height="1.238cm" svg:x="7.502cm" svg:y="48.373cm">
              <draw:text-box>
                <text:p><text:span text:style-name="T5">g</text:span><text:span text:style-name="T6">1</text:span></text:p>
              </draw:text-box>
            </draw:frame>
            <draw:frame draw:style-name="gr11" draw:text-style-name="P9" draw:layer="layout" svg:width="1.364cm" svg:height="1.238cm" svg:x="11.658cm" svg:y="50.415cm">
              <draw:text-box>
                <text:p><text:span text:style-name="T5">g</text:span><text:span text:style-name="T6">2</text:span></text:p>
              </draw:text-box>
            </draw:frame>
            <draw:frame draw:style-name="gr11" draw:text-style-name="P9" draw:layer="layout" svg:width="1.364cm" svg:height="1.238cm" svg:x="15.682cm" svg:y="50.403cm">
              <draw:text-box>
                <text:p><text:span text:style-name="T5">g</text:span><text:span text:style-name="T6">3</text:span></text:p>
              </draw:text-box>
            </draw:frame>
            <draw:frame draw:style-name="gr11" draw:text-style-name="P9" draw:layer="layout" svg:width="1.364cm" svg:height="1.238cm" svg:x="19.767cm" svg:y="52.445cm">
              <draw:text-box>
                <text:p><text:span text:style-name="T5">g</text:span><text:span text:style-name="T6">4</text:span></text:p>
              </draw:text-box>
            </draw:frame>
            <draw:frame draw:style-name="gr11" draw:text-style-name="P10" draw:layer="layout" svg:width="1.364cm" svg:height="1.238cm" svg:x="9.22cm" svg:y="49.258cm">
              <draw:text-box>
                <text:p><text:span text:style-name="T7">o</text:span><text:span text:style-name="T8">1</text:span></text:p>
              </draw:text-box>
            </draw:frame>
            <draw:frame draw:style-name="gr11" draw:text-style-name="P10" draw:layer="layout" svg:width="1.364cm" svg:height="1.238cm" svg:x="13.443cm" svg:y="51.428cm">
              <draw:text-box>
                <text:p><text:span text:style-name="T7">o</text:span><text:span text:style-name="T8">2</text:span></text:p>
              </draw:text-box>
            </draw:frame>
            <draw:frame draw:style-name="gr11" draw:text-style-name="P10" draw:layer="layout" svg:width="1.364cm" svg:height="1.238cm" svg:x="17.391cm" svg:y="51.441cm">
              <draw:text-box>
                <text:p><text:span text:style-name="T7">o</text:span><text:span text:style-name="T8">3</text:span></text:p>
              </draw:text-box>
            </draw:frame>
            <draw:frame draw:style-name="gr12" draw:text-style-name="P12" draw:layer="layout" svg:width="1.364cm" svg:height="1.237cm" svg:x="23.965cm" svg:y="53.893cm">
              <draw:text-box>
                <text:p><text:span text:style-name="T11">o</text:span><text:span text:style-name="T12">4</text:span></text:p>
              </draw:text-box>
            </draw:frame>
            <draw:frame draw:style-name="gr16" draw:text-style-name="P15" draw:layer="layout" svg:width="15.438cm" svg:height="1.119cm" svg:x="3.232cm" svg:y="47.366cm">
              <draw:text-box>
                <text:p text:style-name="P14"><text:span text:style-name="T24">Unique assignment of the functionalities</text:span></text:p>
              </draw:text-box>
            </draw:frame>
            <draw:custom-shape draw:style-name="gr17" draw:text-style-name="P5" xml:id="id10" draw:id="id10" draw:layer="layout" svg:width="1.27cm" svg:height="1.27cm" svg:x="7.468cm" svg:y="49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5" xml:id="id11" draw:id="id11" draw:layer="layout" svg:width="1.27cm" svg:height="1.27cm" svg:x="11.659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5" xml:id="id12" draw:id="id12" draw:layer="layout" svg:width="1.27cm" svg:height="1.27cm" svg:x="15.76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5" xml:id="id13" draw:id="id13" draw:layer="layout" svg:width="1.27cm" svg:height="1.27cm" svg:x="19.861cm" svg:y="53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22" xml:id="id9" draw:id="id9" draw:layer="layout" svg:width="6.27cm" svg:height="1.014cm" svg:x="15.381cm" svg:y="48.585cm">
              <draw:text-box>
                <text:p><text:span text:style-name="T28">Gates functionality</text:span></text:p>
              </draw:text-box>
            </draw:frame>
            <draw:connector draw:style-name="gr19" draw:text-style-name="P5" draw:layer="layout" draw:type="curve" svg:x1="18.516cm" svg:y1="49.599cm" svg:x2="8.738cm" svg:y2="50.43cm" draw:start-shape="id9" draw:start-glue-point="2" draw:end-shape="id10" draw:end-glue-point="10" svg:d="M18516 49599c0 554-3259 831-9778 831" svg:viewBox="0 0 9779 832">
              <text:p/>
            </draw:connector>
            <draw:connector draw:style-name="gr19" draw:text-style-name="P5" draw:layer="layout" draw:type="curve" svg:x1="18.516cm" svg:y1="49.599cm" svg:x2="12.294cm" svg:y2="51.802cm" draw:start-shape="id9" draw:end-shape="id11" draw:end-glue-point="4" svg:d="M18516 49599c0 1653-6222 552-6222 2203" svg:viewBox="0 0 6223 2204">
              <text:p/>
            </draw:connector>
            <draw:connector draw:style-name="gr19" draw:text-style-name="P5" draw:layer="layout" draw:type="curve" svg:x1="18.516cm" svg:y1="49.599cm" svg:x2="16.395cm" svg:y2="51.802cm" draw:start-shape="id9" draw:end-shape="id12" draw:end-glue-point="4" svg:d="M18516 49599c0 1653-2121 552-2121 2203" svg:viewBox="0 0 2122 2204">
              <text:p/>
            </draw:connector>
            <draw:connector draw:style-name="gr19" draw:text-style-name="P5" draw:layer="layout" draw:type="curve" svg:x1="18.516cm" svg:y1="49.599cm" svg:x2="20.496cm" svg:y2="53.855cm" draw:start-shape="id9" draw:end-shape="id13" draw:end-glue-point="4" svg:d="M18516 49599c0 3192 1980 1064 1980 4256" svg:viewBox="0 0 1981 4257">
              <text:p/>
            </draw:connector>
          </draw:g>
          <draw:g draw:style-name="gr1">
            <draw:custom-shape draw:style-name="gr20" draw:text-style-name="P17" draw:layer="layout" svg:width="22.86cm" svg:height="31.675cm" svg:x="2.851cm" svg:y="13.504cm">
              <text:p/>
              <draw:enhanced-geometry svg:viewBox="0 0 21600 21600" draw:path-stretchpoint-x="10800" draw:path-stretchpoint-y="10800" draw:text-areas="?f3 ?f4 ?f5 ?f6" draw:type="round-rectangle" draw:modifiers="719.9685053147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1" draw:text-style-name="P7" xml:id="id14" draw:id="id14" draw:layer="layout" svg:width="1.442cm" svg:height="1.804cm" svg:x="7.679cm" svg:y="17.255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5cm" svg:y1="18.136cm" svg:x2="7.679cm" svg:y2="18.157cm" draw:end-shape="id14" draw:end-glue-point="3" svg:d="M5445 18136l2234 21" svg:viewBox="0 0 2235 22">
              <text:p/>
            </draw:connector>
            <draw:custom-shape draw:style-name="gr22" draw:text-style-name="P7" xml:id="id15" draw:id="id15" draw:layer="layout" svg:width="1.444cm" svg:height="1.804cm" svg:x="11.354cm" svg:y="19.059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1cm" svg:y1="18.157cm" svg:x2="11.354cm" svg:y2="19.961cm" draw:start-shape="id14" draw:start-glue-point="1" draw:end-shape="id15" svg:d="M9121 18157h1117v1804h1116" svg:viewBox="0 0 2234 1805">
              <text:p/>
            </draw:connector>
            <draw:connector draw:style-name="gr5" draw:text-style-name="P20" draw:layer="layout" draw:type="line" svg:x1="5.466cm" svg:y1="20.579cm" svg:x2="11.353cm" svg:y2="20.587cm" svg:d="M5466 20579l5887 8" svg:viewBox="0 0 5888 9">
              <text:p/>
            </draw:connector>
            <draw:custom-shape draw:style-name="gr23" draw:text-style-name="P7" xml:id="id16" draw:id="id16" draw:layer="layout" svg:width="1.443cm" svg:height="1.804cm" svg:x="14.961cm" svg:y="19.059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798cm" svg:y1="19.961cm" svg:x2="14.961cm" svg:y2="19.961cm" draw:start-shape="id15" draw:start-glue-point="1" draw:end-shape="id16" draw:end-glue-point="3" svg:d="M12798 19961h2163" svg:viewBox="0 0 2164 1">
              <text:p/>
            </draw:connector>
            <draw:custom-shape draw:style-name="gr24" draw:text-style-name="P7" xml:id="id17" draw:id="id17" draw:layer="layout" svg:width="1.443cm" svg:height="1.805cm" svg:x="18.568cm" svg:y="20.861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4cm" svg:y1="19.961cm" svg:x2="18.568cm" svg:y2="21.763cm" draw:start-shape="id16" draw:start-glue-point="1" draw:end-shape="id17" draw:end-glue-point="3" svg:d="M16404 19961h1081v1802h1083" svg:viewBox="0 0 2165 1803">
              <text:p/>
            </draw:connector>
            <draw:connector draw:style-name="gr5" draw:text-style-name="P20" draw:layer="layout" draw:type="line" svg:x1="20.011cm" svg:y1="21.763cm" svg:x2="22.473cm" svg:y2="21.771cm" draw:start-shape="id17" draw:start-glue-point="1" svg:d="M20011 21763l2462 8" svg:viewBox="0 0 2463 9">
              <text:p/>
            </draw:connector>
            <draw:connector draw:style-name="gr5" draw:text-style-name="P20" draw:layer="layout" draw:type="line" svg:x1="5.452cm" svg:y1="22.349cm" svg:x2="18.552cm" svg:y2="22.357cm" svg:d="M5452 22349l13100 8" svg:viewBox="0 0 13101 9">
              <text:p/>
            </draw:connector>
            <draw:frame draw:style-name="gr25" draw:text-style-name="P21" draw:layer="layout" svg:width="2.071cm" svg:height="1.093cm" svg:x="3.576cm" svg:y="17.605cm">
              <draw:text-box>
                <text:p><text:span text:style-name="T29">x</text:span><text:span text:style-name="T27">1 </text:span><text:span text:style-name="T29">= 0</text:span></text:p>
              </draw:text-box>
            </draw:frame>
            <draw:frame draw:style-name="gr26" draw:text-style-name="P24" draw:layer="layout" svg:width="2.072cm" svg:height="2.105cm" svg:x="3.576cm" svg:y="19.99cm">
              <draw:text-box>
                <text:p text:style-name="P23"><text:span text:style-name="T30">x</text:span><text:span text:style-name="T31">2</text:span><text:span text:style-name="T27"> </text:span><text:span text:style-name="T29">= 0</text:span></text:p>
              </draw:text-box>
            </draw:frame>
            <draw:frame draw:style-name="gr27" draw:text-style-name="P24" draw:layer="layout" svg:width="2.073cm" svg:height="0.962cm" svg:x="3.576cm" svg:y="21.808cm">
              <draw:text-box>
                <text:p text:style-name="P23"><text:span text:style-name="T30">x</text:span><text:span text:style-name="T31">3</text:span><text:span text:style-name="T27"> </text:span><text:span text:style-name="T29">= 0</text:span></text:p>
              </draw:text-box>
            </draw:frame>
            <draw:frame draw:style-name="gr28" draw:text-style-name="P9" draw:layer="layout" svg:width="1.204cm" svg:height="1.093cm" svg:x="7.843cm" svg:y="16.35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2cm" svg:y="18.153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5cm" svg:y="18.142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1cm" svg:y="19.945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cm" svg:y="17.131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88cm" svg:y="19.047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4cm" svg:y="19.059cm">
              <draw:text-box>
                <text:p><text:span text:style-name="T7">o</text:span><text:span text:style-name="T8">3</text:span></text:p>
              </draw:text-box>
            </draw:frame>
            <draw:frame draw:style-name="gr29" draw:text-style-name="P25" draw:layer="layout" svg:width="2.258cm" svg:height="1.161cm" svg:x="22.378cm" svg:y="21.223cm">
              <draw:text-box>
                <text:p text:style-name="P23"><text:span text:style-name="T32">o</text:span><text:span text:style-name="T33">4</text:span><text:span text:style-name="T12"> </text:span><text:span text:style-name="T11">= 1</text:span></text:p>
              </draw:text-box>
            </draw:frame>
            <draw:line draw:style-name="gr30" draw:text-style-name="P20" draw:layer="layout" svg:x1="2.881cm" svg:y1="23.337cm" svg:x2="25.716cm" svg:y2="23.337cm">
              <text:p/>
            </draw:line>
            <draw:frame draw:style-name="gr31" draw:text-style-name="P15" draw:layer="layout" svg:width="2.655cm" svg:height="0.962cm" svg:x="3.232cm" svg:y="16.052cm">
              <draw:text-box>
                <text:p><text:span text:style-name="T34">Entry 1</text:span></text:p>
              </draw:text-box>
            </draw:frame>
            <draw:frame draw:style-name="gr32" draw:text-style-name="P15" draw:layer="layout" svg:width="14.405cm" svg:height="1.119cm" svg:x="3.229cm" svg:y="13.939cm">
              <draw:text-box>
                <text:p><text:span text:style-name="T24">Entries of desired input/output values</text:span></text:p>
              </draw:text-box>
            </draw:frame>
            <draw:custom-shape draw:style-name="gr21" draw:text-style-name="P7" xml:id="id18" draw:id="id18" draw:layer="layout" svg:width="1.442cm" svg:height="1.804cm" svg:x="7.68cm" svg:y="24.276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6cm" svg:y1="25.157cm" svg:x2="7.68cm" svg:y2="25.178cm" draw:end-shape="id18" draw:end-glue-point="3" svg:d="M5446 25157l2234 21" svg:viewBox="0 0 2235 22">
              <text:p/>
            </draw:connector>
            <draw:custom-shape draw:style-name="gr22" draw:text-style-name="P7" xml:id="id19" draw:id="id19" draw:layer="layout" svg:width="1.444cm" svg:height="1.804cm" svg:x="11.355cm" svg:y="26.08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2cm" svg:y1="25.178cm" svg:x2="11.355cm" svg:y2="26.982cm" draw:start-shape="id18" draw:start-glue-point="1" draw:end-shape="id19" svg:d="M9122 25178h1117v1804h1116" svg:viewBox="0 0 2234 1805">
              <text:p/>
            </draw:connector>
            <draw:connector draw:style-name="gr5" draw:text-style-name="P20" draw:layer="layout" draw:type="line" svg:x1="5.467cm" svg:y1="27.6cm" svg:x2="11.354cm" svg:y2="27.608cm" svg:d="M5467 27600l5887 8" svg:viewBox="0 0 5888 9">
              <text:p/>
            </draw:connector>
            <draw:custom-shape draw:style-name="gr23" draw:text-style-name="P7" xml:id="id20" draw:id="id20" draw:layer="layout" svg:width="1.443cm" svg:height="1.804cm" svg:x="14.962cm" svg:y="26.08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799cm" svg:y1="26.982cm" svg:x2="14.962cm" svg:y2="26.982cm" draw:start-shape="id19" draw:start-glue-point="1" draw:end-shape="id20" draw:end-glue-point="3" svg:d="M12799 26982h2163" svg:viewBox="0 0 2164 1">
              <text:p/>
            </draw:connector>
            <draw:custom-shape draw:style-name="gr24" draw:text-style-name="P7" xml:id="id21" draw:id="id21" draw:layer="layout" svg:width="1.443cm" svg:height="1.805cm" svg:x="18.569cm" svg:y="27.882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5cm" svg:y1="26.982cm" svg:x2="18.569cm" svg:y2="28.784cm" draw:start-shape="id20" draw:start-glue-point="1" draw:end-shape="id21" draw:end-glue-point="3" svg:d="M16405 26982h1081v1802h1083" svg:viewBox="0 0 2165 1803">
              <text:p/>
            </draw:connector>
            <draw:connector draw:style-name="gr5" draw:text-style-name="P20" draw:layer="layout" draw:type="line" svg:x1="20.012cm" svg:y1="28.784cm" svg:x2="22.474cm" svg:y2="28.792cm" draw:start-shape="id21" draw:start-glue-point="1" svg:d="M20012 28784l2462 8" svg:viewBox="0 0 2463 9">
              <text:p/>
            </draw:connector>
            <draw:connector draw:style-name="gr5" draw:text-style-name="P20" draw:layer="layout" draw:type="line" svg:x1="5.453cm" svg:y1="29.37cm" svg:x2="18.553cm" svg:y2="29.378cm" svg:d="M5453 29370l13100 8" svg:viewBox="0 0 13101 9">
              <text:p/>
            </draw:connector>
            <draw:frame draw:style-name="gr25" draw:text-style-name="P21" draw:layer="layout" svg:width="2.071cm" svg:height="1.093cm" svg:x="3.577cm" svg:y="24.626cm">
              <draw:text-box>
                <text:p><text:span text:style-name="T29">x</text:span><text:span text:style-name="T27">1 </text:span><text:span text:style-name="T29">= 0</text:span></text:p>
              </draw:text-box>
            </draw:frame>
            <draw:frame draw:style-name="gr33" draw:text-style-name="P24" draw:layer="layout" svg:width="2.072cm" svg:height="2.105cm" svg:x="3.577cm" svg:y="27.011cm">
              <draw:text-box>
                <text:p text:style-name="P23"><text:span text:style-name="T30">x</text:span><text:span text:style-name="T31">2</text:span><text:span text:style-name="T27"> </text:span><text:span text:style-name="T29">= 1</text:span></text:p>
              </draw:text-box>
            </draw:frame>
            <draw:frame draw:style-name="gr34" draw:text-style-name="P24" draw:layer="layout" svg:width="2.073cm" svg:height="0.962cm" svg:x="3.577cm" svg:y="28.829cm">
              <draw:text-box>
                <text:p text:style-name="P23"><text:span text:style-name="T30">x</text:span><text:span text:style-name="T31">3</text:span><text:span text:style-name="T27"> </text:span><text:span text:style-name="T29">= 0</text:span></text:p>
              </draw:text-box>
            </draw:frame>
            <draw:frame draw:style-name="gr28" draw:text-style-name="P9" draw:layer="layout" svg:width="1.204cm" svg:height="1.093cm" svg:x="7.844cm" svg:y="23.371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3cm" svg:y="25.174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6cm" svg:y="25.163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2cm" svg:y="26.966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1cm" svg:y="24.152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89cm" svg:y="26.068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5cm" svg:y="26.08cm">
              <draw:text-box>
                <text:p><text:span text:style-name="T7">o</text:span><text:span text:style-name="T8">3</text:span></text:p>
              </draw:text-box>
            </draw:frame>
            <draw:frame draw:style-name="gr35" draw:text-style-name="P25" draw:layer="layout" svg:width="2.258cm" svg:height="1.161cm" svg:x="22.379cm" svg:y="28.244cm">
              <draw:text-box>
                <text:p text:style-name="P23"><text:span text:style-name="T32">o</text:span><text:span text:style-name="T33">4</text:span><text:span text:style-name="T12"> </text:span><text:span text:style-name="T11">= 0</text:span></text:p>
              </draw:text-box>
            </draw:frame>
            <draw:line draw:style-name="gr30" draw:text-style-name="P20" draw:layer="layout" svg:x1="2.882cm" svg:y1="30.358cm" svg:x2="25.717cm" svg:y2="30.358cm">
              <text:p/>
            </draw:line>
            <draw:frame draw:style-name="gr31" draw:text-style-name="P15" draw:layer="layout" svg:width="2.655cm" svg:height="0.962cm" svg:x="3.232cm" svg:y="23.373cm">
              <draw:text-box>
                <text:p><text:span text:style-name="T34">Entry 2</text:span></text:p>
              </draw:text-box>
            </draw:frame>
            <draw:custom-shape draw:style-name="gr21" draw:text-style-name="P7" xml:id="id22" draw:id="id22" draw:layer="layout" svg:width="1.442cm" svg:height="1.804cm" svg:x="7.681cm" svg:y="31.297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7cm" svg:y1="32.178cm" svg:x2="7.681cm" svg:y2="32.199cm" draw:end-shape="id22" draw:end-glue-point="3" svg:d="M5447 32178l2234 21" svg:viewBox="0 0 2235 22">
              <text:p/>
            </draw:connector>
            <draw:custom-shape draw:style-name="gr22" draw:text-style-name="P7" xml:id="id23" draw:id="id23" draw:layer="layout" svg:width="1.444cm" svg:height="1.804cm" svg:x="11.356cm" svg:y="33.101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3cm" svg:y1="32.199cm" svg:x2="11.356cm" svg:y2="34.003cm" draw:start-shape="id22" draw:start-glue-point="1" draw:end-shape="id23" svg:d="M9123 32199h1117v1804h1116" svg:viewBox="0 0 2234 1805">
              <text:p/>
            </draw:connector>
            <draw:connector draw:style-name="gr5" draw:text-style-name="P20" draw:layer="layout" draw:type="line" svg:x1="5.468cm" svg:y1="34.621cm" svg:x2="11.355cm" svg:y2="34.629cm" svg:d="M5468 34621l5887 8" svg:viewBox="0 0 5888 9">
              <text:p/>
            </draw:connector>
            <draw:custom-shape draw:style-name="gr23" draw:text-style-name="P7" xml:id="id24" draw:id="id24" draw:layer="layout" svg:width="1.443cm" svg:height="1.804cm" svg:x="14.963cm" svg:y="33.101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8cm" svg:y1="34.003cm" svg:x2="14.963cm" svg:y2="34.003cm" draw:start-shape="id23" draw:start-glue-point="1" draw:end-shape="id24" draw:end-glue-point="3" svg:d="M12800 34003h2163" svg:viewBox="0 0 2164 1">
              <text:p/>
            </draw:connector>
            <draw:custom-shape draw:style-name="gr24" draw:text-style-name="P7" xml:id="id25" draw:id="id25" draw:layer="layout" svg:width="1.443cm" svg:height="1.805cm" svg:x="18.57cm" svg:y="34.903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6cm" svg:y1="34.003cm" svg:x2="18.57cm" svg:y2="35.805cm" draw:start-shape="id24" draw:start-glue-point="1" draw:end-shape="id25" draw:end-glue-point="3" svg:d="M16406 34003h1081v1802h1083" svg:viewBox="0 0 2165 1803">
              <text:p/>
            </draw:connector>
            <draw:connector draw:style-name="gr5" draw:text-style-name="P20" draw:layer="layout" draw:type="line" svg:x1="20.013cm" svg:y1="35.805cm" svg:x2="22.475cm" svg:y2="35.813cm" draw:start-shape="id25" draw:start-glue-point="1" svg:d="M20013 35805l2462 8" svg:viewBox="0 0 2463 9">
              <text:p/>
            </draw:connector>
            <draw:connector draw:style-name="gr5" draw:text-style-name="P20" draw:layer="layout" draw:type="line" svg:x1="5.454cm" svg:y1="36.391cm" svg:x2="18.554cm" svg:y2="36.399cm" svg:d="M5454 36391l13100 8" svg:viewBox="0 0 13101 9">
              <text:p/>
            </draw:connector>
            <draw:frame draw:style-name="gr25" draw:text-style-name="P21" draw:layer="layout" svg:width="2.071cm" svg:height="1.093cm" svg:x="3.578cm" svg:y="31.647cm">
              <draw:text-box>
                <text:p><text:span text:style-name="T29">x</text:span><text:span text:style-name="T27">1 </text:span><text:span text:style-name="T29">= 1</text:span></text:p>
              </draw:text-box>
            </draw:frame>
            <draw:frame draw:style-name="gr36" draw:text-style-name="P24" draw:layer="layout" svg:width="2.072cm" svg:height="2.105cm" svg:x="3.578cm" svg:y="34.032cm">
              <draw:text-box>
                <text:p text:style-name="P23"><text:span text:style-name="T30">x</text:span><text:span text:style-name="T31">2</text:span><text:span text:style-name="T27"> </text:span><text:span text:style-name="T29">= 1</text:span></text:p>
              </draw:text-box>
            </draw:frame>
            <draw:frame draw:style-name="gr37" draw:text-style-name="P24" draw:layer="layout" svg:width="2.073cm" svg:height="0.962cm" svg:x="3.578cm" svg:y="35.85cm">
              <draw:text-box>
                <text:p text:style-name="P23"><text:span text:style-name="T30">x</text:span><text:span text:style-name="T31">3</text:span><text:span text:style-name="T27"> </text:span><text:span text:style-name="T29">= 0</text:span></text:p>
              </draw:text-box>
            </draw:frame>
            <draw:frame draw:style-name="gr28" draw:text-style-name="P9" draw:layer="layout" svg:width="1.204cm" svg:height="1.093cm" svg:x="7.845cm" svg:y="30.392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4cm" svg:y="32.195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7cm" svg:y="32.184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3cm" svg:y="33.987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2cm" svg:y="31.173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9cm" svg:y="33.089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6cm" svg:y="33.101cm">
              <draw:text-box>
                <text:p><text:span text:style-name="T7">o</text:span><text:span text:style-name="T8">3</text:span></text:p>
              </draw:text-box>
            </draw:frame>
            <draw:frame draw:style-name="gr38" draw:text-style-name="P25" draw:layer="layout" svg:width="2.258cm" svg:height="1.161cm" svg:x="22.38cm" svg:y="35.265cm">
              <draw:text-box>
                <text:p text:style-name="P23"><text:span text:style-name="T32">o</text:span><text:span text:style-name="T33">4</text:span><text:span text:style-name="T12"> </text:span><text:span text:style-name="T11">= 0</text:span></text:p>
              </draw:text-box>
            </draw:frame>
            <draw:line draw:style-name="gr30" draw:text-style-name="P20" draw:layer="layout" svg:x1="2.883cm" svg:y1="37.379cm" svg:x2="25.718cm" svg:y2="37.379cm">
              <text:p/>
            </draw:line>
            <draw:frame draw:style-name="gr31" draw:text-style-name="P15" draw:layer="layout" svg:width="2.655cm" svg:height="0.962cm" svg:x="3.232cm" svg:y="30.394cm">
              <draw:text-box>
                <text:p><text:span text:style-name="T34">Entry 3</text:span></text:p>
              </draw:text-box>
            </draw:frame>
            <draw:custom-shape draw:style-name="gr21" draw:text-style-name="P7" xml:id="id26" draw:id="id26" draw:layer="layout" svg:width="1.442cm" svg:height="1.804cm" svg:x="7.682cm" svg:y="38.318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8cm" svg:y1="39.199cm" svg:x2="7.682cm" svg:y2="39.22cm" draw:end-shape="id26" draw:end-glue-point="3" svg:d="M5448 39199l2234 21" svg:viewBox="0 0 2235 22">
              <text:p/>
            </draw:connector>
            <draw:custom-shape draw:style-name="gr22" draw:text-style-name="P7" xml:id="id27" draw:id="id27" draw:layer="layout" svg:width="1.444cm" svg:height="1.804cm" svg:x="11.357cm" svg:y="40.122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4cm" svg:y1="39.22cm" svg:x2="11.357cm" svg:y2="41.024cm" draw:start-shape="id26" draw:start-glue-point="1" draw:end-shape="id27" svg:d="M9124 39220h1117v1804h1116" svg:viewBox="0 0 2234 1805">
              <text:p/>
            </draw:connector>
            <draw:connector draw:style-name="gr5" draw:text-style-name="P20" draw:layer="layout" draw:type="line" svg:x1="5.469cm" svg:y1="41.642cm" svg:x2="11.356cm" svg:y2="41.65cm" svg:d="M5469 41642l5887 8" svg:viewBox="0 0 5888 9">
              <text:p/>
            </draw:connector>
            <draw:custom-shape draw:style-name="gr23" draw:text-style-name="P7" xml:id="id28" draw:id="id28" draw:layer="layout" svg:width="1.443cm" svg:height="1.804cm" svg:x="14.964cm" svg:y="40.122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801cm" svg:y1="41.024cm" svg:x2="14.964cm" svg:y2="41.024cm" draw:start-shape="id27" draw:start-glue-point="1" draw:end-shape="id28" draw:end-glue-point="3" svg:d="M12801 41024h2163" svg:viewBox="0 0 2164 1">
              <text:p/>
            </draw:connector>
            <draw:custom-shape draw:style-name="gr24" draw:text-style-name="P7" xml:id="id29" draw:id="id29" draw:layer="layout" svg:width="1.443cm" svg:height="1.805cm" svg:x="18.571cm" svg:y="41.924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7cm" svg:y1="41.024cm" svg:x2="18.571cm" svg:y2="42.826cm" draw:start-shape="id28" draw:start-glue-point="1" draw:end-shape="id29" draw:end-glue-point="3" svg:d="M16407 41024h1081v1802h1083" svg:viewBox="0 0 2165 1803">
              <text:p/>
            </draw:connector>
            <draw:connector draw:style-name="gr5" draw:text-style-name="P20" draw:layer="layout" draw:type="line" svg:x1="20.014cm" svg:y1="42.826cm" svg:x2="22.476cm" svg:y2="42.834cm" draw:start-shape="id29" draw:start-glue-point="1" svg:d="M20014 42826l2462 8" svg:viewBox="0 0 2463 9">
              <text:p/>
            </draw:connector>
            <draw:connector draw:style-name="gr5" draw:text-style-name="P20" draw:layer="layout" draw:type="line" svg:x1="5.455cm" svg:y1="43.412cm" svg:x2="18.555cm" svg:y2="43.42cm" svg:d="M5455 43412l13100 8" svg:viewBox="0 0 13101 9">
              <text:p/>
            </draw:connector>
            <draw:frame draw:style-name="gr25" draw:text-style-name="P21" draw:layer="layout" svg:width="2.071cm" svg:height="1.093cm" svg:x="3.579cm" svg:y="38.668cm">
              <draw:text-box>
                <text:p><text:span text:style-name="T29">x</text:span><text:span text:style-name="T27">1 </text:span><text:span text:style-name="T29">= 1</text:span></text:p>
              </draw:text-box>
            </draw:frame>
            <draw:frame draw:style-name="gr39" draw:text-style-name="P24" draw:layer="layout" svg:width="2.072cm" svg:height="2.105cm" svg:x="3.579cm" svg:y="41.053cm">
              <draw:text-box>
                <text:p text:style-name="P23"><text:span text:style-name="T30">x</text:span><text:span text:style-name="T31">2</text:span><text:span text:style-name="T27"> </text:span><text:span text:style-name="T29">= 0</text:span></text:p>
              </draw:text-box>
            </draw:frame>
            <draw:frame draw:style-name="gr40" draw:text-style-name="P24" draw:layer="layout" svg:width="2.073cm" svg:height="0.962cm" svg:x="3.579cm" svg:y="42.871cm">
              <draw:text-box>
                <text:p text:style-name="P23"><text:span text:style-name="T30">x</text:span><text:span text:style-name="T31">3</text:span><text:span text:style-name="T27"> </text:span><text:span text:style-name="T29">= 1</text:span></text:p>
              </draw:text-box>
            </draw:frame>
            <draw:frame draw:style-name="gr28" draw:text-style-name="P9" draw:layer="layout" svg:width="1.204cm" svg:height="1.093cm" svg:x="7.846cm" svg:y="37.413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5cm" svg:y="39.216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8cm" svg:y="39.205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4cm" svg:y="41.008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3cm" svg:y="38.194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91cm" svg:y="40.11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7cm" svg:y="40.122cm">
              <draw:text-box>
                <text:p><text:span text:style-name="T7">o</text:span><text:span text:style-name="T8">3</text:span></text:p>
              </draw:text-box>
            </draw:frame>
            <draw:frame draw:style-name="gr41" draw:text-style-name="P25" draw:layer="layout" svg:width="2.258cm" svg:height="1.161cm" svg:x="22.381cm" svg:y="42.286cm">
              <draw:text-box>
                <text:p text:style-name="P23"><text:span text:style-name="T32">o</text:span><text:span text:style-name="T33">4</text:span><text:span text:style-name="T12"> </text:span><text:span text:style-name="T11">= 1</text:span></text:p>
              </draw:text-box>
            </draw:frame>
            <draw:frame draw:style-name="gr31" draw:text-style-name="P15" draw:layer="layout" svg:width="2.655cm" svg:height="0.962cm" svg:x="3.232cm" svg:y="37.415cm">
              <draw:text-box>
                <text:p><text:span text:style-name="T34">Entry 4</text:span></text:p>
              </draw:text-box>
            </draw:frame>
            <draw:frame draw:style-name="gr42" draw:text-style-name="P22" xml:id="id30" draw:id="id30" draw:layer="layout" svg:width="4.047cm" svg:height="1.014cm" svg:x="10.471cm" svg:y="16.04cm">
              <draw:text-box>
                <text:p><text:span text:style-name="T28">Given input</text:span></text:p>
              </draw:text-box>
            </draw:frame>
            <draw:connector draw:style-name="gr19" draw:text-style-name="P5" draw:layer="layout" draw:type="curve" svg:x1="10.471cm" svg:y1="16.547cm" svg:x2="4.597cm" svg:y2="17.31cm" draw:start-shape="id30" draw:start-glue-point="3" draw:end-shape="id31" draw:end-glue-point="0" svg:d="M10471 16547c-3916 0-5874 254-5874 763" svg:viewBox="0 0 5875 764">
              <text:p/>
            </draw:connector>
            <draw:custom-shape draw:style-name="gr43" draw:text-style-name="P5" xml:id="id31" draw:id="id31" draw:layer="layout" svg:width="2.222cm" svg:height="5.715cm" svg:x="3.486cm" svg:y="17.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44" draw:text-style-name="P22" xml:id="id32" draw:id="id32" draw:layer="layout" svg:width="5.034cm" svg:height="1.014cm" svg:x="15.314cm" svg:y="16.04cm">
              <draw:text-box>
                <text:p><text:span text:style-name="T28">Desired output</text:span></text:p>
              </draw:text-box>
            </draw:frame>
            <draw:connector draw:style-name="gr19" draw:text-style-name="P5" draw:layer="layout" draw:type="curve" svg:x1="20.348cm" svg:y1="16.547cm" svg:x2="23.43cm" svg:y2="21.255cm" draw:start-shape="id32" draw:start-glue-point="1" draw:end-shape="id33" draw:end-glue-point="0" svg:d="M20348 16547c2055 0 3082 1569 3082 4708" svg:viewBox="0 0 3083 4709">
              <text:p/>
            </draw:connector>
            <draw:custom-shape draw:style-name="gr45" draw:text-style-name="P5" xml:id="id33" draw:id="id33" draw:layer="layout" svg:width="2.222cm" svg:height="0.952cm" svg:x="22.319cm" svg:y="21.2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custom-shape draw:style-name="gr15" draw:text-style-name="P16" draw:layer="layout" svg:width="1.379cm" svg:height="11.43cm" draw:transform="rotate (-1.5707963267949) translate (20.054cm 45.5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1">
          <draw:custom-shape draw:style-name="gr46" draw:text-style-name="P1" draw:layer="layout" svg:width="23.622cm" svg:height="17.843cm" svg:x="27.484cm" svg:y="2.27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47" draw:text-style-name="P2" draw:layer="layout" svg:width="22.86cm" svg:height="8.255cm" svg:x="27.865cm" svg:y="2.651cm">
              <text:p/>
              <draw:enhanced-geometry svg:viewBox="0 0 21600 21600" draw:path-stretchpoint-x="10800" draw:path-stretchpoint-y="10800" draw:text-areas="?f3 ?f4 ?f5 ?f6" draw:type="round-rectangle" draw:modifiers="1993.604651162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" draw:text-style-name="P19" xml:id="id34" draw:id="id34" draw:layer="layout" svg:width="1.634cm" svg:height="2.043cm" svg:x="32.009cm" svg:y="5.01cm">
              <text:p text:style-name="P18"><text:span text:style-name="T25">ID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29.479cm" svg:y1="6.008cm" svg:x2="32.009cm" svg:y2="6.031cm" draw:end-shape="id34" draw:end-glue-point="3" svg:d="M29479 6008l2530 23" svg:viewBox="0 0 2531 24">
              <text:p/>
            </draw:connector>
            <draw:frame draw:style-name="gr48" draw:text-style-name="P8" draw:layer="layout" svg:width="1.319cm" svg:height="1.055cm" svg:x="28.789cm" svg:y="5.506cm">
              <draw:text-box>
                <text:p><text:span text:style-name="T3">x</text:span></text:p>
              </draw:text-box>
            </draw:frame>
            <draw:frame draw:style-name="gr49" draw:text-style-name="P10" draw:layer="layout" svg:width="3.175cm" svg:height="0.962cm" svg:x="36.02cm" svg:y="5.509cm">
              <draw:text-box>
                <text:p><text:span text:style-name="T7">o</text:span><text:span text:style-name="T8"> </text:span><text:span text:style-name="T7">= </text:span><text:span text:style-name="T29">x</text:span></text:p>
              </draw:text-box>
            </draw:frame>
            <draw:frame draw:style-name="gr50" draw:text-style-name="P15" draw:layer="layout" svg:width="10.574cm" svg:height="1.119cm" svg:x="28.515cm" svg:y="3.001cm">
              <draw:text-box>
                <text:p><text:span text:style-name="T24">Definitions of logical gates </text:span></text:p>
              </draw:text-box>
            </draw:frame>
            <draw:connector draw:style-name="gr5" draw:text-style-name="P5" draw:layer="layout" draw:type="line" svg:x1="33.643cm" svg:y1="6.031cm" svg:x2="36.225cm" svg:y2="6.031cm" draw:start-shape="id34" draw:start-glue-point="1" svg:d="M33643 6031h2582" svg:viewBox="0 0 2583 1">
              <text:p/>
            </draw:connector>
            <draw:custom-shape draw:style-name="gr4" draw:text-style-name="P19" xml:id="id35" draw:id="id35" draw:layer="layout" svg:width="1.634cm" svg:height="2.043cm" svg:x="32.009cm" svg:y="8.22cm">
              <text:p text:style-name="P18"><text:span text:style-name="T25">NEG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29.479cm" svg:y1="9.218cm" svg:x2="32.009cm" svg:y2="9.241cm" draw:end-shape="id35" draw:end-glue-point="3" svg:d="M29479 9218l2530 23" svg:viewBox="0 0 2531 24">
              <text:p/>
            </draw:connector>
            <draw:frame draw:style-name="gr51" draw:text-style-name="P8" draw:layer="layout" svg:width="1.319cm" svg:height="0.962cm" svg:x="28.789cm" svg:y="8.716cm">
              <draw:text-box>
                <text:p><text:span text:style-name="T3">x</text:span></text:p>
              </draw:text-box>
            </draw:frame>
            <draw:connector draw:style-name="gr5" draw:text-style-name="P5" draw:layer="layout" draw:type="line" svg:x1="33.643cm" svg:y1="9.241cm" svg:x2="36.225cm" svg:y2="9.241cm" draw:start-shape="id35" draw:start-glue-point="1" svg:d="M33643 9241h2582" svg:viewBox="0 0 2583 1">
              <text:p/>
            </draw:connector>
            <draw:frame draw:style-name="gr49" draw:text-style-name="P10" draw:layer="layout" svg:width="3.175cm" svg:height="0.962cm" svg:x="36.021cm" svg:y="8.709cm">
              <draw:text-box>
                <text:p><text:span text:style-name="T7">o</text:span><text:span text:style-name="T8"> </text:span><text:span text:style-name="T7">= </text:span><text:span text:style-name="T35">¬</text:span><text:span text:style-name="T29">x</text:span></text:p>
              </draw:text-box>
            </draw:frame>
            <draw:custom-shape draw:style-name="gr4" draw:text-style-name="P19" xml:id="id36" draw:id="id36" draw:layer="layout" svg:width="1.634cm" svg:height="2.043cm" svg:x="42.709cm" svg:y="5.01cm">
              <text:p text:style-name="P18"><text:span text:style-name="T25">OR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40.179cm" svg:y1="6.508cm" svg:x2="42.709cm" svg:y2="6.531cm" svg:d="M40179 6508l2530 23" svg:viewBox="0 0 2531 24">
              <text:p/>
            </draw:connector>
            <draw:frame draw:style-name="gr51" draw:text-style-name="P8" draw:layer="layout" svg:width="1.319cm" svg:height="0.962cm" svg:x="39.289cm" svg:y="6.006cm">
              <draw:text-box>
                <text:p><text:span text:style-name="T3">x</text:span><text:span text:style-name="T36">2</text:span></text:p>
              </draw:text-box>
            </draw:frame>
            <draw:frame draw:style-name="gr52" draw:text-style-name="P10" draw:layer="layout" svg:width="3.47cm" svg:height="1.673cm" svg:x="46.72cm" svg:y="5.509cm">
              <draw:text-box>
                <text:p><text:span text:style-name="T7">o</text:span><text:span text:style-name="T8"> </text:span><text:span text:style-name="T7">= </text:span><text:span text:style-name="T29">x</text:span><text:span text:style-name="T27">1</text:span><text:span text:style-name="T29"> </text:span><text:span text:style-name="T35">˅ x</text:span><text:span text:style-name="T37">2</text:span></text:p>
              </draw:text-box>
            </draw:frame>
            <draw:connector draw:style-name="gr5" draw:text-style-name="P5" draw:layer="layout" draw:type="line" svg:x1="44.343cm" svg:y1="6.031cm" svg:x2="46.925cm" svg:y2="6.031cm" draw:start-shape="id36" draw:start-glue-point="1" svg:d="M44343 6031h2582" svg:viewBox="0 0 2583 1">
              <text:p/>
            </draw:connector>
            <draw:connector draw:style-name="gr5" draw:text-style-name="P5" draw:layer="layout" draw:type="line" svg:x1="40.179cm" svg:y1="5.508cm" svg:x2="42.709cm" svg:y2="5.531cm" svg:d="M40179 5508l2530 23" svg:viewBox="0 0 2531 24">
              <text:p/>
            </draw:connector>
            <draw:frame draw:style-name="gr51" draw:text-style-name="P8" draw:layer="layout" svg:width="1.319cm" svg:height="0.962cm" svg:x="39.289cm" svg:y="5.006cm">
              <draw:text-box>
                <text:p><text:span text:style-name="T3">x</text:span><text:span text:style-name="T36">1</text:span></text:p>
              </draw:text-box>
            </draw:frame>
            <draw:custom-shape draw:style-name="gr4" draw:text-style-name="P19" xml:id="id37" draw:id="id37" draw:layer="layout" svg:width="1.634cm" svg:height="2.043cm" svg:x="42.71cm" svg:y="8.198cm">
              <text:p text:style-name="P18"><text:span text:style-name="T25">AND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40.18cm" svg:y1="9.696cm" svg:x2="42.71cm" svg:y2="9.719cm" svg:d="M40180 9696l2530 23" svg:viewBox="0 0 2531 24">
              <text:p/>
            </draw:connector>
            <draw:frame draw:style-name="gr51" draw:text-style-name="P8" draw:layer="layout" svg:width="1.319cm" svg:height="0.962cm" svg:x="39.29cm" svg:y="9.194cm">
              <draw:text-box>
                <text:p><text:span text:style-name="T3">x</text:span><text:span text:style-name="T36">2</text:span></text:p>
              </draw:text-box>
            </draw:frame>
            <draw:frame draw:style-name="gr52" draw:text-style-name="P10" draw:layer="layout" svg:width="3.47cm" svg:height="1.673cm" svg:x="46.721cm" svg:y="8.697cm">
              <draw:text-box>
                <text:p><text:span text:style-name="T7">o</text:span><text:span text:style-name="T8"> </text:span><text:span text:style-name="T7">= </text:span><text:span text:style-name="T29">x</text:span><text:span text:style-name="T27">1</text:span><text:span text:style-name="T29"> </text:span><text:span text:style-name="T35">˄ x</text:span><text:span text:style-name="T37">2</text:span></text:p>
              </draw:text-box>
            </draw:frame>
            <draw:connector draw:style-name="gr5" draw:text-style-name="P5" draw:layer="layout" draw:type="line" svg:x1="44.344cm" svg:y1="9.219cm" svg:x2="46.926cm" svg:y2="9.219cm" draw:start-shape="id37" draw:start-glue-point="1" svg:d="M44344 9219h2582" svg:viewBox="0 0 2583 1">
              <text:p/>
            </draw:connector>
            <draw:connector draw:style-name="gr5" draw:text-style-name="P5" draw:layer="layout" draw:type="line" svg:x1="40.18cm" svg:y1="8.696cm" svg:x2="42.71cm" svg:y2="8.719cm" svg:d="M40180 8696l2530 23" svg:viewBox="0 0 2531 24">
              <text:p/>
            </draw:connector>
            <draw:frame draw:style-name="gr51" draw:text-style-name="P8" draw:layer="layout" svg:width="1.319cm" svg:height="0.962cm" svg:x="39.29cm" svg:y="8.194cm">
              <draw:text-box>
                <text:p><text:span text:style-name="T3">x</text:span><text:span text:style-name="T36">1</text:span></text:p>
              </draw:text-box>
            </draw:frame>
          </draw:g>
          <draw:g draw:style-name="gr1">
            <draw:custom-shape draw:style-name="gr53" draw:text-style-name="P2" draw:layer="layout" svg:width="22.86cm" svg:height="8.373cm" svg:x="27.865cm" svg:y="11.333cm">
              <text:p/>
              <draw:enhanced-geometry svg:viewBox="0 0 21600 21600" draw:path-stretchpoint-x="10800" draw:path-stretchpoint-y="10800" draw:text-areas="?f3 ?f4 ?f5 ?f6" draw:type="round-rectangle" draw:modifiers="1965.512299976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g draw:style-name="gr1">
              <draw:frame draw:style-name="gr54" draw:layer="layout" svg:width="3.9cm" svg:height="3.832cm" svg:x="38.493cm" svg:y="13.673cm">
                <table:table table:template-name="default" table:use-first-row-styles="true" table:use-banding-rows-styles="true">
                  <table:table-column table:style-name="co1"/>
                  <table:table-column table:style-name="co1"/>
                  <table:table-column table:style-name="co1"/>
                  <table:table-column table:style-name="co2"/>
                  <table:table-row table:style-name="ro1" table:default-cell-style-name="ce1">
                    <table:table-cell/>
                    <table:table-cell/>
                    <table:table-cell table:style-name="ce2" table:number-columns-spanned="2">
                      <text:p text:style-name="P26"><text:span text:style-name="T3">x</text:span><text:span text:style-name="T36">1</text:span></text:p>
                    </table:table-cell>
                    <table:covered-table-cell table:style-name="ce2"/>
                  </table:table-row>
                  <table:table-row table:style-name="ro1" table:default-cell-style-name="ce4">
                    <table:table-cell table:style-name="ce1"/>
                    <table:table-cell table:style-name="ce3">
                      <text:p text:style-name="P27"><text:span text:style-name="T38">˅</text:span>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2" table:default-cell-style-name="ce6">
                    <table:table-cell table:style-name="ce2" table:number-rows-spanned="2">
                      <text:p text:style-name="P26"><text:span text:style-name="T3">x</text:span><text:span text:style-name="T36">2</text:span></text:p>
                    </table:table-cell>
                    <table:table-cell table:style-name="ce5">
                      <text:p text:style-name="P26">0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3" table:default-cell-style-name="ce6">
                    <table:covered-table-cell table:style-name="ce2"/>
                    <table:table-cell table:style-name="ce5">
                      <text:p text:style-name="P26">1</text:p>
                    </table:table-cell>
                    <table:table-cell>
                      <text:p text:style-name="P26">1</text:p>
                    </table:table-cell>
                    <table:table-cell>
                      <text:p text:style-name="P26">1</text:p>
                    </table:table-cell>
                  </table:table-row>
                </table:table>
                <draw:image xlink:href="Pictures/TablePreview1.svm" xlink:type="simple" xlink:show="embed" xlink:actuate="onLoad"/>
              </draw:frame>
              <draw:custom-shape draw:style-name="gr55" draw:text-style-name="P28" xml:id="id42" draw:id="id42" draw:layer="layout" svg:width="1.753cm" svg:height="0.838cm" svg:x="40.558cm" svg:y="14.6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28" xml:id="id38" draw:id="id38" draw:layer="layout" svg:width="1.753cm" svg:height="0.838cm" draw:transform="rotate (-1.5707963267949) translate (40.38cm 15.66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6" draw:text-style-name="P5" xml:id="id40" draw:id="id40" draw:layer="layout" svg:width="1.605cm" svg:height="1.626cm" svg:x="40.616cm" svg:y="15.69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g>
            <draw:frame draw:style-name="gr54" draw:layer="layout" svg:width="3.9cm" svg:height="3.832cm" svg:x="44.833cm" svg:y="13.673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/>
                  <table:table-cell/>
                  <table:table-cell table:style-name="ce2" table:number-columns-spanned="2">
                    <text:p text:style-name="P26"><text:span text:style-name="T3">x</text:span><text:span text:style-name="T36">1</text:span></text:p>
                  </table:table-cell>
                  <table:covered-table-cell table:style-name="ce2"/>
                </table:table-row>
                <table:table-row table:style-name="ro1" table:default-cell-style-name="ce4">
                  <table:table-cell table:style-name="ce1"/>
                  <table:table-cell table:style-name="ce3">
                    <text:p text:style-name="P27"><text:span text:style-name="T38">˄</text:span>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  <table:table-row table:style-name="ro2" table:default-cell-style-name="ce6">
                  <table:table-cell table:style-name="ce2" table:number-rows-spanned="2">
                    <text:p text:style-name="P26"><text:span text:style-name="T3">x</text:span><text:span text:style-name="T36">2</text:span></text:p>
                  </table:table-cell>
                  <table:table-cell table:style-name="ce5">
                    <text:p text:style-name="P26">0</text:p>
                  </table:table-cell>
                  <table:table-cell>
                    <text:p text:style-name="P26">0</text:p>
                  </table:table-cell>
                  <table:table-cell>
                    <text:p text:style-name="P26">0</text:p>
                  </table:table-cell>
                </table:table-row>
                <table:table-row table:style-name="ro3" table:default-cell-style-name="ce6">
                  <table:covered-table-cell table:style-name="ce2"/>
                  <table:table-cell table:style-name="ce5">
                    <text:p text:style-name="P26">1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gr54" draw:layer="layout" svg:width="1.953cm" svg:height="2.946cm" svg:x="29.6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7">
                    <text:p text:style-name="P29"><text:span text:style-name="T39">x</text:span><text:span text:style-name="T40">2</text:span></text:p>
                  </table:table-cell>
                  <table:table-cell table:style-name="ce6">
                    <text:p text:style-name="P26"><text:span text:style-name="T38">id</text:span></text:p>
                  </table:table-cell>
                </table:table-row>
                <table:table-row table:style-name="ro5">
                  <table:table-cell table:style-name="ce2">
                    <text:p text:style-name="P26">0</text:p>
                  </table:table-cell>
                  <table:table-cell table:style-name="ce6">
                    <text:p text:style-name="P26">0</text:p>
                  </table:table-cell>
                </table:table-row>
                <table:table-row table:style-name="ro6">
                  <table:table-cell table:style-name="ce2">
                    <text:p text:style-name="P26">1</text:p>
                  </table:table-cell>
                  <table:table-cell table:style-name="ce6">
                    <text:p text:style-name="P26">1</text:p>
                  </table:table-cell>
                </table:table-row>
              </table:table>
              <draw:image xlink:href="Pictures/TablePreview3.svm" xlink:type="simple" xlink:show="embed" xlink:actuate="onLoad"/>
            </draw:frame>
            <draw:frame draw:style-name="gr54" draw:layer="layout" svg:width="1.953cm" svg:height="2.946cm" svg:x="34.047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7">
                    <text:p text:style-name="P29"><text:span text:style-name="T39">x</text:span><text:span text:style-name="T40">2</text:span></text:p>
                  </table:table-cell>
                  <table:table-cell table:style-name="ce6">
                    <text:p text:style-name="P26"><text:span text:style-name="T38">¬</text:span></text:p>
                  </table:table-cell>
                </table:table-row>
                <table:table-row table:style-name="ro5">
                  <table:table-cell table:style-name="ce2">
                    <text:p text:style-name="P26">0</text:p>
                  </table:table-cell>
                  <table:table-cell table:style-name="ce6">
                    <text:p text:style-name="P26">1</text:p>
                  </table:table-cell>
                </table:table-row>
                <table:table-row table:style-name="ro6">
                  <table:table-cell table:style-name="ce2">
                    <text:p text:style-name="P26">1</text:p>
                  </table:table-cell>
                  <table:table-cell table:style-name="ce6">
                    <text:p text:style-name="P26">0</text:p>
                  </table:table-cell>
                </table:table-row>
              </table:table>
              <draw:image xlink:href="Pictures/TablePreview4.svm" xlink:type="simple" xlink:show="embed" xlink:actuate="onLoad"/>
            </draw:frame>
            <draw:frame draw:style-name="gr57" draw:text-style-name="P22" xml:id="id43" draw:id="id43" draw:layer="layout" svg:width="4.076cm" svg:height="1.014cm" svg:x="41.163cm" svg:y="12.389cm">
              <draw:text-box>
                <text:p><text:span text:style-name="T28">Values of </text:span><text:span text:style-name="T41">x</text:span><text:span text:style-name="T42">1</text:span></text:p>
              </draw:text-box>
            </draw:frame>
            <draw:frame draw:style-name="gr57" draw:text-style-name="P22" xml:id="id39" draw:id="id39" draw:layer="layout" svg:width="4.076cm" svg:height="1.014cm" svg:x="37.911cm" svg:y="18.174cm">
              <draw:text-box>
                <text:p><text:span text:style-name="T28">Values of </text:span><text:span text:style-name="T41">x</text:span><text:span text:style-name="T42">2</text:span></text:p>
              </draw:text-box>
            </draw:frame>
            <draw:frame draw:style-name="gr58" draw:text-style-name="P22" xml:id="id41" draw:id="id41" draw:layer="layout" svg:width="5.78cm" svg:height="1.014cm" svg:x="43.705cm" svg:y="18.174cm">
              <draw:text-box>
                <text:p><text:span text:style-name="T43">Values of (</text:span><text:span text:style-name="T41">x</text:span><text:span text:style-name="T42">1</text:span><text:span text:style-name="T28"> </text:span><text:span text:style-name="T44">˅</text:span><text:span text:style-name="T28"> </text:span><text:span text:style-name="T41">x</text:span><text:span text:style-name="T42">2</text:span><text:span text:style-name="T45">)</text:span></text:p>
              </draw:text-box>
            </draw:frame>
            <draw:connector draw:style-name="gr19" draw:text-style-name="P5" draw:layer="layout" draw:type="curve" svg:x1="39.962cm" svg:y1="17.414cm" svg:x2="39.949cm" svg:y2="18.174cm" draw:start-shape="id38" draw:start-glue-point="10" draw:end-shape="id39" draw:end-glue-point="0" svg:d="M39962 17414c0 570-13 190-13 760" svg:viewBox="0 0 14 761">
              <text:p/>
            </draw:connector>
            <draw:connector draw:style-name="gr19" draw:text-style-name="P5" draw:layer="layout" draw:type="curve" svg:x1="42.221cm" svg:y1="16.506cm" svg:x2="43.705cm" svg:y2="18.681cm" draw:start-shape="id40" draw:start-glue-point="1" draw:end-shape="id41" draw:end-glue-point="3" svg:d="M42221 16506c1113 0 371 2175 1484 2175" svg:viewBox="0 0 1485 2176">
              <text:p/>
            </draw:connector>
            <draw:connector draw:style-name="gr19" draw:text-style-name="P5" draw:layer="layout" draw:type="curve" svg:x1="42.311cm" svg:y1="15.036cm" svg:x2="43.201cm" svg:y2="13.403cm" draw:start-shape="id42" draw:start-glue-point="10" draw:end-shape="id43" draw:end-glue-point="2" svg:d="M42311 15036c594 0 890-544 890-1633" svg:viewBox="0 0 891 1634">
              <text:p/>
            </draw:connector>
            <draw:frame draw:style-name="gr59" draw:text-style-name="P15" draw:layer="layout" svg:width="12.295cm" svg:height="1.119cm" svg:x="28.515cm" svg:y="11.767cm">
              <draw:text-box>
                <text:p><text:span text:style-name="T24">Definitions of logical operations</text:span></text:p>
              </draw:text-box>
            </draw:frame>
          </draw:g>
        </draw:g>
        <draw:g draw:style-name="gr1">
          <draw:custom-shape draw:style-name="gr60" draw:text-style-name="P30" draw:layer="layout" svg:width="23.622cm" svg:height="7.874cm" svg:x="27.484cm" svg:y="38.341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1" draw:text-style-name="P17" draw:layer="layout" svg:width="22.86cm" svg:height="7.112cm" svg:x="27.865cm" svg:y="38.722cm">
              <text:p/>
              <draw:enhanced-geometry svg:viewBox="0 0 21600 21600" draw:path-stretchpoint-x="10800" draw:path-stretchpoint-y="10800" draw:text-areas="?f3 ?f4 ?f5 ?f6" draw:type="round-rectangle" draw:modifiers="1550.122433603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39cm" svg:height="5.28cm" svg:x="28.424cm" svg:y="39.978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>
                    <text:p text:style-name="P3"><text:span text:style-name="T1">2</text:span></text:p>
                  </table:table-cell>
                  <table:table-cell>
                    <text:p text:style-name="P3"><text:span text:style-name="T1">1</text:span></text:p>
                  </table:table-cell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3</text:span></text:p>
                  </table:table-cell>
                </table:table-row>
                <table:table-row table:style-name="ro7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2</text:span></text:p>
                  </table:table-cell>
                </table:table-row>
                <table:table-row table:style-name="ro7" table:default-cell-style-name="ce8">
                  <table:table-cell>
                    <text:p text:style-name="P3"><text:span text:style-name="T1">3</text:span></text:p>
                  </table:table-cell>
                  <table:table-cell>
                    <text:p text:style-name="P3"><text:span text:style-name="T1">5</text:span></text:p>
                  </table:table-cell>
                  <table:table-cell/>
                  <table:table-cell/>
                  <table:table-cell>
                    <text:p text:style-name="P3"><text:span text:style-name="T1">3</text:span></text:p>
                  </table:table-cell>
                </table:table-row>
                <table:table-row table:style-name="ro8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2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gr62" draw:text-style-name="P15" draw:layer="layout" svg:width="4.418cm" svg:height="1.124cm" svg:x="28.18cm" svg:y="38.861cm">
              <draw:text-box>
                <text:p><text:span text:style-name="T24">Input table</text:span></text:p>
              </draw:text-box>
            </draw:frame>
            <draw:custom-shape draw:style-name="gr63" draw:text-style-name="P31" draw:layer="layout" svg:width="1.907cm" svg:height="3.616cm" svg:x="34.298cm" svg:y="40.954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5.539cm" svg:height="5.281cm" svg:x="44.651cm" svg:y="39.95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12">
                  <table:table-cell table:style-name="ce9"/>
                  <table:table-cell table:style-name="ce10"/>
                  <table:table-cell table:style-name="ce11"/>
                  <table:table-cell/>
                  <table:table-cell/>
                </table:table-row>
                <table:table-row table:style-name="ro7">
                  <table:table-cell table:style-name="ce13">
                    <text:p text:style-name="P32"><text:span text:style-name="T3">2</text:span></text:p>
                  </table:table-cell>
                  <table:table-cell table:style-name="ce14">
                    <text:p text:style-name="P3"><text:span text:style-name="T1">1</text:span></text:p>
                  </table:table-cell>
                  <table:table-cell table:style-name="ce11"/>
                  <table:table-cell table:style-name="ce15">
                    <text:p text:style-name="P33"><text:span text:style-name="T46">4</text:span></text:p>
                  </table:table-cell>
                  <table:table-cell table:style-name="ce16">
                    <text:p text:style-name="P34"><text:span text:style-name="T47">3</text:span></text:p>
                  </table:table-cell>
                </table:table-row>
                <table:table-row table:style-name="ro7" table:default-cell-style-name="ce17">
                  <table:table-cell table:style-name="ce12"/>
                  <table:table-cell/>
                  <table:table-cell/>
                  <table:table-cell table:style-name="ce18"/>
                  <table:table-cell table:style-name="ce18">
                    <text:p text:style-name="P32"><text:span text:style-name="T3">2</text:span></text:p>
                  </table:table-cell>
                </table:table-row>
                <table:table-row table:style-name="ro7" table:default-cell-style-name="ce12">
                  <table:table-cell table:style-name="ce16">
                    <text:p text:style-name="P34"><text:span text:style-name="T47">3</text:span></text:p>
                  </table:table-cell>
                  <table:table-cell table:style-name="ce19">
                    <text:p text:style-name="P35"><text:span text:style-name="T48">5</text:span></text:p>
                  </table:table-cell>
                  <table:table-cell/>
                  <table:table-cell/>
                  <table:table-cell table:style-name="ce16">
                    <text:p text:style-name="P34"><text:span text:style-name="T47">3</text:span></text:p>
                  </table:table-cell>
                </table:table-row>
                <table:table-row table:style-name="ro9" table:default-cell-style-name="ce17">
                  <table:table-cell table:style-name="ce12"/>
                  <table:table-cell/>
                  <table:table-cell/>
                  <table:table-cell table:style-name="ce20"/>
                  <table:table-cell table:style-name="ce18">
                    <text:p text:style-name="P32"><text:span text:style-name="T3">2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64" draw:text-style-name="P15" draw:layer="layout" svg:width="5.623cm" svg:height="1.124cm" svg:x="44.382cm" svg:y="38.861cm">
              <draw:text-box>
                <text:p><text:span text:style-name="T24">Final partition</text:span></text:p>
              </draw:text-box>
            </draw:frame>
            <draw:frame draw:style-name="gr54" draw:layer="layout" svg:width="5.54cm" svg:height="5.281cm" svg:x="36.537cm" svg:y="40.005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7" table:default-cell-style-name="ce21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>
                  <table:table-cell table:style-name="ce18">
                    <text:p text:style-name="P32"><text:span text:style-name="T3">2</text:span></text:p>
                  </table:table-cell>
                  <table:table-cell table:style-name="ce14">
                    <text:p text:style-name="P3"><text:span text:style-name="T1">1</text:span></text:p>
                  </table:table-cell>
                  <table:table-cell table:style-name="ce21"/>
                  <table:table-cell table:style-name="ce15">
                    <text:p text:style-name="P33"><text:span text:style-name="T46">4</text:span></text:p>
                  </table:table-cell>
                  <table:table-cell table:style-name="ce16">
                    <text:p text:style-name="P34"><text:span text:style-name="T47">3</text:span></text:p>
                  </table:table-cell>
                </table:table-row>
                <table:table-row table:style-name="ro7" table:default-cell-style-name="ce21">
                  <table:table-cell/>
                  <table:table-cell/>
                  <table:table-cell/>
                  <table:table-cell/>
                  <table:table-cell table:style-name="ce18">
                    <text:p text:style-name="P32"><text:span text:style-name="T3">2</text:span></text:p>
                  </table:table-cell>
                </table:table-row>
                <table:table-row table:style-name="ro7" table:default-cell-style-name="ce16">
                  <table:table-cell>
                    <text:p text:style-name="P34"><text:span text:style-name="T47">3</text:span></text:p>
                  </table:table-cell>
                  <table:table-cell table:style-name="ce19">
                    <text:p text:style-name="P35"><text:span text:style-name="T48">5</text:span></text:p>
                  </table:table-cell>
                  <table:table-cell table:style-name="ce21"/>
                  <table:table-cell table:style-name="ce21"/>
                  <table:table-cell>
                    <text:p text:style-name="P34"><text:span text:style-name="T47">3</text:span></text:p>
                  </table:table-cell>
                </table:table-row>
                <table:table-row table:style-name="ro9" table:default-cell-style-name="ce21">
                  <table:table-cell/>
                  <table:table-cell/>
                  <table:table-cell/>
                  <table:table-cell/>
                  <table:table-cell table:style-name="ce18">
                    <text:p text:style-name="P32"><text:span text:style-name="T3">2</text:span></text:p>
                  </table:table-cell>
                </table:table-row>
              </table:table>
              <draw:image xlink:href="Pictures/TablePreview7.svm" xlink:type="simple" xlink:show="embed" xlink:actuate="onLoad"/>
            </draw:frame>
            <draw:frame draw:style-name="gr65" draw:text-style-name="P15" draw:layer="layout" svg:width="6.528cm" svg:height="1.124cm" svg:x="36.321cm" svg:y="38.889cm">
              <draw:text-box>
                <text:p><text:span text:style-name="T24">Roots of islands</text:span></text:p>
              </draw:text-box>
            </draw:frame>
            <draw:custom-shape draw:style-name="gr66" draw:text-style-name="P31" draw:layer="layout" svg:width="1.906cm" svg:height="3.616cm" svg:x="42.412cm" svg:y="40.981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custom-shape draw:style-name="gr67" draw:text-style-name="P1" draw:layer="layout" svg:width="23.622cm" svg:height="15.875cm" svg:x="27.484cm" svg:y="21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68" draw:text-style-name="P17" draw:layer="layout" svg:width="22.86cm" svg:height="15.113cm" svg:x="27.865cm" svg:y="21.5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25.61830445708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4cm" svg:height="4.201cm" svg:x="42.874cm" svg:y="27.04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10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  <table:table-row table:style-name="ro11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custom-shape draw:style-name="gr69" draw:text-style-name="P20" xml:id="id61" draw:id="id61" draw:layer="layout" svg:width="0.95cm" svg:height="1.929cm" svg:x="47.382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20" xml:id="id47" draw:id="id47" draw:layer="layout" svg:width="0.95cm" svg:height="1.929cm" svg:x="47.382cm" svg:y="29.2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20" xml:id="id53" draw:id="id53" draw:layer="layout" svg:width="0.949cm" svg:height="1.929cm" svg:x="46.281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20" xml:id="id57" draw:id="id57" draw:layer="layout" svg:width="0.95cm" svg:height="1.929cm" svg:x="42.944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55" draw:id="id55" draw:layer="layout" svg:width="0.88cm" svg:height="2.069cm" draw:transform="rotate (1.5707963267949) translate (45.161cm 31.1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59" draw:id="id59" draw:layer="layout" svg:width="0.88cm" svg:height="2.069cm" draw:transform="rotate (1.5707963267949) translate (42.941cm 31.1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63" draw:id="id63" draw:layer="layout" svg:width="0.88cm" svg:height="2.069cm" draw:transform="rotate (1.5707963267949) translate (42.94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45" draw:id="id45" draw:layer="layout" svg:width="0.88cm" svg:height="2.069cm" draw:transform="rotate (1.5707963267949) translate (45.16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51" draw:id="id51" draw:layer="layout" svg:width="0.88cm" svg:height="2.069cm" draw:transform="rotate (1.5707963267949) translate (44.06cm 28.0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49" draw:id="id49" draw:layer="layout" svg:width="0.88cm" svg:height="2.069cm" draw:transform="rotate (1.5707963267949) translate (44.06cm 29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4" draw:layer="layout" svg:width="5.538cm" svg:height="4.201cm" svg:x="29.291cm" svg:y="27.0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6"/>
                <table:table-row table:style-name="ro10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  <table:table-row table:style-name="ro11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  <draw:frame draw:style-name="gr54" xml:id="id44" draw:id="id44" draw:layer="layout" svg:width="2.238cm" svg:height="1.045cm" svg:x="37.575cm" svg:y="23.561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2">
                  <table:table-cell>
                    <text:p text:style-name="P37"><text:span text:style-name="T50">0</text:span></text:p>
                  </table:table-cell>
                  <table:table-cell>
                    <text:p text:style-name="P37"><text:span text:style-name="T50">0</text:span>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gr54" xml:id="id46" draw:id="id46" draw:layer="layout" svg:width="2.239cm" svg:height="1.045cm" svg:x="37.575cm" svg:y="24.837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gr54" xml:id="id48" draw:id="id48" draw:layer="layout" svg:width="2.238cm" svg:height="1.045cm" svg:x="37.576cm" svg:y="26.114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</table:table>
              <draw:image xlink:href="Pictures/TablePreview12.svm" xlink:type="simple" xlink:show="embed" xlink:actuate="onLoad"/>
            </draw:frame>
            <draw:frame draw:style-name="gr54" xml:id="id50" draw:id="id50" draw:layer="layout" svg:width="2.238cm" svg:height="1.045cm" svg:x="37.576cm" svg:y="27.39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3.svm" xlink:type="simple" xlink:show="embed" xlink:actuate="onLoad"/>
            </draw:frame>
            <draw:frame draw:style-name="gr54" xml:id="id52" draw:id="id52" draw:layer="layout" svg:width="2.238cm" svg:height="1.046cm" svg:x="37.576cm" svg:y="28.66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3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</table:table>
              <draw:image xlink:href="Pictures/TablePreview14.svm" xlink:type="simple" xlink:show="embed" xlink:actuate="onLoad"/>
            </draw:frame>
            <draw:frame draw:style-name="gr54" xml:id="id54" draw:id="id54" draw:layer="layout" svg:width="2.238cm" svg:height="1.045cm" svg:x="37.577cm" svg:y="29.94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</table:table>
              <draw:image xlink:href="Pictures/TablePreview15.svm" xlink:type="simple" xlink:show="embed" xlink:actuate="onLoad"/>
            </draw:frame>
            <draw:frame draw:style-name="gr54" xml:id="id56" draw:id="id56" draw:layer="layout" svg:width="2.239cm" svg:height="1.046cm" svg:x="37.577cm" svg:y="31.219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3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6.svm" xlink:type="simple" xlink:show="embed" xlink:actuate="onLoad"/>
            </draw:frame>
            <draw:frame draw:style-name="gr54" xml:id="id58" draw:id="id58" draw:layer="layout" svg:width="2.238cm" svg:height="1.045cm" svg:x="37.578cm" svg:y="32.49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</table:table>
              <draw:image xlink:href="Pictures/TablePreview17.svm" xlink:type="simple" xlink:show="embed" xlink:actuate="onLoad"/>
            </draw:frame>
            <draw:frame draw:style-name="gr54" xml:id="id60" draw:id="id60" draw:layer="layout" svg:width="2.238cm" svg:height="1.045cm" svg:x="37.579cm" svg:y="33.77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8.svm" xlink:type="simple" xlink:show="embed" xlink:actuate="onLoad"/>
            </draw:frame>
            <draw:frame draw:style-name="gr54" xml:id="id62" draw:id="id62" draw:layer="layout" svg:width="2.238cm" svg:height="1.045cm" svg:x="37.579cm" svg:y="35.025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9.svm" xlink:type="simple" xlink:show="embed" xlink:actuate="onLoad"/>
            </draw:frame>
            <draw:connector draw:style-name="gr72" draw:text-style-name="P20" draw:layer="layout" draw:type="curve" svg:x1="39.813cm" svg:y1="24.083cm" svg:x2="46.195cm" svg:y2="29.229cm" draw:start-shape="id44" draw:start-glue-point="1" draw:end-shape="id45" draw:end-glue-point="1" svg:d="M39813 24083c4255 0 6382 1715 6382 5146" svg:viewBox="0 0 6383 5147">
              <text:p/>
            </draw:connector>
            <draw:connector draw:style-name="gr72" draw:text-style-name="P20" draw:layer="layout" draw:type="curve" svg:x1="39.814cm" svg:y1="25.359cm" svg:x2="48.332cm" svg:y2="30.193cm" draw:start-shape="id46" draw:start-glue-point="1" draw:end-shape="id47" draw:end-glue-point="1" svg:d="M39814 25359c13606 0 9347 4834 8518 4834" svg:viewBox="0 0 9801 4835">
              <text:p/>
            </draw:connector>
            <draw:connector draw:style-name="gr72" draw:text-style-name="P20" draw:layer="layout" draw:type="curve" svg:x1="39.814cm" svg:y1="26.636cm" svg:x2="45.094cm" svg:y2="28.18cm" draw:start-shape="id48" draw:start-glue-point="1" draw:end-shape="id49" draw:end-glue-point="1" svg:d="M39814 26636c3520 0 5280 514 5280 1544" svg:viewBox="0 0 5281 1545">
              <text:p/>
            </draw:connector>
            <draw:connector draw:style-name="gr72" draw:text-style-name="P20" draw:layer="layout" draw:type="curve" draw:line-skew="-1.801cm -0.475cm" svg:x1="39.814cm" svg:y1="27.912cm" svg:x2="45.094cm" svg:y2="27.131cm" draw:start-shape="id50" draw:start-glue-point="1" draw:end-shape="id51" draw:end-glue-point="1" svg:d="M39814 27912c504 0 420-905 1614-1486s3666-837 3666 705" svg:viewBox="0 0 5281 1940">
              <text:p/>
            </draw:connector>
            <draw:connector draw:style-name="gr72" draw:text-style-name="P20" draw:layer="layout" draw:type="curve" draw:line-skew="-3.138cm -0.475cm" svg:x1="39.814cm" svg:y1="29.19cm" svg:x2="46.755cm" svg:y2="27.131cm" draw:start-shape="id52" draw:start-glue-point="1" draw:end-shape="id53" draw:end-glue-point="0" svg:d="M39814 29190c163 0 135-1544 1830-2445s5111-1157 5111 386" svg:viewBox="0 0 6942 3170">
              <text:p/>
            </draw:connector>
            <draw:connector draw:style-name="gr72" draw:text-style-name="P20" draw:layer="layout" draw:type="curve" draw:line-skew="-1.984cm 1.581cm" svg:x1="39.815cm" svg:y1="30.465cm" svg:x2="46.195cm" svg:y2="31.158cm" draw:start-shape="id54" draw:start-glue-point="1" draw:end-shape="id55" draw:end-glue-point="3" svg:d="M39815 30465c1054 0 878 1414 2210 2387s4170 1507 4170-1694" svg:viewBox="0 0 6381 3138">
              <text:p/>
            </draw:connector>
            <draw:connector draw:style-name="gr72" draw:text-style-name="P20" draw:layer="layout" draw:type="curve" svg:x1="39.816cm" svg:y1="31.742cm" svg:x2="42.944cm" svg:y2="28.095cm" draw:start-shape="id56" draw:start-glue-point="1" draw:end-shape="id57" draw:end-glue-point="3" svg:d="M39816 31742c2367 0 803-3647 3128-3647" svg:viewBox="0 0 3129 3648">
              <text:p/>
            </draw:connector>
            <draw:connector draw:style-name="gr72" draw:text-style-name="P20" draw:layer="layout" draw:type="curve" svg:x1="39.816cm" svg:y1="33.019cm" svg:x2="43.975cm" svg:y2="31.159cm" draw:start-shape="id58" draw:start-glue-point="1" draw:end-shape="id59" draw:end-glue-point="3" svg:d="M39816 33019c2773 0 4159-620 4159-1860" svg:viewBox="0 0 4160 1861">
              <text:p/>
            </draw:connector>
            <draw:connector draw:style-name="gr72" draw:text-style-name="P20" draw:layer="layout" draw:type="curve" svg:x1="39.817cm" svg:y1="34.295cm" svg:x2="48.332cm" svg:y2="28.095cm" draw:start-shape="id60" draw:start-glue-point="1" draw:end-shape="id61" draw:end-glue-point="1" svg:d="M39817 34295c13602 0 9344-6200 8515-6200" svg:viewBox="0 0 9798 6201">
              <text:p/>
            </draw:connector>
            <draw:connector draw:style-name="gr72" draw:text-style-name="P20" draw:layer="layout" draw:type="curve" svg:x1="39.817cm" svg:y1="35.547cm" svg:x2="42.941cm" svg:y2="29.669cm" draw:start-shape="id62" draw:start-glue-point="1" draw:end-shape="id63" draw:end-glue-point="0" svg:d="M39817 35547c2364 0 802-5878 3124-5878" svg:viewBox="0 0 3125 5879">
              <text:p/>
            </draw:connector>
            <draw:frame draw:style-name="gr73" draw:text-style-name="P15" draw:layer="layout" svg:width="4.935cm" svg:height="1.119cm" svg:x="29.247cm" svg:y="25.931cm">
              <draw:text-box>
                <text:p><text:span text:style-name="T24">Input matrix</text:span></text:p>
              </draw:text-box>
            </draw:frame>
            <draw:frame draw:style-name="gr74" draw:text-style-name="P15" draw:layer="layout" svg:width="8.939cm" svg:height="1.119cm" svg:x="34.27cm" svg:y="22.231cm">
              <draw:text-box>
                <text:p><text:span text:style-name="T24">Possible combinations</text:span></text:p>
              </draw:text-box>
            </draw:frame>
            <draw:frame draw:style-name="gr75" draw:text-style-name="P15" draw:layer="layout" svg:width="4.762cm" svg:height="1.987cm" svg:x="45.139cm" svg:y="23.491cm">
              <draw:text-box>
                <text:p><text:span text:style-name="T24">Unique</text:span></text:p>
                <text:p><text:span text:style-name="T24">partitioning</text:span></text:p>
              </draw:text-box>
            </draw:frame>
            <draw:custom-shape draw:style-name="gr76" draw:text-style-name="P31" draw:layer="layout" svg:width="1.906cm" svg:height="3.596cm" svg:x="35.281cm" svg:y="27.398cm">
              <text:p/>
  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custom-shape draw:style-name="gr77" draw:text-style-name="P30" draw:layer="layout" svg:width="23.622cm" svg:height="15.875cm" svg:x="52.273cm" svg:y="19.097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78" draw:text-style-name="P17" draw:layer="layout" svg:width="22.86cm" svg:height="15.113cm" svg:x="52.654cm" svg:y="19.478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20.73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/>
                  <table:table-cell>
                    <text:p text:style-name="P3"><text:span text:style-name="T1">6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0.svm" xlink:type="simple" xlink:show="embed" xlink:actuate="onLoad"/>
            </draw:frame>
            <draw:frame draw:style-name="gr62" draw:text-style-name="P15" draw:layer="layout" svg:width="4.418cm" svg:height="1.124cm" svg:x="52.969cm" svg:y="19.617cm">
              <draw:text-box>
                <text:p><text:span text:style-name="T24">Input table</text:span></text:p>
              </draw:text-box>
            </draw:frame>
            <draw:frame draw:style-name="gr79" draw:text-style-name="P15" draw:layer="layout" svg:width="8.206cm" svg:height="1.124cm" svg:x="64.871cm" svg:y="19.617cm">
              <draw:text-box>
                <text:p><text:span text:style-name="T24">One optimal solution</text:span></text:p>
              </draw:text-box>
            </draw:frame>
            <draw:custom-shape draw:style-name="gr80" draw:text-style-name="P31" draw:layer="layout" svg:width="1.382cm" svg:height="3.616cm" svg:x="63.488cm" svg:y="21.737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xml:id="id66" draw:id="id66" draw:layer="layout" svg:width="9.971cm" svg:height="5.28cm" svg:x="65.114cm" svg:y="20.73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/>
                  <table:table-cell table:style-name="ce15">
                    <text:p text:style-name="P33"><text:span text:style-name="T46">6</text:span></text:p>
                  </table:table-cell>
                  <table:table-cell table:style-name="ce15"/>
                  <table:table-cell table:style-name="ce11"/>
                  <table:table-cell table:style-name="ce15">
                    <text:p text:style-name="P33"><text:span text:style-name="T46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/>
                  <table:table-cell table:style-name="ce15"/>
                  <table:table-cell table:style-name="ce15">
                    <text:p text:style-name="P33"><text:span text:style-name="T46">4</text:span></text:p>
                  </table:table-cell>
                  <table:table-cell/>
                  <table:table-cell table:style-name="ce15"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/>
                  <table:table-cell table:style-name="ce23"/>
                  <table:table-cell table:style-name="ce15">
                    <text:p text:style-name="P33"><text:span text:style-name="T46">4</text:span></text:p>
                  </table:table-cell>
                  <table:table-cell>
                    <text:p text:style-name="P3"><text:span text:style-name="T1">-1</text:span></text:p>
                  </table:table-cell>
                  <table:table-cell table:style-name="ce15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/>
                  <table:table-cell table:style-name="ce11"/>
                  <table:table-cell table:style-name="ce11"/>
                  <table:table-cell table:style-name="ce15">
                    <text:p text:style-name="P33"><text:span text:style-name="T46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1.svm" xlink:type="simple" xlink:show="embed" xlink:actuate="onLoad"/>
            </draw:frame>
            <draw:frame draw:style-name="gr54" xml:id="id64" draw:id="id64" draw:layer="layout" svg:width="9.971cm" svg:height="5.28cm" svg:x="53.113cm" svg:y="27.79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 table:style-name="ce16">
                    <text:p text:style-name="P34"><text:span text:style-name="T47">4</text:span></text:p>
                  </table:table-cell>
                  <table:table-cell table:style-name="ce16"/>
                  <table:table-cell table:style-name="ce24"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 table:style-name="ce16"/>
                  <table:table-cell table:style-name="ce16">
                    <text:p text:style-name="P34"><text:span text:style-name="T47">6</text:span></text:p>
                  </table:table-cell>
                  <table:table-cell table:style-name="ce16"/>
                  <table:table-cell table:style-name="ce25"/>
                  <table:table-cell table:style-name="ce25">
                    <text:p text:style-name="P3"><text:span text:style-name="T1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 table:style-name="ce16"/>
                  <table:table-cell table:style-name="ce24"/>
                  <table:table-cell table:style-name="ce16">
                    <text:p text:style-name="P34"><text:span text:style-name="T47">4</text:span></text:p>
                  </table:table-cell>
                  <table:table-cell table:style-name="ce26"/>
                  <table:table-cell table:style-name="ce25"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 table:style-name="ce16"/>
                  <table:table-cell table:style-name="ce16"/>
                  <table:table-cell table:style-name="ce16">
                    <text:p text:style-name="P34"><text:span text:style-name="T47">4</text:span></text:p>
                  </table:table-cell>
                  <table:table-cell table:style-name="ce26">
                    <text:p text:style-name="P3"><text:span text:style-name="T1">-1</text:span></text:p>
                  </table:table-cell>
                  <table:table-cell table:style-name="ce25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 table:style-name="ce26"/>
                  <table:table-cell table:style-name="ce25"/>
                  <table:table-cell table:style-name="ce25"/>
                  <table:table-cell table:style-name="ce25"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2.svm" xlink:type="simple" xlink:show="embed" xlink:actuate="onLoad"/>
            </draw:frame>
            <draw:custom-shape draw:style-name="gr80" draw:text-style-name="P31" draw:layer="layout" svg:width="1.382cm" svg:height="3.616cm" draw:transform="rotate (-1.5707963267949) translate (59.906cm 26.295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custom-shape draw:style-name="gr81" draw:text-style-name="P38" xml:id="id67" draw:id="id67" draw:layer="layout" svg:width="5.969cm" svg:height="1.213cm" svg:x="67.513cm" svg:y="32.406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39" draw:layer="layout" svg:width="5.622cm" svg:height="0.597cm" svg:x="67.688cm" svg:y="32.75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custom-shape draw:style-name="gr83" draw:text-style-name="P40" xml:id="id68" draw:id="id68" draw:layer="layout" svg:width="5.862cm" svg:height="1.213cm" svg:x="63.973cm" svg:y="30.806cm">
              <text:p/>
              <draw:enhanced-geometry svg:viewBox="0 0 21600 21600" draw:type="rectangle" draw:enhanced-path="M 0 0 L 21600 0 21600 21600 0 21600 0 0 Z N"/>
            </draw:custom-shape>
            <draw:frame draw:style-name="gr84" draw:text-style-name="P41" draw:layer="layout" svg:width="5.037cm" svg:height="0.597cm" svg:x="64.388cm" svg:y="31.121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custom-shape draw:style-name="gr85" draw:text-style-name="P42" xml:id="id65" draw:id="id65" draw:layer="layout" svg:width="6.35cm" svg:height="1.588cm" svg:x="64.773cm" svg:y="27.669cm">
              <text:p/>
              <draw:enhanced-geometry svg:viewBox="0 0 21600 21600" draw:type="rectangle" draw:enhanced-path="M 0 0 L 21600 0 21600 21600 0 21600 0 0 Z N"/>
            </draw:custom-shape>
            <draw:connector draw:style-name="gr86" draw:text-style-name="P5" draw:layer="layout" draw:type="curve" svg:x1="63.084cm" svg:y1="30.436cm" svg:x2="64.773cm" svg:y2="28.463cm" draw:start-shape="id64" draw:start-glue-point="1" draw:end-shape="id65" draw:end-glue-point="3" svg:d="M63084 30436c1297 0 453-1973 1689-1973" svg:viewBox="0 0 1690 1974">
              <text:p/>
            </draw:connector>
            <draw:frame draw:style-name="gr87" draw:text-style-name="P15" draw:layer="layout" svg:width="9.669cm" svg:height="1.124cm" svg:x="53.014cm" svg:y="33.15cm">
              <draw:text-box>
                <text:p><text:span text:style-name="T24">Another optimal solution</text:span></text:p>
              </draw:text-box>
            </draw:frame>
            <draw:frame draw:style-name="gr88" draw:text-style-name="P43" draw:layer="layout" svg:width="5.608cm" svg:height="1.008cm" svg:x="65.1cm" svg:y="27.899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connector draw:style-name="gr89" draw:text-style-name="P5" draw:layer="layout" draw:type="curve" svg:x1="70.099cm" svg:y1="26.015cm" svg:x2="67.948cm" svg:y2="27.669cm" draw:start-shape="id66" draw:end-shape="id65" svg:d="M70099 26015c0 1270-2151 444-2151 1654" svg:viewBox="0 0 2152 1655">
              <text:p/>
            </draw:connector>
            <draw:connector draw:style-name="gr89" draw:text-style-name="P5" draw:layer="layout" draw:type="curve" svg:x1="71.123cm" svg:y1="28.463cm" svg:x2="70.497cm" svg:y2="32.406cm" draw:start-shape="id65" draw:start-glue-point="1" draw:end-shape="id67" draw:end-glue-point="0" svg:d="M71123 28463c811 0 676 1184 317 1580s-943 1-943 2363" svg:viewBox="0 0 1227 3944">
              <text:p/>
            </draw:connector>
            <draw:connector draw:style-name="gr86" draw:text-style-name="P5" draw:layer="layout" draw:type="curve" svg:x1="67.948cm" svg:y1="29.257cm" svg:x2="66.904cm" svg:y2="30.806cm" draw:start-shape="id65" draw:start-glue-point="2" draw:end-shape="id68" draw:end-glue-point="0" svg:d="M67948 29257c0 1161-1044 387-1044 1549" svg:viewBox="0 0 1045 1550">
              <text:p/>
            </draw:connector>
            <draw:frame draw:style-name="gr90" draw:text-style-name="P44" draw:layer="layout" svg:width="5.901cm" svg:height="0.962cm" svg:x="69.372cm" svg:y="26.751cm">
              <draw:text-box>
                <text:p><text:span text:style-name="T13">Optimality criteria</text:span></text:p>
              </draw:text-box>
            </draw:frame>
          </draw:g>
        </draw:g>
        <draw:g draw:style-name="gr1">
          <draw:custom-shape draw:style-name="gr77" draw:text-style-name="P30" draw:layer="layout" svg:width="23.622cm" svg:height="15.875cm" svg:x="52.273cm" svg:y="2.269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78" draw:text-style-name="P17" draw:layer="layout" svg:width="22.86cm" svg:height="15.113cm" svg:x="52.654cm" svg:y="2.65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3.90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/>
                  <table:table-cell>
                    <text:p text:style-name="P3"><text:span text:style-name="T1">6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3.svm" xlink:type="simple" xlink:show="embed" xlink:actuate="onLoad"/>
            </draw:frame>
            <draw:frame draw:style-name="gr91" draw:text-style-name="P15" draw:layer="layout" svg:width="8.335cm" svg:height="1.124cm" svg:x="52.969cm" svg:y="2.789cm">
              <draw:text-box>
                <text:p><text:span text:style-name="T24">Input table (compact)</text:span></text:p>
              </draw:text-box>
            </draw:frame>
            <draw:frame draw:style-name="gr92" draw:text-style-name="P15" draw:layer="layout" svg:width="6.014cm" svg:height="1.124cm" svg:x="64.871cm" svg:y="2.789cm">
              <draw:text-box>
                <text:p><text:span text:style-name="T24">Reward scores</text:span></text:p>
              </draw:text-box>
            </draw:frame>
            <draw:custom-shape draw:style-name="gr80" draw:text-style-name="P31" draw:layer="layout" svg:width="1.382cm" svg:height="3.616cm" svg:x="63.488cm" svg:y="4.909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9.971cm" svg:height="5.28cm" svg:x="65.114cm" svg:y="3.9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20"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  <table:table-row table:style-name="ro7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6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2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  <table:table-row table:style-name="ro7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-1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  <table:table-row table:style-name="ro8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2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</table:table>
              <draw:image xlink:href="Pictures/TablePreview24.svm" xlink:type="simple" xlink:show="embed" xlink:actuate="onLoad"/>
            </draw:frame>
            <draw:frame draw:style-name="gr54" draw:layer="layout" svg:width="9.971cm" svg:height="5.28cm" svg:x="53.113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10"/>
                <table:table-column table:style-name="co11"/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8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</table:table>
              <draw:image xlink:href="Pictures/TablePreview25.svm" xlink:type="simple" xlink:show="embed" xlink:actuate="onLoad"/>
            </draw:frame>
            <draw:custom-shape draw:style-name="gr80" draw:text-style-name="P31" draw:layer="layout" svg:width="1.382cm" svg:height="3.616cm" draw:transform="rotate (-1.5707963267949) translate (59.906cm 9.467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64" draw:text-style-name="P15" draw:layer="layout" svg:width="5.623cm" svg:height="1.124cm" svg:x="52.971cm" svg:y="16.389cm">
              <draw:text-box>
                <text:p><text:span text:style-name="T24">Cost scores</text:span></text:p>
              </draw:text-box>
            </draw:frame>
            <draw:frame draw:style-name="gr54" draw:layer="layout" svg:width="9.971cm" svg:height="5.28cm" svg:x="65.114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11">
                  <table:table-cell table:style-name="ce8"/>
                  <table:table-cell>
                    <text:p text:style-name="P3"><text:span text:style-name="T1">6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  <table:table-cell table:style-name="ce8"/>
                  <table:table-cell table:style-name="ce8">
                    <text:p text:style-name="P3"><text:span text:style-name="T1">4</text:span></text:p>
                  </table:table-cell>
                  <table:table-cell table:style-name="ce8"/>
                </table:table-row>
                <table:table-row table:style-name="ro7" table:default-cell-style-name="ce8">
                  <table:table-cell/>
                  <table:table-cell table:style-name="ce11"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 table:style-name="ce11"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11">
                  <table:table-cell table:style-name="ce8"/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/>
                  <table:table-cell/>
                  <table:table-cell table:style-name="ce8"/>
                  <table:table-cell table:style-name="ce8"/>
                  <table:table-cell table:style-name="ce8"/>
                </table:table-row>
                <table:table-row table:style-name="ro8" table:default-cell-style-name="ce8">
                  <table:table-cell/>
                  <table:table-cell table:style-name="ce11"/>
                  <table:table-cell table:style-name="ce11"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6.svm" xlink:type="simple" xlink:show="embed" xlink:actuate="onLoad"/>
            </draw:frame>
            <draw:line draw:style-name="gr93" draw:text-style-name="P5" draw:layer="layout" svg:x1="66.878cm" svg:y1="12.62cm" svg:x2="67.83cm" svg:y2="12.62cm">
              <text:p/>
            </draw:line>
            <draw:line draw:style-name="gr93" draw:text-style-name="P5" draw:layer="layout" svg:x1="67.965cm" svg:y1="12.62cm" svg:x2="68.917cm" svg:y2="12.62cm">
              <text:p/>
            </draw:line>
            <draw:line draw:style-name="gr93" draw:text-style-name="P5" draw:layer="layout" svg:x1="69.052cm" svg:y1="12.62cm" svg:x2="70.004cm" svg:y2="12.62cm">
              <text:p/>
            </draw:line>
            <draw:line draw:style-name="gr93" draw:text-style-name="P5" draw:layer="layout" svg:x1="70.239cm" svg:y1="12.62cm" svg:x2="71.191cm" svg:y2="12.62cm">
              <text:p/>
            </draw:line>
            <draw:line draw:style-name="gr93" draw:text-style-name="P5" draw:layer="layout" svg:x1="70.978cm" svg:y1="14.72cm" svg:x2="70.026cm" svg:y2="14.72cm">
              <text:p/>
            </draw:line>
            <draw:line draw:style-name="gr93" draw:text-style-name="P5" draw:layer="layout" svg:x1="69.892cm" svg:y1="14.72cm" svg:x2="68.94cm" svg:y2="14.72cm">
              <text:p/>
            </draw:line>
            <draw:line draw:style-name="gr93" draw:text-style-name="P5" draw:layer="layout" svg:x1="68.806cm" svg:y1="14.72cm" svg:x2="67.854cm" svg:y2="14.72cm">
              <text:p/>
            </draw:line>
            <draw:line draw:style-name="gr93" draw:text-style-name="P5" draw:layer="layout" svg:x1="67.744cm" svg:y1="14.844cm" svg:x2="67.744cm" svg:y2="15.796cm">
              <text:p/>
            </draw:line>
            <draw:line draw:style-name="gr93" draw:text-style-name="P5" draw:layer="layout" svg:x1="71.144cm" svg:y1="12.731cm" svg:x2="71.144cm" svg:y2="13.683cm">
              <text:p/>
            </draw:line>
            <draw:line draw:style-name="gr93" draw:text-style-name="P5" draw:layer="layout" svg:x1="71.144cm" svg:y1="13.818cm" svg:x2="71.144cm" svg:y2="14.77cm">
              <text:p/>
            </draw:line>
            <draw:line draw:style-name="gr93" draw:text-style-name="P5" draw:layer="layout" svg:x1="66.644cm" svg:y1="15.657cm" svg:x2="66.644cm" svg:y2="14.705cm">
              <text:p/>
            </draw:line>
            <draw:line draw:style-name="gr93" draw:text-style-name="P5" draw:layer="layout" svg:x1="66.644cm" svg:y1="14.571cm" svg:x2="66.644cm" svg:y2="13.619cm">
              <text:p/>
            </draw:line>
            <draw:line draw:style-name="gr93" draw:text-style-name="P5" draw:layer="layout" svg:x1="66.644cm" svg:y1="13.485cm" svg:x2="66.644cm" svg:y2="12.533cm">
              <text:p/>
            </draw:line>
            <draw:line draw:style-name="gr93" draw:text-style-name="P5" draw:layer="layout" svg:x1="67.62cm" svg:y1="15.82cm" svg:x2="66.668cm" svg:y2="15.82cm">
              <text:p/>
            </draw:line>
            <draw:frame draw:style-name="gr94" draw:text-style-name="P15" draw:layer="layout" svg:width="7.435cm" svg:height="1.124cm" svg:x="64.871cm" svg:y="16.389cm">
              <draw:text-box>
                <text:p><text:span text:style-name="T24">Example of a cycle</text:span></text:p>
              </draw:text-box>
            </draw:frame>
          </draw:g>
        </draw:g>
      </draw:page>
      <draw:page draw:name="page2" draw:style-name="dp1" draw:master-page-name="Default">
        <draw:g draw:style-name="gr1">
          <draw:g draw:style-name="gr1">
            <draw:custom-shape draw:style-name="gr95" draw:text-style-name="P45" draw:layer="layout" svg:width="22.86cm" svg:height="8.89cm" svg:x="2.851cm" svg:y="2.57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6" draw:text-style-name="P47" xml:id="id69" draw:id="id69" draw:layer="layout" svg:width="1.634cm" svg:height="2.043cm" svg:x="7.163cm" svg:y="4.83cm">
              <text:p text:style-name="P46"><text:span text:style-name="T51">?</text:span></text:p>
              <draw:enhanced-geometry svg:viewBox="0 0 21600 21600" draw:type="rectangle" draw:enhanced-path="M 0 0 L 21600 0 21600 21600 0 21600 0 0 Z N"/>
            </draw:custom-shape>
            <draw:connector draw:style-name="gr97" draw:text-style-name="P48" draw:layer="layout" draw:type="line" svg:x1="4.633cm" svg:y1="5.828cm" svg:x2="7.163cm" svg:y2="5.851cm" draw:end-shape="id69" draw:end-glue-point="3" svg:d="M4633 5828l2530 23" svg:viewBox="0 0 2531 24">
              <text:p/>
            </draw:connector>
            <draw:custom-shape draw:style-name="gr98" draw:text-style-name="P47" xml:id="id70" draw:id="id70" draw:layer="layout" svg:width="1.635cm" svg:height="2.044cm" svg:x="11.326cm" svg:y="6.873cm">
              <text:p text:style-name="P46"><text:span text:style-name="T51">?</text:span></text:p>
              <draw:enhanced-geometry svg:viewBox="0 0 21600 21600" draw:type="rectangle" draw:enhanced-path="M 0 0 L 21600 0 21600 21600 0 21600 0 0 Z N"/>
            </draw:custom-shape>
            <draw:connector draw:style-name="gr99" draw:text-style-name="P48" draw:layer="layout" svg:x1="8.797cm" svg:y1="5.851cm" svg:x2="11.326cm" svg:y2="7.895cm" draw:start-shape="id69" draw:start-glue-point="1" draw:end-shape="id70" svg:d="M8797 5851h1264v2044h1265" svg:viewBox="0 0 2530 2045">
              <text:p/>
            </draw:connector>
            <draw:connector draw:style-name="gr97" draw:text-style-name="P48" draw:layer="layout" draw:type="line" svg:x1="4.657cm" svg:y1="8.595cm" svg:x2="11.325cm" svg:y2="8.604cm" svg:d="M4657 8595l6668 9" svg:viewBox="0 0 6669 10">
              <text:p/>
            </draw:connector>
            <draw:custom-shape draw:style-name="gr100" draw:text-style-name="P47" xml:id="id71" draw:id="id71" draw:layer="layout" svg:width="1.634cm" svg:height="2.044cm" svg:x="15.412cm" svg:y="6.873cm">
              <text:p text:style-name="P46"><text:span text:style-name="T51">?</text:span></text:p>
              <draw:enhanced-geometry svg:viewBox="0 0 21600 21600" draw:type="rectangle" draw:enhanced-path="M 0 0 L 21600 0 21600 21600 0 21600 0 0 Z N"/>
            </draw:custom-shape>
            <draw:connector draw:style-name="gr97" draw:text-style-name="P48" draw:layer="layout" draw:type="line" svg:x1="12.961cm" svg:y1="7.895cm" svg:x2="15.412cm" svg:y2="7.895cm" draw:start-shape="id70" draw:start-glue-point="1" draw:end-shape="id71" draw:end-glue-point="3" svg:d="M12961 7895h2451" svg:viewBox="0 0 2452 1">
              <text:p/>
            </draw:connector>
            <draw:custom-shape draw:style-name="gr100" draw:text-style-name="P50" xml:id="id72" draw:id="id72" draw:layer="layout" svg:width="1.634cm" svg:height="2.044cm" svg:x="19.497cm" svg:y="8.915cm">
              <text:p text:style-name="P49"><text:span text:style-name="T52">?</text:span></text:p>
              <draw:enhanced-geometry svg:viewBox="0 0 21600 21600" draw:type="rectangle" draw:enhanced-path="M 0 0 L 21600 0 21600 21600 0 21600 0 0 Z N"/>
            </draw:custom-shape>
            <draw:connector draw:style-name="gr99" draw:text-style-name="P48" draw:layer="layout" svg:x1="17.046cm" svg:y1="7.895cm" svg:x2="19.497cm" svg:y2="9.937cm" draw:start-shape="id71" draw:start-glue-point="1" draw:end-shape="id72" draw:end-glue-point="3" svg:d="M17046 7895h1226v2042h1225" svg:viewBox="0 0 2452 2043">
              <text:p/>
            </draw:connector>
            <draw:connector draw:style-name="gr97" draw:text-style-name="P48" draw:layer="layout" draw:type="line" svg:x1="21.131cm" svg:y1="9.937cm" svg:x2="23.92cm" svg:y2="9.945cm" draw:start-shape="id72" draw:start-glue-point="1" svg:d="M21131 9937l2789 8" svg:viewBox="0 0 2790 9">
              <text:p/>
            </draw:connector>
            <draw:connector draw:style-name="gr97" draw:text-style-name="P48" draw:layer="layout" draw:type="line" svg:x1="4.641cm" svg:y1="10.6cm" svg:x2="19.479cm" svg:y2="10.609cm" svg:d="M4641 10600l14838 9" svg:viewBox="0 0 14839 10">
              <text:p/>
            </draw:connector>
            <draw:frame draw:style-name="gr101" draw:text-style-name="P51" draw:layer="layout" svg:width="1.319cm" svg:height="1.238cm" svg:x="3.543cm" svg:y="5.226cm">
              <draw:text-box>
                <text:p><text:span text:style-name="T53">x1</text:span></text:p>
              </draw:text-box>
            </draw:frame>
            <draw:frame draw:style-name="gr101" draw:text-style-name="P51" draw:layer="layout" svg:width="1.319cm" svg:height="1.238cm" svg:x="3.544cm" svg:y="7.928cm">
              <draw:text-box>
                <text:p><text:span text:style-name="T53">x2</text:span></text:p>
              </draw:text-box>
            </draw:frame>
            <draw:frame draw:style-name="gr102" draw:text-style-name="P51" draw:layer="layout" svg:width="1.318cm" svg:height="1.238cm" svg:x="3.546cm" svg:y="9.987cm">
              <draw:text-box>
                <text:p><text:span text:style-name="T53">x3</text:span></text:p>
              </draw:text-box>
            </draw:frame>
            <draw:frame draw:style-name="gr103" draw:text-style-name="P52" draw:layer="layout" svg:width="1.364cm" svg:height="1.238cm" svg:x="7.349cm" svg:y="3.805cm">
              <draw:text-box>
                <text:p><text:span text:style-name="T52">g1</text:span></text:p>
              </draw:text-box>
            </draw:frame>
            <draw:frame draw:style-name="gr103" draw:text-style-name="P52" draw:layer="layout" svg:width="1.364cm" svg:height="1.238cm" svg:x="11.505cm" svg:y="5.847cm">
              <draw:text-box>
                <text:p><text:span text:style-name="T52">g2</text:span></text:p>
              </draw:text-box>
            </draw:frame>
            <draw:frame draw:style-name="gr104" draw:text-style-name="P52" draw:layer="layout" svg:width="1.364cm" svg:height="1.238cm" svg:x="15.529cm" svg:y="5.835cm">
              <draw:text-box>
                <text:p><text:span text:style-name="T52">g3</text:span></text:p>
              </draw:text-box>
            </draw:frame>
            <draw:frame draw:style-name="gr103" draw:text-style-name="P52" draw:layer="layout" svg:width="1.364cm" svg:height="1.238cm" svg:x="19.614cm" svg:y="7.877cm">
              <draw:text-box>
                <text:p><text:span text:style-name="T52">g4</text:span></text:p>
              </draw:text-box>
            </draw:frame>
            <draw:frame draw:style-name="gr103" draw:text-style-name="P53" draw:layer="layout" svg:width="1.364cm" svg:height="1.238cm" svg:x="9.067cm" svg:y="4.69cm">
              <draw:text-box>
                <text:p><text:span text:style-name="T54">o1</text:span></text:p>
              </draw:text-box>
            </draw:frame>
            <draw:frame draw:style-name="gr103" draw:text-style-name="P54" draw:layer="layout" svg:width="1.364cm" svg:height="1.238cm" svg:x="13.29cm" svg:y="6.86cm">
              <draw:text-box>
                <text:p><text:span text:style-name="T55">o2</text:span></text:p>
              </draw:text-box>
            </draw:frame>
            <draw:frame draw:style-name="gr103" draw:text-style-name="P53" draw:layer="layout" svg:width="1.364cm" svg:height="1.238cm" svg:x="17.238cm" svg:y="6.873cm">
              <draw:text-box>
                <text:p><text:span text:style-name="T54">o3</text:span></text:p>
              </draw:text-box>
            </draw:frame>
            <draw:frame draw:style-name="gr105" draw:text-style-name="P55" draw:layer="layout" svg:width="1.364cm" svg:height="1.237cm" svg:x="23.812cm" svg:y="9.325cm">
              <draw:text-box>
                <text:p><text:span text:style-name="T56">o4</text:span></text:p>
              </draw:text-box>
            </draw:frame>
            <draw:frame draw:style-name="gr106" draw:text-style-name="P56" draw:layer="layout" svg:width="8.89cm" svg:height="5.28cm" svg:x="17.01cm" svg:y="2.667cm">
              <draw:text-box>
                <text:p><text:span text:style-name="T57">x1-3</text:span><text:span text:style-name="T57"><text:tab/></text:span><text:span text:style-name="T58">- Input variables</text:span></text:p>
                <text:p><text:span text:style-name="T59">o1-3</text:span><text:span text:style-name="T59"><text:tab/></text:span><text:span text:style-name="T60">- Output variables</text:span></text:p>
                <text:p><text:span text:style-name="T61">o4</text:span><text:span text:style-name="T61"><text:tab/></text:span><text:span text:style-name="T61"><text:tab/></text:span><text:span text:style-name="T62">- Result variable</text:span></text:p>
                <text:p><text:span text:style-name="T63">g1-4</text:span><text:span text:style-name="T63"><text:tab/></text:span><text:span text:style-name="T64">- Logical gates</text:span></text:p>
                <text:p><text:span text:style-name="T63">?</text:span><text:span text:style-name="T63"><text:tab/></text:span><text:span text:style-name="T63"><text:tab/></text:span><text:span text:style-name="T64">- Gates functionality</text:span></text:p>
              </draw:text-box>
            </draw:frame>
            <draw:frame draw:style-name="gr107" draw:text-style-name="P57" draw:layer="layout" svg:width="12.684cm" svg:height="1.119cm" svg:x="3.232cm" svg:y="2.821cm">
              <draw:text-box>
                <text:p><text:span text:style-name="T65">Given layout of the logical circuit</text:span></text:p>
              </draw:text-box>
            </draw:frame>
          </draw:g>
          <draw:custom-shape draw:style-name="gr108" draw:text-style-name="P58" draw:layer="layout" svg:width="1.379cm" svg:height="11.43cm" draw:transform="rotate (-1.5707963267949) translate (20.054cm 11.8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g draw:style-name="gr1">
            <draw:custom-shape draw:style-name="gr109" draw:text-style-name="P59" draw:layer="layout" svg:width="22.86cm" svg:height="8.89cm" svg:x="2.851cm" svg:y="47.115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10" draw:text-style-name="P61" xml:id="id73" draw:id="id73" draw:layer="layout" svg:width="1.634cm" svg:height="2.043cm" svg:x="7.316cm" svg:y="49.398cm">
              <text:p text:style-name="P60"><text:span text:style-name="T66">ID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4.786cm" svg:y1="50.396cm" svg:x2="7.316cm" svg:y2="50.419cm" draw:end-shape="id73" draw:end-glue-point="3" svg:d="M4786 50396l2530 23" svg:viewBox="0 0 2531 24">
              <text:p/>
            </draw:connector>
            <draw:custom-shape draw:style-name="gr112" draw:text-style-name="P63" xml:id="id74" draw:id="id74" draw:layer="layout" svg:width="1.635cm" svg:height="2.044cm" svg:x="11.479cm" svg:y="51.441cm">
              <text:p text:style-name="P62"><text:span text:style-name="T67">OR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8.95cm" svg:y1="50.419cm" svg:x2="11.479cm" svg:y2="52.463cm" draw:start-shape="id73" draw:start-glue-point="1" draw:end-shape="id74" svg:d="M8950 50419h1264v2044h1265" svg:viewBox="0 0 2530 2045">
              <text:p/>
            </draw:connector>
            <draw:connector draw:style-name="gr111" draw:text-style-name="P20" draw:layer="layout" draw:type="line" svg:x1="4.81cm" svg:y1="53.163cm" svg:x2="11.478cm" svg:y2="53.172cm" svg:d="M4810 53163l6668 9" svg:viewBox="0 0 6669 10">
              <text:p/>
            </draw:connector>
            <draw:custom-shape draw:style-name="gr112" draw:text-style-name="P63" xml:id="id75" draw:id="id75" draw:layer="layout" svg:width="1.634cm" svg:height="2.044cm" svg:x="15.565cm" svg:y="51.441cm">
              <text:p text:style-name="P62"><text:span text:style-name="T67">NEG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3.114cm" svg:y1="52.463cm" svg:x2="15.565cm" svg:y2="52.463cm" draw:start-shape="id74" draw:start-glue-point="1" draw:end-shape="id75" draw:end-glue-point="3" svg:d="M13114 52463h2451" svg:viewBox="0 0 2452 1">
              <text:p/>
            </draw:connector>
            <draw:custom-shape draw:style-name="gr112" draw:text-style-name="P63" xml:id="id76" draw:id="id76" draw:layer="layout" svg:width="1.634cm" svg:height="2.044cm" svg:x="19.65cm" svg:y="53.483cm">
              <text:p text:style-name="P62"><text:span text:style-name="T67">OR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7.199cm" svg:y1="52.463cm" svg:x2="19.65cm" svg:y2="54.505cm" draw:start-shape="id75" draw:start-glue-point="1" draw:end-shape="id76" draw:end-glue-point="3" svg:d="M17199 52463h1226v2042h1225" svg:viewBox="0 0 2452 2043">
              <text:p/>
            </draw:connector>
            <draw:connector draw:style-name="gr111" draw:text-style-name="P20" draw:layer="layout" draw:type="line" svg:x1="21.284cm" svg:y1="54.505cm" svg:x2="24.073cm" svg:y2="54.513cm" draw:start-shape="id76" draw:start-glue-point="1" svg:d="M21284 54505l2789 8" svg:viewBox="0 0 2790 9">
              <text:p/>
            </draw:connector>
            <draw:connector draw:style-name="gr111" draw:text-style-name="P20" draw:layer="layout" draw:type="line" svg:x1="4.794cm" svg:y1="55.168cm" svg:x2="19.632cm" svg:y2="55.177cm" svg:d="M4794 55168l14838 9" svg:viewBox="0 0 14839 10">
              <text:p/>
            </draw:connector>
            <draw:frame draw:style-name="gr9" draw:text-style-name="P64" draw:layer="layout" svg:width="1.319cm" svg:height="1.238cm" svg:x="3.696cm" svg:y="49.794cm">
              <draw:text-box>
                <text:p><text:span text:style-name="T68">x</text:span><text:span text:style-name="T69">1</text:span></text:p>
              </draw:text-box>
            </draw:frame>
            <draw:frame draw:style-name="gr9" draw:text-style-name="P64" draw:layer="layout" svg:width="1.319cm" svg:height="1.238cm" svg:x="3.697cm" svg:y="52.496cm">
              <draw:text-box>
                <text:p><text:span text:style-name="T68">x</text:span><text:span text:style-name="T69">2</text:span></text:p>
              </draw:text-box>
            </draw:frame>
            <draw:frame draw:style-name="gr10" draw:text-style-name="P64" draw:layer="layout" svg:width="1.318cm" svg:height="1.238cm" svg:x="3.699cm" svg:y="54.555cm">
              <draw:text-box>
                <text:p><text:span text:style-name="T68">x</text:span><text:span text:style-name="T69">3</text:span></text:p>
              </draw:text-box>
            </draw:frame>
            <draw:frame draw:style-name="gr11" draw:text-style-name="P65" draw:layer="layout" svg:width="1.364cm" svg:height="1.238cm" svg:x="7.502cm" svg:y="48.373cm">
              <draw:text-box>
                <text:p><text:span text:style-name="T70">g</text:span><text:span text:style-name="T71">1</text:span></text:p>
              </draw:text-box>
            </draw:frame>
            <draw:frame draw:style-name="gr11" draw:text-style-name="P65" draw:layer="layout" svg:width="1.364cm" svg:height="1.238cm" svg:x="11.658cm" svg:y="50.415cm">
              <draw:text-box>
                <text:p><text:span text:style-name="T70">g</text:span><text:span text:style-name="T71">2</text:span></text:p>
              </draw:text-box>
            </draw:frame>
            <draw:frame draw:style-name="gr11" draw:text-style-name="P65" draw:layer="layout" svg:width="1.364cm" svg:height="1.238cm" svg:x="15.682cm" svg:y="50.403cm">
              <draw:text-box>
                <text:p><text:span text:style-name="T70">g</text:span><text:span text:style-name="T71">3</text:span></text:p>
              </draw:text-box>
            </draw:frame>
            <draw:frame draw:style-name="gr11" draw:text-style-name="P65" draw:layer="layout" svg:width="1.364cm" svg:height="1.238cm" svg:x="19.767cm" svg:y="52.445cm">
              <draw:text-box>
                <text:p><text:span text:style-name="T70">g</text:span><text:span text:style-name="T71">4</text:span></text:p>
              </draw:text-box>
            </draw:frame>
            <draw:frame draw:style-name="gr11" draw:text-style-name="P66" draw:layer="layout" svg:width="1.364cm" svg:height="1.238cm" svg:x="9.22cm" svg:y="49.258cm">
              <draw:text-box>
                <text:p><text:span text:style-name="T72">o</text:span><text:span text:style-name="T73">1</text:span></text:p>
              </draw:text-box>
            </draw:frame>
            <draw:frame draw:style-name="gr11" draw:text-style-name="P66" draw:layer="layout" svg:width="1.364cm" svg:height="1.238cm" svg:x="13.443cm" svg:y="51.428cm">
              <draw:text-box>
                <text:p><text:span text:style-name="T72">o</text:span><text:span text:style-name="T73">2</text:span></text:p>
              </draw:text-box>
            </draw:frame>
            <draw:frame draw:style-name="gr11" draw:text-style-name="P66" draw:layer="layout" svg:width="1.364cm" svg:height="1.238cm" svg:x="17.391cm" svg:y="51.441cm">
              <draw:text-box>
                <text:p><text:span text:style-name="T72">o</text:span><text:span text:style-name="T73">3</text:span></text:p>
              </draw:text-box>
            </draw:frame>
            <draw:frame draw:style-name="gr12" draw:text-style-name="P68" draw:layer="layout" svg:width="1.364cm" svg:height="1.237cm" svg:x="23.965cm" svg:y="53.893cm">
              <draw:text-box>
                <text:p text:style-name="P67"><text:span text:style-name="T74">o</text:span><text:span text:style-name="T75">4</text:span></text:p>
              </draw:text-box>
            </draw:frame>
            <draw:frame draw:style-name="gr16" draw:text-style-name="P69" draw:layer="layout" svg:width="15.438cm" svg:height="1.119cm" svg:x="3.232cm" svg:y="47.366cm">
              <draw:text-box>
                <text:p text:style-name="P14"><text:span text:style-name="T65">Unique assignment of the functionalities</text:span></text:p>
              </draw:text-box>
            </draw:frame>
            <draw:custom-shape draw:style-name="gr113" draw:text-style-name="P5" xml:id="id78" draw:id="id78" draw:layer="layout" svg:width="1.27cm" svg:height="1.27cm" svg:x="7.468cm" svg:y="49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5" xml:id="id79" draw:id="id79" draw:layer="layout" svg:width="1.27cm" svg:height="1.27cm" svg:x="11.659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5" xml:id="id80" draw:id="id80" draw:layer="layout" svg:width="1.27cm" svg:height="1.27cm" svg:x="15.76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5" xml:id="id81" draw:id="id81" draw:layer="layout" svg:width="1.27cm" svg:height="1.27cm" svg:x="19.861cm" svg:y="53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4" draw:text-style-name="P70" xml:id="id77" draw:id="id77" draw:layer="layout" svg:width="6.27cm" svg:height="1.014cm" svg:x="15.381cm" svg:y="48.585cm">
              <draw:text-box>
                <text:p><text:span text:style-name="T55">Gates functionality</text:span></text:p>
              </draw:text-box>
            </draw:frame>
            <draw:connector draw:style-name="gr115" draw:text-style-name="P5" draw:layer="layout" draw:type="curve" svg:x1="18.516cm" svg:y1="49.599cm" svg:x2="8.738cm" svg:y2="50.43cm" draw:start-shape="id77" draw:start-glue-point="2" draw:end-shape="id78" draw:end-glue-point="10" svg:d="M18516 49599c0 554-3259 831-9778 831" svg:viewBox="0 0 9779 832">
              <text:p/>
            </draw:connector>
            <draw:connector draw:style-name="gr115" draw:text-style-name="P5" draw:layer="layout" draw:type="curve" svg:x1="18.516cm" svg:y1="49.599cm" svg:x2="12.294cm" svg:y2="51.802cm" draw:start-shape="id77" draw:end-shape="id79" draw:end-glue-point="4" svg:d="M18516 49599c0 1653-6222 552-6222 2203" svg:viewBox="0 0 6223 2204">
              <text:p/>
            </draw:connector>
            <draw:connector draw:style-name="gr115" draw:text-style-name="P5" draw:layer="layout" draw:type="curve" svg:x1="18.516cm" svg:y1="49.599cm" svg:x2="16.395cm" svg:y2="51.802cm" draw:start-shape="id77" draw:end-shape="id80" draw:end-glue-point="4" svg:d="M18516 49599c0 1653-2121 552-2121 2203" svg:viewBox="0 0 2122 2204">
              <text:p/>
            </draw:connector>
            <draw:connector draw:style-name="gr115" draw:text-style-name="P5" draw:layer="layout" draw:type="curve" svg:x1="18.516cm" svg:y1="49.599cm" svg:x2="20.496cm" svg:y2="53.855cm" draw:start-shape="id77" draw:end-shape="id81" draw:end-glue-point="4" svg:d="M18516 49599c0 3192 1980 1064 1980 4256" svg:viewBox="0 0 1981 4257">
              <text:p/>
            </draw:connector>
          </draw:g>
          <draw:g draw:style-name="gr1">
            <draw:custom-shape draw:style-name="gr116" draw:text-style-name="P59" draw:layer="layout" svg:width="22.86cm" svg:height="31.675cm" svg:x="2.851cm" svg:y="13.504cm">
              <text:p/>
              <draw:enhanced-geometry svg:viewBox="0 0 21600 21600" draw:path-stretchpoint-x="10800" draw:path-stretchpoint-y="10800" draw:text-areas="?f3 ?f4 ?f5 ?f6" draw:type="round-rectangle" draw:modifiers="719.9685053147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17" draw:text-style-name="P71" xml:id="id82" draw:id="id82" draw:layer="layout" svg:width="1.442cm" svg:height="1.804cm" svg:x="7.679cm" svg:y="17.255cm">
              <text:p text:style-name="P49"><text:span text:style-name="T52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5cm" svg:y1="18.136cm" svg:x2="7.679cm" svg:y2="18.157cm" draw:end-shape="id82" draw:end-glue-point="3" svg:d="M5445 18136l2234 21" svg:viewBox="0 0 2235 22">
              <text:p/>
            </draw:connector>
            <draw:custom-shape draw:style-name="gr118" draw:text-style-name="P73" xml:id="id83" draw:id="id83" draw:layer="layout" svg:width="1.444cm" svg:height="1.804cm" svg:x="11.354cm" svg:y="19.059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1cm" svg:y1="18.157cm" svg:x2="11.354cm" svg:y2="19.961cm" draw:start-shape="id82" draw:start-glue-point="1" draw:end-shape="id83" svg:d="M9121 18157h1117v1804h1116" svg:viewBox="0 0 2234 1805">
              <text:p/>
            </draw:connector>
            <draw:connector draw:style-name="gr111" draw:text-style-name="P20" draw:layer="layout" draw:type="line" svg:x1="5.466cm" svg:y1="20.579cm" svg:x2="11.353cm" svg:y2="20.587cm" svg:d="M5466 20579l5887 8" svg:viewBox="0 0 5888 9">
              <text:p/>
            </draw:connector>
            <draw:custom-shape draw:style-name="gr119" draw:text-style-name="P75" xml:id="id84" draw:id="id84" draw:layer="layout" svg:width="1.443cm" svg:height="1.804cm" svg:x="14.961cm" svg:y="19.059cm">
              <text:p text:style-name="P74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798cm" svg:y1="19.961cm" svg:x2="14.961cm" svg:y2="19.961cm" draw:start-shape="id83" draw:start-glue-point="1" draw:end-shape="id84" draw:end-glue-point="3" svg:d="M12798 19961h2163" svg:viewBox="0 0 2164 1">
              <text:p/>
            </draw:connector>
            <draw:custom-shape draw:style-name="gr120" draw:text-style-name="P75" xml:id="id85" draw:id="id85" draw:layer="layout" svg:width="1.443cm" svg:height="1.805cm" svg:x="18.568cm" svg:y="20.861cm">
              <text:p text:style-name="P74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4cm" svg:y1="19.961cm" svg:x2="18.568cm" svg:y2="21.763cm" draw:start-shape="id84" draw:start-glue-point="1" draw:end-shape="id85" draw:end-glue-point="3" svg:d="M16404 19961h1081v1802h1083" svg:viewBox="0 0 2165 1803">
              <text:p/>
            </draw:connector>
            <draw:connector draw:style-name="gr111" draw:text-style-name="P20" draw:layer="layout" draw:type="line" svg:x1="20.011cm" svg:y1="21.763cm" svg:x2="22.473cm" svg:y2="21.771cm" draw:start-shape="id85" draw:start-glue-point="1" svg:d="M20011 21763l2462 8" svg:viewBox="0 0 2463 9">
              <text:p/>
            </draw:connector>
            <draw:connector draw:style-name="gr111" draw:text-style-name="P20" draw:layer="layout" draw:type="line" svg:x1="5.452cm" svg:y1="22.349cm" svg:x2="18.552cm" svg:y2="22.357cm" svg:d="M5452 22349l13100 8" svg:viewBox="0 0 13101 9">
              <text:p/>
            </draw:connector>
            <draw:frame draw:style-name="gr121" draw:text-style-name="P64" draw:layer="layout" svg:width="2.071cm" svg:height="1.673cm" svg:x="3.576cm" svg:y="17.605cm">
              <draw:text-box>
                <text:p><text:span text:style-name="T68">x</text:span><text:span text:style-name="T77">1 </text:span><text:span text:style-name="T68">= 0</text:span></text:p>
              </draw:text-box>
            </draw:frame>
            <draw:frame draw:style-name="gr122" draw:text-style-name="P76" draw:layer="layout" svg:width="2.072cm" svg:height="2.105cm" svg:x="3.576cm" svg:y="19.99cm">
              <draw:text-box>
                <text:p text:style-name="P23"><text:span text:style-name="T68">x</text:span><text:span text:style-name="T77">2 </text:span><text:span text:style-name="T68">= 0</text:span></text:p>
              </draw:text-box>
            </draw:frame>
            <draw:frame draw:style-name="gr123" draw:text-style-name="P76" draw:layer="layout" svg:width="2.073cm" svg:height="1.673cm" svg:x="3.576cm" svg:y="21.808cm">
              <draw:text-box>
                <text:p text:style-name="P23"><text:span text:style-name="T68">x</text:span><text:span text:style-name="T77">3 </text:span><text:span text:style-name="T68">= 0</text:span></text:p>
              </draw:text-box>
            </draw:frame>
            <draw:frame draw:style-name="gr52" draw:text-style-name="P65" draw:layer="layout" svg:width="1.204cm" svg:height="1.673cm" svg:x="7.843cm" svg:y="16.35cm">
              <draw:text-box>
                <text:p><text:span text:style-name="T52">g</text:span><text:span text:style-name="T78">1</text:span></text:p>
              </draw:text-box>
            </draw:frame>
            <draw:frame draw:style-name="gr52" draw:text-style-name="P65" draw:layer="layout" svg:width="1.204cm" svg:height="1.673cm" svg:x="11.512cm" svg:y="18.153cm">
              <draw:text-box>
                <text:p><text:span text:style-name="T52">g</text:span><text:span text:style-name="T78">2</text:span></text:p>
              </draw:text-box>
            </draw:frame>
            <draw:frame draw:style-name="gr52" draw:text-style-name="P65" draw:layer="layout" svg:width="1.204cm" svg:height="1.673cm" svg:x="15.065cm" svg:y="18.142cm">
              <draw:text-box>
                <text:p><text:span text:style-name="T52">g</text:span><text:span text:style-name="T78">3</text:span></text:p>
              </draw:text-box>
            </draw:frame>
            <draw:frame draw:style-name="gr52" draw:text-style-name="P65" draw:layer="layout" svg:width="1.205cm" svg:height="1.673cm" svg:x="18.671cm" svg:y="19.945cm">
              <draw:text-box>
                <text:p><text:span text:style-name="T52">g</text:span><text:span text:style-name="T78">4</text:span></text:p>
              </draw:text-box>
            </draw:frame>
            <draw:frame draw:style-name="gr52" draw:text-style-name="P66" draw:layer="layout" svg:width="1.204cm" svg:height="1.673cm" svg:x="9.36cm" svg:y="17.131cm">
              <draw:text-box>
                <text:p><text:span text:style-name="T54">o</text:span><text:span text:style-name="T79">1</text:span></text:p>
              </draw:text-box>
            </draw:frame>
            <draw:frame draw:style-name="gr52" draw:text-style-name="P66" draw:layer="layout" svg:width="1.204cm" svg:height="1.673cm" svg:x="13.088cm" svg:y="19.047cm">
              <draw:text-box>
                <text:p><text:span text:style-name="T54">o</text:span><text:span text:style-name="T79">2</text:span></text:p>
              </draw:text-box>
            </draw:frame>
            <draw:frame draw:style-name="gr52" draw:text-style-name="P66" draw:layer="layout" svg:width="1.204cm" svg:height="1.673cm" svg:x="16.574cm" svg:y="19.059cm">
              <draw:text-box>
                <text:p><text:span text:style-name="T54">o</text:span><text:span text:style-name="T79">3</text:span></text:p>
              </draw:text-box>
            </draw:frame>
            <draw:frame draw:style-name="gr124" draw:text-style-name="P77" draw:layer="layout" svg:width="2.258cm" svg:height="1.673cm" svg:x="22.378cm" svg:y="21.223cm">
              <draw:text-box>
                <text:p text:style-name="P23"><text:span text:style-name="T56">o</text:span><text:span text:style-name="T80">4</text:span><text:span text:style-name="T56"> = 1</text:span></text:p>
              </draw:text-box>
            </draw:frame>
            <draw:line draw:style-name="gr125" draw:text-style-name="P59" draw:layer="layout" svg:x1="2.881cm" svg:y1="23.337cm" svg:x2="25.716cm" svg:y2="23.337cm">
              <text:p/>
            </draw:line>
            <draw:frame draw:style-name="gr31" draw:text-style-name="P78" draw:layer="layout" svg:width="2.655cm" svg:height="0.962cm" svg:x="3.232cm" svg:y="16.052cm">
              <draw:text-box>
                <text:p><text:span text:style-name="T59">Entry 1</text:span></text:p>
              </draw:text-box>
            </draw:frame>
            <draw:frame draw:style-name="gr32" draw:text-style-name="P69" draw:layer="layout" svg:width="14.405cm" svg:height="1.119cm" svg:x="3.229cm" svg:y="13.939cm">
              <draw:text-box>
                <text:p><text:span text:style-name="T65">Entries of desired input/output values</text:span></text:p>
              </draw:text-box>
            </draw:frame>
            <draw:custom-shape draw:style-name="gr126" draw:text-style-name="P73" xml:id="id86" draw:id="id86" draw:layer="layout" svg:width="1.442cm" svg:height="1.804cm" svg:x="7.68cm" svg:y="24.276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6cm" svg:y1="25.157cm" svg:x2="7.68cm" svg:y2="25.178cm" draw:end-shape="id86" draw:end-glue-point="3" svg:d="M5446 25157l2234 21" svg:viewBox="0 0 2235 22">
              <text:p/>
            </draw:connector>
            <draw:custom-shape draw:style-name="gr127" draw:text-style-name="P73" xml:id="id87" draw:id="id87" draw:layer="layout" svg:width="1.444cm" svg:height="1.804cm" svg:x="11.355cm" svg:y="26.08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2cm" svg:y1="25.178cm" svg:x2="11.355cm" svg:y2="26.982cm" draw:start-shape="id86" draw:start-glue-point="1" draw:end-shape="id87" svg:d="M9122 25178h1117v1804h1116" svg:viewBox="0 0 2234 1805">
              <text:p/>
            </draw:connector>
            <draw:connector draw:style-name="gr111" draw:text-style-name="P20" draw:layer="layout" draw:type="line" svg:x1="5.467cm" svg:y1="27.6cm" svg:x2="11.354cm" svg:y2="27.608cm" svg:d="M5467 27600l5887 8" svg:viewBox="0 0 5888 9">
              <text:p/>
            </draw:connector>
            <draw:custom-shape draw:style-name="gr128" draw:text-style-name="P73" xml:id="id88" draw:id="id88" draw:layer="layout" svg:width="1.443cm" svg:height="1.804cm" svg:x="14.962cm" svg:y="26.08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799cm" svg:y1="26.982cm" svg:x2="14.962cm" svg:y2="26.982cm" draw:start-shape="id87" draw:start-glue-point="1" draw:end-shape="id88" draw:end-glue-point="3" svg:d="M12799 26982h2163" svg:viewBox="0 0 2164 1">
              <text:p/>
            </draw:connector>
            <draw:custom-shape draw:style-name="gr129" draw:text-style-name="P73" xml:id="id89" draw:id="id89" draw:layer="layout" svg:width="1.443cm" svg:height="1.805cm" svg:x="18.569cm" svg:y="27.882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5cm" svg:y1="26.982cm" svg:x2="18.569cm" svg:y2="28.784cm" draw:start-shape="id88" draw:start-glue-point="1" draw:end-shape="id89" draw:end-glue-point="3" svg:d="M16405 26982h1081v1802h1083" svg:viewBox="0 0 2165 1803">
              <text:p/>
            </draw:connector>
            <draw:connector draw:style-name="gr111" draw:text-style-name="P20" draw:layer="layout" draw:type="line" svg:x1="20.012cm" svg:y1="28.784cm" svg:x2="22.474cm" svg:y2="28.792cm" draw:start-shape="id89" draw:start-glue-point="1" svg:d="M20012 28784l2462 8" svg:viewBox="0 0 2463 9">
              <text:p/>
            </draw:connector>
            <draw:connector draw:style-name="gr111" draw:text-style-name="P20" draw:layer="layout" draw:type="line" svg:x1="5.453cm" svg:y1="29.37cm" svg:x2="18.553cm" svg:y2="29.378cm" svg:d="M5453 29370l13100 8" svg:viewBox="0 0 13101 9">
              <text:p/>
            </draw:connector>
            <draw:frame draw:style-name="gr25" draw:text-style-name="P64" draw:layer="layout" svg:width="2.071cm" svg:height="1.093cm" svg:x="3.577cm" svg:y="24.626cm">
              <draw:text-box>
                <text:p><text:span text:style-name="T68">x</text:span><text:span text:style-name="T77">1 </text:span><text:span text:style-name="T68">= 0</text:span></text:p>
              </draw:text-box>
            </draw:frame>
            <draw:frame draw:style-name="gr130" draw:text-style-name="P76" draw:layer="layout" svg:width="2.072cm" svg:height="2.105cm" svg:x="3.577cm" svg:y="27.011cm">
              <draw:text-box>
                <text:p text:style-name="P23"><text:span text:style-name="T68">x</text:span><text:span text:style-name="T77">2 </text:span><text:span text:style-name="T68">= 1</text:span></text:p>
              </draw:text-box>
            </draw:frame>
            <draw:frame draw:style-name="gr131" draw:text-style-name="P76" draw:layer="layout" svg:width="2.073cm" svg:height="0.962cm" svg:x="3.577cm" svg:y="28.829cm">
              <draw:text-box>
                <text:p text:style-name="P23"><text:span text:style-name="T68">x</text:span><text:span text:style-name="T77">3 </text:span><text:span text:style-name="T68">= 0</text:span></text:p>
              </draw:text-box>
            </draw:frame>
            <draw:frame draw:style-name="gr28" draw:text-style-name="P65" draw:layer="layout" svg:width="1.204cm" svg:height="1.093cm" svg:x="7.844cm" svg:y="23.371cm">
              <draw:text-box>
                <text:p><text:span text:style-name="T52">g</text:span><text:span text:style-name="T78">1</text:span></text:p>
              </draw:text-box>
            </draw:frame>
            <draw:frame draw:style-name="gr28" draw:text-style-name="P65" draw:layer="layout" svg:width="1.204cm" svg:height="1.093cm" svg:x="11.513cm" svg:y="25.174cm">
              <draw:text-box>
                <text:p><text:span text:style-name="T52">g</text:span><text:span text:style-name="T78">2</text:span></text:p>
              </draw:text-box>
            </draw:frame>
            <draw:frame draw:style-name="gr28" draw:text-style-name="P65" draw:layer="layout" svg:width="1.204cm" svg:height="1.093cm" svg:x="15.066cm" svg:y="25.163cm">
              <draw:text-box>
                <text:p><text:span text:style-name="T52">g</text:span><text:span text:style-name="T78">3</text:span></text:p>
              </draw:text-box>
            </draw:frame>
            <draw:frame draw:style-name="gr28" draw:text-style-name="P65" draw:layer="layout" svg:width="1.205cm" svg:height="1.093cm" svg:x="18.672cm" svg:y="26.966cm">
              <draw:text-box>
                <text:p><text:span text:style-name="T52">g</text:span><text:span text:style-name="T78">4</text:span></text:p>
              </draw:text-box>
            </draw:frame>
            <draw:frame draw:style-name="gr28" draw:text-style-name="P66" draw:layer="layout" svg:width="1.204cm" svg:height="1.093cm" svg:x="9.361cm" svg:y="24.152cm">
              <draw:text-box>
                <text:p><text:span text:style-name="T54">o</text:span><text:span text:style-name="T79">1</text:span></text:p>
              </draw:text-box>
            </draw:frame>
            <draw:frame draw:style-name="gr28" draw:text-style-name="P66" draw:layer="layout" svg:width="1.204cm" svg:height="1.093cm" svg:x="13.089cm" svg:y="26.068cm">
              <draw:text-box>
                <text:p><text:span text:style-name="T54">o</text:span><text:span text:style-name="T79">2</text:span></text:p>
              </draw:text-box>
            </draw:frame>
            <draw:frame draw:style-name="gr28" draw:text-style-name="P66" draw:layer="layout" svg:width="1.204cm" svg:height="1.093cm" svg:x="16.575cm" svg:y="26.08cm">
              <draw:text-box>
                <text:p><text:span text:style-name="T54">o</text:span><text:span text:style-name="T79">3</text:span></text:p>
              </draw:text-box>
            </draw:frame>
            <draw:frame draw:style-name="gr132" draw:text-style-name="P77" draw:layer="layout" svg:width="2.258cm" svg:height="1.161cm" svg:x="22.379cm" svg:y="28.244cm">
              <draw:text-box>
                <text:p text:style-name="P23"><text:span text:style-name="T56">o</text:span><text:span text:style-name="T80">4 </text:span><text:span text:style-name="T56">= 0</text:span></text:p>
              </draw:text-box>
            </draw:frame>
            <draw:line draw:style-name="gr125" draw:text-style-name="P59" draw:layer="layout" svg:x1="2.882cm" svg:y1="30.358cm" svg:x2="25.717cm" svg:y2="30.358cm">
              <text:p/>
            </draw:line>
            <draw:frame draw:style-name="gr31" draw:text-style-name="P78" draw:layer="layout" svg:width="2.655cm" svg:height="0.962cm" svg:x="3.232cm" svg:y="23.373cm">
              <draw:text-box>
                <text:p><text:span text:style-name="T59">Entry 2</text:span></text:p>
              </draw:text-box>
            </draw:frame>
            <draw:custom-shape draw:style-name="gr133" draw:text-style-name="P73" xml:id="id90" draw:id="id90" draw:layer="layout" svg:width="1.442cm" svg:height="1.804cm" svg:x="7.681cm" svg:y="31.297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7cm" svg:y1="32.178cm" svg:x2="7.681cm" svg:y2="32.199cm" draw:end-shape="id90" draw:end-glue-point="3" svg:d="M5447 32178l2234 21" svg:viewBox="0 0 2235 22">
              <text:p/>
            </draw:connector>
            <draw:custom-shape draw:style-name="gr134" draw:text-style-name="P73" xml:id="id91" draw:id="id91" draw:layer="layout" svg:width="1.444cm" svg:height="1.804cm" svg:x="11.356cm" svg:y="33.101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3cm" svg:y1="32.199cm" svg:x2="11.356cm" svg:y2="34.003cm" draw:start-shape="id90" draw:start-glue-point="1" draw:end-shape="id91" svg:d="M9123 32199h1117v1804h1116" svg:viewBox="0 0 2234 1805">
              <text:p/>
            </draw:connector>
            <draw:connector draw:style-name="gr111" draw:text-style-name="P20" draw:layer="layout" draw:type="line" svg:x1="5.468cm" svg:y1="34.621cm" svg:x2="11.355cm" svg:y2="34.629cm" svg:d="M5468 34621l5887 8" svg:viewBox="0 0 5888 9">
              <text:p/>
            </draw:connector>
            <draw:custom-shape draw:style-name="gr135" draw:text-style-name="P73" xml:id="id92" draw:id="id92" draw:layer="layout" svg:width="1.443cm" svg:height="1.804cm" svg:x="14.963cm" svg:y="33.101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8cm" svg:y1="34.003cm" svg:x2="14.963cm" svg:y2="34.003cm" draw:start-shape="id91" draw:start-glue-point="1" draw:end-shape="id92" draw:end-glue-point="3" svg:d="M12800 34003h2163" svg:viewBox="0 0 2164 1">
              <text:p/>
            </draw:connector>
            <draw:custom-shape draw:style-name="gr136" draw:text-style-name="P73" xml:id="id93" draw:id="id93" draw:layer="layout" svg:width="1.443cm" svg:height="1.805cm" svg:x="18.57cm" svg:y="34.903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6cm" svg:y1="34.003cm" svg:x2="18.57cm" svg:y2="35.805cm" draw:start-shape="id92" draw:start-glue-point="1" draw:end-shape="id93" draw:end-glue-point="3" svg:d="M16406 34003h1081v1802h1083" svg:viewBox="0 0 2165 1803">
              <text:p/>
            </draw:connector>
            <draw:connector draw:style-name="gr111" draw:text-style-name="P20" draw:layer="layout" draw:type="line" svg:x1="20.013cm" svg:y1="35.805cm" svg:x2="22.475cm" svg:y2="35.813cm" draw:start-shape="id93" draw:start-glue-point="1" svg:d="M20013 35805l2462 8" svg:viewBox="0 0 2463 9">
              <text:p/>
            </draw:connector>
            <draw:connector draw:style-name="gr111" draw:text-style-name="P20" draw:layer="layout" draw:type="line" svg:x1="5.454cm" svg:y1="36.391cm" svg:x2="18.554cm" svg:y2="36.399cm" svg:d="M5454 36391l13100 8" svg:viewBox="0 0 13101 9">
              <text:p/>
            </draw:connector>
            <draw:frame draw:style-name="gr25" draw:text-style-name="P64" draw:layer="layout" svg:width="2.071cm" svg:height="1.093cm" svg:x="3.578cm" svg:y="31.647cm">
              <draw:text-box>
                <text:p><text:span text:style-name="T68">x</text:span><text:span text:style-name="T77">1 </text:span><text:span text:style-name="T68">= 1</text:span></text:p>
              </draw:text-box>
            </draw:frame>
            <draw:frame draw:style-name="gr137" draw:text-style-name="P76" draw:layer="layout" svg:width="2.072cm" svg:height="2.105cm" svg:x="3.578cm" svg:y="34.032cm">
              <draw:text-box>
                <text:p text:style-name="P23"><text:span text:style-name="T68">x</text:span><text:span text:style-name="T77">2 </text:span><text:span text:style-name="T68">= 1</text:span></text:p>
              </draw:text-box>
            </draw:frame>
            <draw:frame draw:style-name="gr138" draw:text-style-name="P76" draw:layer="layout" svg:width="2.073cm" svg:height="0.962cm" svg:x="3.578cm" svg:y="35.85cm">
              <draw:text-box>
                <text:p text:style-name="P23"><text:span text:style-name="T68">x</text:span><text:span text:style-name="T77">3 </text:span><text:span text:style-name="T68">= 0</text:span></text:p>
              </draw:text-box>
            </draw:frame>
            <draw:frame draw:style-name="gr28" draw:text-style-name="P65" draw:layer="layout" svg:width="1.204cm" svg:height="1.093cm" svg:x="7.845cm" svg:y="30.392cm">
              <draw:text-box>
                <text:p><text:span text:style-name="T52">g</text:span><text:span text:style-name="T78">1</text:span></text:p>
              </draw:text-box>
            </draw:frame>
            <draw:frame draw:style-name="gr28" draw:text-style-name="P65" draw:layer="layout" svg:width="1.204cm" svg:height="1.093cm" svg:x="11.514cm" svg:y="32.195cm">
              <draw:text-box>
                <text:p><text:span text:style-name="T52">g</text:span><text:span text:style-name="T78">2</text:span></text:p>
              </draw:text-box>
            </draw:frame>
            <draw:frame draw:style-name="gr28" draw:text-style-name="P65" draw:layer="layout" svg:width="1.204cm" svg:height="1.093cm" svg:x="15.067cm" svg:y="32.184cm">
              <draw:text-box>
                <text:p><text:span text:style-name="T52">g</text:span><text:span text:style-name="T78">3</text:span></text:p>
              </draw:text-box>
            </draw:frame>
            <draw:frame draw:style-name="gr28" draw:text-style-name="P65" draw:layer="layout" svg:width="1.205cm" svg:height="1.093cm" svg:x="18.673cm" svg:y="33.987cm">
              <draw:text-box>
                <text:p><text:span text:style-name="T52">g</text:span><text:span text:style-name="T78">4</text:span></text:p>
              </draw:text-box>
            </draw:frame>
            <draw:frame draw:style-name="gr28" draw:text-style-name="P66" draw:layer="layout" svg:width="1.204cm" svg:height="1.093cm" svg:x="9.362cm" svg:y="31.173cm">
              <draw:text-box>
                <text:p><text:span text:style-name="T54">o</text:span><text:span text:style-name="T79">1</text:span></text:p>
              </draw:text-box>
            </draw:frame>
            <draw:frame draw:style-name="gr28" draw:text-style-name="P66" draw:layer="layout" svg:width="1.204cm" svg:height="1.093cm" svg:x="13.09cm" svg:y="33.089cm">
              <draw:text-box>
                <text:p><text:span text:style-name="T54">o</text:span><text:span text:style-name="T79">2</text:span></text:p>
              </draw:text-box>
            </draw:frame>
            <draw:frame draw:style-name="gr28" draw:text-style-name="P66" draw:layer="layout" svg:width="1.204cm" svg:height="1.093cm" svg:x="16.576cm" svg:y="33.101cm">
              <draw:text-box>
                <text:p><text:span text:style-name="T54">o</text:span><text:span text:style-name="T79">3</text:span></text:p>
              </draw:text-box>
            </draw:frame>
            <draw:frame draw:style-name="gr139" draw:text-style-name="P77" draw:layer="layout" svg:width="2.258cm" svg:height="1.161cm" svg:x="22.38cm" svg:y="35.265cm">
              <draw:text-box>
                <text:p text:style-name="P23"><text:span text:style-name="T56">o</text:span><text:span text:style-name="T80">4 </text:span><text:span text:style-name="T56">= 0</text:span></text:p>
              </draw:text-box>
            </draw:frame>
            <draw:line draw:style-name="gr125" draw:text-style-name="P59" draw:layer="layout" svg:x1="2.883cm" svg:y1="37.379cm" svg:x2="25.718cm" svg:y2="37.379cm">
              <text:p/>
            </draw:line>
            <draw:frame draw:style-name="gr31" draw:text-style-name="P78" draw:layer="layout" svg:width="2.655cm" svg:height="0.962cm" svg:x="3.232cm" svg:y="30.394cm">
              <draw:text-box>
                <text:p><text:span text:style-name="T59">Entry 3</text:span></text:p>
              </draw:text-box>
            </draw:frame>
            <draw:custom-shape draw:style-name="gr140" draw:text-style-name="P73" xml:id="id94" draw:id="id94" draw:layer="layout" svg:width="1.442cm" svg:height="1.804cm" svg:x="7.682cm" svg:y="38.318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8cm" svg:y1="39.199cm" svg:x2="7.682cm" svg:y2="39.22cm" draw:end-shape="id94" draw:end-glue-point="3" svg:d="M5448 39199l2234 21" svg:viewBox="0 0 2235 22">
              <text:p/>
            </draw:connector>
            <draw:custom-shape draw:style-name="gr141" draw:text-style-name="P73" xml:id="id95" draw:id="id95" draw:layer="layout" svg:width="1.444cm" svg:height="1.804cm" svg:x="11.357cm" svg:y="40.122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4cm" svg:y1="39.22cm" svg:x2="11.357cm" svg:y2="41.024cm" draw:start-shape="id94" draw:start-glue-point="1" draw:end-shape="id95" svg:d="M9124 39220h1117v1804h1116" svg:viewBox="0 0 2234 1805">
              <text:p/>
            </draw:connector>
            <draw:connector draw:style-name="gr111" draw:text-style-name="P20" draw:layer="layout" draw:type="line" svg:x1="5.469cm" svg:y1="41.642cm" svg:x2="11.356cm" svg:y2="41.65cm" svg:d="M5469 41642l5887 8" svg:viewBox="0 0 5888 9">
              <text:p/>
            </draw:connector>
            <draw:custom-shape draw:style-name="gr142" draw:text-style-name="P73" xml:id="id96" draw:id="id96" draw:layer="layout" svg:width="1.443cm" svg:height="1.804cm" svg:x="14.964cm" svg:y="40.122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801cm" svg:y1="41.024cm" svg:x2="14.964cm" svg:y2="41.024cm" draw:start-shape="id95" draw:start-glue-point="1" draw:end-shape="id96" draw:end-glue-point="3" svg:d="M12801 41024h2163" svg:viewBox="0 0 2164 1">
              <text:p/>
            </draw:connector>
            <draw:custom-shape draw:style-name="gr143" draw:text-style-name="P73" xml:id="id97" draw:id="id97" draw:layer="layout" svg:width="1.443cm" svg:height="1.805cm" svg:x="18.571cm" svg:y="41.924cm">
              <text:p text:style-name="P72"><text:span text:style-name="T76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7cm" svg:y1="41.024cm" svg:x2="18.571cm" svg:y2="42.826cm" draw:start-shape="id96" draw:start-glue-point="1" draw:end-shape="id97" draw:end-glue-point="3" svg:d="M16407 41024h1081v1802h1083" svg:viewBox="0 0 2165 1803">
              <text:p/>
            </draw:connector>
            <draw:connector draw:style-name="gr111" draw:text-style-name="P20" draw:layer="layout" draw:type="line" svg:x1="20.014cm" svg:y1="42.826cm" svg:x2="22.476cm" svg:y2="42.834cm" draw:start-shape="id97" draw:start-glue-point="1" svg:d="M20014 42826l2462 8" svg:viewBox="0 0 2463 9">
              <text:p/>
            </draw:connector>
            <draw:connector draw:style-name="gr111" draw:text-style-name="P20" draw:layer="layout" draw:type="line" svg:x1="5.455cm" svg:y1="43.412cm" svg:x2="18.555cm" svg:y2="43.42cm" svg:d="M5455 43412l13100 8" svg:viewBox="0 0 13101 9">
              <text:p/>
            </draw:connector>
            <draw:frame draw:style-name="gr25" draw:text-style-name="P64" draw:layer="layout" svg:width="2.071cm" svg:height="1.093cm" svg:x="3.579cm" svg:y="38.668cm">
              <draw:text-box>
                <text:p><text:span text:style-name="T68">x</text:span><text:span text:style-name="T77">1 </text:span><text:span text:style-name="T68">= 1</text:span></text:p>
              </draw:text-box>
            </draw:frame>
            <draw:frame draw:style-name="gr144" draw:text-style-name="P76" draw:layer="layout" svg:width="2.072cm" svg:height="2.105cm" svg:x="3.579cm" svg:y="41.053cm">
              <draw:text-box>
                <text:p text:style-name="P23"><text:span text:style-name="T68">x</text:span><text:span text:style-name="T77">2 </text:span><text:span text:style-name="T68">= 0</text:span></text:p>
              </draw:text-box>
            </draw:frame>
            <draw:frame draw:style-name="gr145" draw:text-style-name="P76" draw:layer="layout" svg:width="2.073cm" svg:height="0.962cm" svg:x="3.579cm" svg:y="42.871cm">
              <draw:text-box>
                <text:p text:style-name="P23"><text:span text:style-name="T68">x</text:span><text:span text:style-name="T77">3 </text:span><text:span text:style-name="T68">= 1</text:span></text:p>
              </draw:text-box>
            </draw:frame>
            <draw:frame draw:style-name="gr28" draw:text-style-name="P65" draw:layer="layout" svg:width="1.204cm" svg:height="1.093cm" svg:x="7.846cm" svg:y="37.413cm">
              <draw:text-box>
                <text:p><text:span text:style-name="T52">g</text:span><text:span text:style-name="T78">1</text:span></text:p>
              </draw:text-box>
            </draw:frame>
            <draw:frame draw:style-name="gr28" draw:text-style-name="P65" draw:layer="layout" svg:width="1.204cm" svg:height="1.093cm" svg:x="11.515cm" svg:y="39.216cm">
              <draw:text-box>
                <text:p><text:span text:style-name="T52">g</text:span><text:span text:style-name="T78">2</text:span></text:p>
              </draw:text-box>
            </draw:frame>
            <draw:frame draw:style-name="gr28" draw:text-style-name="P65" draw:layer="layout" svg:width="1.204cm" svg:height="1.093cm" svg:x="15.068cm" svg:y="39.205cm">
              <draw:text-box>
                <text:p><text:span text:style-name="T52">g</text:span><text:span text:style-name="T78">3</text:span></text:p>
              </draw:text-box>
            </draw:frame>
            <draw:frame draw:style-name="gr28" draw:text-style-name="P65" draw:layer="layout" svg:width="1.205cm" svg:height="1.093cm" svg:x="18.674cm" svg:y="41.008cm">
              <draw:text-box>
                <text:p><text:span text:style-name="T52">g</text:span><text:span text:style-name="T78">4</text:span></text:p>
              </draw:text-box>
            </draw:frame>
            <draw:frame draw:style-name="gr28" draw:text-style-name="P66" draw:layer="layout" svg:width="1.204cm" svg:height="1.093cm" svg:x="9.363cm" svg:y="38.194cm">
              <draw:text-box>
                <text:p><text:span text:style-name="T54">o</text:span><text:span text:style-name="T79">1</text:span></text:p>
              </draw:text-box>
            </draw:frame>
            <draw:frame draw:style-name="gr28" draw:text-style-name="P66" draw:layer="layout" svg:width="1.204cm" svg:height="1.093cm" svg:x="13.091cm" svg:y="40.11cm">
              <draw:text-box>
                <text:p><text:span text:style-name="T54">o</text:span><text:span text:style-name="T79">2</text:span></text:p>
              </draw:text-box>
            </draw:frame>
            <draw:frame draw:style-name="gr28" draw:text-style-name="P66" draw:layer="layout" svg:width="1.204cm" svg:height="1.093cm" svg:x="16.577cm" svg:y="40.122cm">
              <draw:text-box>
                <text:p><text:span text:style-name="T72">o</text:span><text:span text:style-name="T73">3</text:span></text:p>
              </draw:text-box>
            </draw:frame>
            <draw:frame draw:style-name="gr146" draw:text-style-name="P77" draw:layer="layout" svg:width="2.258cm" svg:height="1.161cm" svg:x="22.381cm" svg:y="42.286cm">
              <draw:text-box>
                <text:p text:style-name="P79"><text:span text:style-name="T56">o</text:span><text:span text:style-name="T80">4 </text:span><text:span text:style-name="T56">= 1</text:span></text:p>
              </draw:text-box>
            </draw:frame>
            <draw:frame draw:style-name="gr31" draw:text-style-name="P78" draw:layer="layout" svg:width="2.655cm" svg:height="0.962cm" svg:x="3.232cm" svg:y="37.415cm">
              <draw:text-box>
                <text:p><text:span text:style-name="T59">Entry 4</text:span></text:p>
              </draw:text-box>
            </draw:frame>
            <draw:frame draw:style-name="gr147" draw:text-style-name="P80" xml:id="id98" draw:id="id98" draw:layer="layout" svg:width="4.047cm" svg:height="1.014cm" svg:x="10.471cm" svg:y="16.04cm">
              <draw:text-box>
                <text:p><text:span text:style-name="T53">Given input</text:span></text:p>
              </draw:text-box>
            </draw:frame>
            <draw:connector draw:style-name="gr148" draw:text-style-name="P5" draw:layer="layout" draw:type="curve" svg:x1="10.471cm" svg:y1="16.547cm" svg:x2="4.597cm" svg:y2="17.31cm" draw:start-shape="id98" draw:start-glue-point="3" draw:end-shape="id99" draw:end-glue-point="0" svg:d="M10471 16547c-3916 0-5874 254-5874 763" svg:viewBox="0 0 5875 764">
              <text:p/>
            </draw:connector>
            <draw:custom-shape draw:style-name="gr149" draw:text-style-name="P81" xml:id="id99" draw:id="id99" draw:layer="layout" svg:width="2.222cm" svg:height="5.715cm" svg:x="3.486cm" svg:y="17.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150" draw:text-style-name="P82" xml:id="id100" draw:id="id100" draw:layer="layout" svg:width="5.034cm" svg:height="1.014cm" svg:x="15.314cm" svg:y="16.04cm">
              <draw:text-box>
                <text:p><text:span text:style-name="T81">Desired output</text:span></text:p>
              </draw:text-box>
            </draw:frame>
            <draw:connector draw:style-name="gr151" draw:text-style-name="P5" draw:layer="layout" draw:type="curve" svg:x1="20.348cm" svg:y1="16.547cm" svg:x2="23.43cm" svg:y2="21.255cm" draw:start-shape="id100" draw:start-glue-point="1" draw:end-shape="id101" draw:end-glue-point="0" svg:d="M20348 16547c2055 0 3082 1569 3082 4708" svg:viewBox="0 0 3083 4709">
              <text:p/>
            </draw:connector>
            <draw:custom-shape draw:style-name="gr152" draw:text-style-name="P5" xml:id="id101" draw:id="id101" draw:layer="layout" svg:width="2.222cm" svg:height="0.952cm" svg:x="22.319cm" svg:y="21.2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custom-shape draw:style-name="gr108" draw:text-style-name="P58" draw:layer="layout" svg:width="1.379cm" svg:height="11.43cm" draw:transform="rotate (-1.5707963267949) translate (20.054cm 45.5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1">
          <draw:g draw:style-name="gr1">
            <draw:custom-shape draw:style-name="gr153" draw:text-style-name="P83" draw:layer="layout" svg:width="22.86cm" svg:height="8.255cm" svg:x="27.865cm" svg:y="2.651cm">
              <text:p/>
              <draw:enhanced-geometry svg:viewBox="0 0 21600 21600" draw:path-stretchpoint-x="10800" draw:path-stretchpoint-y="10800" draw:text-areas="?f3 ?f4 ?f5 ?f6" draw:type="round-rectangle" draw:modifiers="1993.604651162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10" draw:text-style-name="P61" xml:id="id102" draw:id="id102" draw:layer="layout" svg:width="1.634cm" svg:height="2.043cm" svg:x="32.009cm" svg:y="5.01cm">
              <text:p text:style-name="P60"><text:span text:style-name="T66">ID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29.479cm" svg:y1="6.008cm" svg:x2="32.009cm" svg:y2="6.031cm" draw:end-shape="id102" draw:end-glue-point="3" svg:d="M29479 6008l2530 23" svg:viewBox="0 0 2531 24">
              <text:p/>
            </draw:connector>
            <draw:frame draw:style-name="gr48" draw:text-style-name="P80" draw:layer="layout" svg:width="1.319cm" svg:height="1.055cm" svg:x="28.789cm" svg:y="5.506cm">
              <draw:text-box>
                <text:p><text:span text:style-name="T53">x</text:span></text:p>
              </draw:text-box>
            </draw:frame>
            <draw:frame draw:style-name="gr49" draw:text-style-name="P10" draw:layer="layout" svg:width="3.175cm" svg:height="0.962cm" svg:x="36.02cm" svg:y="5.509cm">
              <draw:text-box>
                <text:p><text:span text:style-name="T74">o</text:span><text:span text:style-name="T75"> </text:span><text:span text:style-name="T74">=</text:span><text:span text:style-name="T7"> </text:span><text:span text:style-name="T82">x</text:span></text:p>
              </draw:text-box>
            </draw:frame>
            <draw:frame draw:style-name="gr50" draw:text-style-name="P69" draw:layer="layout" svg:width="10.574cm" svg:height="1.119cm" svg:x="28.515cm" svg:y="3.001cm">
              <draw:text-box>
                <text:p><text:span text:style-name="T65">Definitions of logical gates </text:span></text:p>
              </draw:text-box>
            </draw:frame>
            <draw:connector draw:style-name="gr111" draw:text-style-name="P5" draw:layer="layout" draw:type="line" svg:x1="33.643cm" svg:y1="6.031cm" svg:x2="36.225cm" svg:y2="6.031cm" draw:start-shape="id102" draw:start-glue-point="1" svg:d="M33643 6031h2582" svg:viewBox="0 0 2583 1">
              <text:p/>
            </draw:connector>
            <draw:custom-shape draw:style-name="gr112" draw:text-style-name="P63" xml:id="id103" draw:id="id103" draw:layer="layout" svg:width="1.634cm" svg:height="2.043cm" svg:x="32.009cm" svg:y="8.22cm">
              <text:p text:style-name="P62"><text:span text:style-name="T67">NEG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29.479cm" svg:y1="9.218cm" svg:x2="32.009cm" svg:y2="9.241cm" draw:end-shape="id103" draw:end-glue-point="3" svg:d="M29479 9218l2530 23" svg:viewBox="0 0 2531 24">
              <text:p/>
            </draw:connector>
            <draw:frame draw:style-name="gr51" draw:text-style-name="P80" draw:layer="layout" svg:width="1.319cm" svg:height="0.962cm" svg:x="28.789cm" svg:y="8.716cm">
              <draw:text-box>
                <text:p><text:span text:style-name="T53">x</text:span></text:p>
              </draw:text-box>
            </draw:frame>
            <draw:connector draw:style-name="gr111" draw:text-style-name="P5" draw:layer="layout" draw:type="line" svg:x1="33.643cm" svg:y1="9.241cm" svg:x2="36.225cm" svg:y2="9.241cm" draw:start-shape="id103" draw:start-glue-point="1" svg:d="M33643 9241h2582" svg:viewBox="0 0 2583 1">
              <text:p/>
            </draw:connector>
            <draw:frame draw:style-name="gr49" draw:text-style-name="P10" draw:layer="layout" svg:width="3.175cm" svg:height="0.962cm" svg:x="36.021cm" svg:y="8.709cm">
              <draw:text-box>
                <text:p><text:span text:style-name="T74">o</text:span><text:span text:style-name="T75"> </text:span><text:span text:style-name="T74">=</text:span><text:span text:style-name="T7"> </text:span><text:span text:style-name="T83">¬</text:span><text:span text:style-name="T82">x</text:span></text:p>
              </draw:text-box>
            </draw:frame>
            <draw:custom-shape draw:style-name="gr112" draw:text-style-name="P63" xml:id="id104" draw:id="id104" draw:layer="layout" svg:width="1.634cm" svg:height="2.043cm" svg:x="42.709cm" svg:y="5.01cm">
              <text:p text:style-name="P62"><text:span text:style-name="T67">OR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40.179cm" svg:y1="6.508cm" svg:x2="42.709cm" svg:y2="6.531cm" svg:d="M40179 6508l2530 23" svg:viewBox="0 0 2531 24">
              <text:p/>
            </draw:connector>
            <draw:frame draw:style-name="gr51" draw:text-style-name="P80" draw:layer="layout" svg:width="1.319cm" svg:height="0.962cm" svg:x="39.289cm" svg:y="6.006cm">
              <draw:text-box>
                <text:p><text:span text:style-name="T53">x</text:span><text:span text:style-name="T84">2</text:span></text:p>
              </draw:text-box>
            </draw:frame>
            <draw:frame draw:style-name="gr52" draw:text-style-name="P10" draw:layer="layout" svg:width="3.47cm" svg:height="1.673cm" svg:x="46.72cm" svg:y="5.509cm">
              <draw:text-box>
                <text:p><text:span text:style-name="T74">o</text:span><text:span text:style-name="T75"> </text:span><text:span text:style-name="T74">=</text:span><text:span text:style-name="T7"> </text:span><text:span text:style-name="T82">x</text:span><text:span text:style-name="T69">1</text:span><text:span text:style-name="T82"> </text:span><text:span text:style-name="T83">˅ x</text:span><text:span text:style-name="T85">2</text:span></text:p>
              </draw:text-box>
            </draw:frame>
            <draw:connector draw:style-name="gr111" draw:text-style-name="P5" draw:layer="layout" draw:type="line" svg:x1="44.343cm" svg:y1="6.031cm" svg:x2="46.925cm" svg:y2="6.031cm" draw:start-shape="id104" draw:start-glue-point="1" svg:d="M44343 6031h2582" svg:viewBox="0 0 2583 1">
              <text:p/>
            </draw:connector>
            <draw:connector draw:style-name="gr111" draw:text-style-name="P5" draw:layer="layout" draw:type="line" svg:x1="40.179cm" svg:y1="5.508cm" svg:x2="42.709cm" svg:y2="5.531cm" svg:d="M40179 5508l2530 23" svg:viewBox="0 0 2531 24">
              <text:p/>
            </draw:connector>
            <draw:frame draw:style-name="gr51" draw:text-style-name="P80" draw:layer="layout" svg:width="1.319cm" svg:height="0.962cm" svg:x="39.289cm" svg:y="5.006cm">
              <draw:text-box>
                <text:p><text:span text:style-name="T53">x</text:span><text:span text:style-name="T84">1</text:span></text:p>
              </draw:text-box>
            </draw:frame>
            <draw:custom-shape draw:style-name="gr112" draw:text-style-name="P63" xml:id="id105" draw:id="id105" draw:layer="layout" svg:width="1.634cm" svg:height="2.043cm" svg:x="42.71cm" svg:y="8.198cm">
              <text:p text:style-name="P62"><text:span text:style-name="T67">AND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40.18cm" svg:y1="9.696cm" svg:x2="42.71cm" svg:y2="9.719cm" svg:d="M40180 9696l2530 23" svg:viewBox="0 0 2531 24">
              <text:p/>
            </draw:connector>
            <draw:frame draw:style-name="gr51" draw:text-style-name="P80" draw:layer="layout" svg:width="1.319cm" svg:height="0.962cm" svg:x="39.29cm" svg:y="9.194cm">
              <draw:text-box>
                <text:p><text:span text:style-name="T53">x</text:span><text:span text:style-name="T84">2</text:span></text:p>
              </draw:text-box>
            </draw:frame>
            <draw:frame draw:style-name="gr52" draw:text-style-name="P10" draw:layer="layout" svg:width="3.47cm" svg:height="1.673cm" svg:x="46.721cm" svg:y="8.697cm">
              <draw:text-box>
                <text:p><text:span text:style-name="T74">o</text:span><text:span text:style-name="T75"> </text:span><text:span text:style-name="T74">=</text:span><text:span text:style-name="T7"> </text:span><text:span text:style-name="T82">x</text:span><text:span text:style-name="T69">1</text:span><text:span text:style-name="T82"> </text:span><text:span text:style-name="T83">˄ x</text:span><text:span text:style-name="T85">2</text:span></text:p>
              </draw:text-box>
            </draw:frame>
            <draw:connector draw:style-name="gr111" draw:text-style-name="P5" draw:layer="layout" draw:type="line" svg:x1="44.344cm" svg:y1="9.219cm" svg:x2="46.926cm" svg:y2="9.219cm" draw:start-shape="id105" draw:start-glue-point="1" svg:d="M44344 9219h2582" svg:viewBox="0 0 2583 1">
              <text:p/>
            </draw:connector>
            <draw:connector draw:style-name="gr111" draw:text-style-name="P5" draw:layer="layout" draw:type="line" svg:x1="40.18cm" svg:y1="8.696cm" svg:x2="42.71cm" svg:y2="8.719cm" svg:d="M40180 8696l2530 23" svg:viewBox="0 0 2531 24">
              <text:p/>
            </draw:connector>
            <draw:frame draw:style-name="gr51" draw:text-style-name="P80" draw:layer="layout" svg:width="1.319cm" svg:height="0.962cm" svg:x="39.29cm" svg:y="8.194cm">
              <draw:text-box>
                <text:p><text:span text:style-name="T53">x</text:span><text:span text:style-name="T84">1</text:span></text:p>
              </draw:text-box>
            </draw:frame>
          </draw:g>
          <draw:g draw:style-name="gr1">
            <draw:custom-shape draw:style-name="gr154" draw:text-style-name="P83" draw:layer="layout" svg:width="22.86cm" svg:height="8.373cm" svg:x="27.865cm" svg:y="11.333cm">
              <text:p/>
              <draw:enhanced-geometry svg:viewBox="0 0 21600 21600" draw:path-stretchpoint-x="10800" draw:path-stretchpoint-y="10800" draw:text-areas="?f3 ?f4 ?f5 ?f6" draw:type="round-rectangle" draw:modifiers="1965.512299976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g draw:style-name="gr1">
              <draw:frame draw:style-name="gr54" draw:layer="layout" svg:width="3.9cm" svg:height="3.832cm" svg:x="38.493cm" svg:y="13.673cm">
                <table:table table:template-name="default" table:use-first-row-styles="true" table:use-banding-rows-styles="true">
                  <table:table-column table:style-name="co1"/>
                  <table:table-column table:style-name="co1"/>
                  <table:table-column table:style-name="co1"/>
                  <table:table-column table:style-name="co2"/>
                  <table:table-row table:style-name="ro1" table:default-cell-style-name="ce1">
                    <table:table-cell/>
                    <table:table-cell/>
                    <table:table-cell table:style-name="ce28" table:number-columns-spanned="2">
                      <text:p text:style-name="P84"><text:span text:style-name="T53">x</text:span><text:span text:style-name="T84">1</text:span></text:p>
                    </table:table-cell>
                    <table:covered-table-cell table:style-name="ce28"/>
                  </table:table-row>
                  <table:table-row table:style-name="ro1" table:default-cell-style-name="ce30">
                    <table:table-cell table:style-name="ce1"/>
                    <table:table-cell table:style-name="ce29">
                      <text:p text:style-name="P85"><text:span text:style-name="T86">˅</text:span>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2" table:default-cell-style-name="ce32">
                    <table:table-cell table:style-name="ce28" table:number-rows-spanned="2">
                      <text:p text:style-name="P84"><text:span text:style-name="T53">x</text:span><text:span text:style-name="T84">2</text:span></text:p>
                    </table:table-cell>
                    <table:table-cell table:style-name="ce31">
                      <text:p text:style-name="P26">0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3" table:default-cell-style-name="ce32">
                    <table:covered-table-cell table:style-name="ce28"/>
                    <table:table-cell table:style-name="ce31">
                      <text:p text:style-name="P26">1</text:p>
                    </table:table-cell>
                    <table:table-cell>
                      <text:p text:style-name="P26">1</text:p>
                    </table:table-cell>
                    <table:table-cell>
                      <text:p text:style-name="P26">1</text:p>
                    </table:table-cell>
                  </table:table-row>
                </table:table>
                <draw:image xlink:href="Pictures/TablePreview27.svm" xlink:type="simple" xlink:show="embed" xlink:actuate="onLoad"/>
              </draw:frame>
              <draw:custom-shape draw:style-name="gr155" draw:text-style-name="P28" xml:id="id110" draw:id="id110" draw:layer="layout" svg:width="1.753cm" svg:height="0.838cm" svg:x="40.558cm" svg:y="14.6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5" draw:text-style-name="P28" xml:id="id106" draw:id="id106" draw:layer="layout" svg:width="1.753cm" svg:height="0.838cm" draw:transform="rotate (-1.5707963267949) translate (40.38cm 15.66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6" draw:text-style-name="P5" xml:id="id108" draw:id="id108" draw:layer="layout" svg:width="1.605cm" svg:height="1.626cm" svg:x="40.616cm" svg:y="15.69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g>
            <draw:frame draw:style-name="gr54" draw:layer="layout" svg:width="3.9cm" svg:height="3.832cm" svg:x="44.833cm" svg:y="13.673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/>
                  <table:table-cell/>
                  <table:table-cell table:style-name="ce28" table:number-columns-spanned="2">
                    <text:p text:style-name="P84"><text:span text:style-name="T53">x</text:span><text:span text:style-name="T84">1</text:span></text:p>
                  </table:table-cell>
                  <table:covered-table-cell table:style-name="ce28"/>
                </table:table-row>
                <table:table-row table:style-name="ro1" table:default-cell-style-name="ce30">
                  <table:table-cell table:style-name="ce1"/>
                  <table:table-cell table:style-name="ce29">
                    <text:p text:style-name="P85"><text:span text:style-name="T86">˄</text:span>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  <table:table-row table:style-name="ro2" table:default-cell-style-name="ce32">
                  <table:table-cell table:style-name="ce28" table:number-rows-spanned="2">
                    <text:p text:style-name="P84"><text:span text:style-name="T53">x</text:span><text:span text:style-name="T84">2</text:span></text:p>
                  </table:table-cell>
                  <table:table-cell table:style-name="ce31">
                    <text:p text:style-name="P26">0</text:p>
                  </table:table-cell>
                  <table:table-cell>
                    <text:p text:style-name="P26">0</text:p>
                  </table:table-cell>
                  <table:table-cell>
                    <text:p text:style-name="P26">0</text:p>
                  </table:table-cell>
                </table:table-row>
                <table:table-row table:style-name="ro3" table:default-cell-style-name="ce32">
                  <table:covered-table-cell table:style-name="ce28"/>
                  <table:table-cell table:style-name="ce31">
                    <text:p text:style-name="P26">1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</table:table>
              <draw:image xlink:href="Pictures/TablePreview28.svm" xlink:type="simple" xlink:show="embed" xlink:actuate="onLoad"/>
            </draw:frame>
            <draw:frame draw:style-name="gr54" draw:layer="layout" svg:width="1.953cm" svg:height="2.946cm" svg:x="29.6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33">
                    <text:p text:style-name="P86"><text:span text:style-name="T87">x</text:span><text:span text:style-name="T88">2</text:span></text:p>
                  </table:table-cell>
                  <table:table-cell table:style-name="ce34">
                    <text:p text:style-name="P87"><text:span text:style-name="T81">id</text:span></text:p>
                  </table:table-cell>
                </table:table-row>
                <table:table-row table:style-name="ro5">
                  <table:table-cell table:style-name="ce35">
                    <text:p text:style-name="P88"><text:span text:style-name="T89">0</text:span></text:p>
                  </table:table-cell>
                  <table:table-cell table:style-name="ce36">
                    <text:p text:style-name="P88"><text:span text:style-name="T89">0</text:span></text:p>
                  </table:table-cell>
                </table:table-row>
                <table:table-row table:style-name="ro6">
                  <table:table-cell table:style-name="ce35">
                    <text:p text:style-name="P88"><text:span text:style-name="T89">1</text:span></text:p>
                  </table:table-cell>
                  <table:table-cell table:style-name="ce36">
                    <text:p text:style-name="P88"><text:span text:style-name="T89">1</text:span></text:p>
                  </table:table-cell>
                </table:table-row>
              </table:table>
              <draw:image xlink:href="Pictures/TablePreview29.svm" xlink:type="simple" xlink:show="embed" xlink:actuate="onLoad"/>
            </draw:frame>
            <draw:frame draw:style-name="gr54" draw:layer="layout" svg:width="1.953cm" svg:height="2.946cm" svg:x="34.047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28">
                    <text:p text:style-name="P84"><text:span text:style-name="T87">x</text:span><text:span text:style-name="T88">2</text:span></text:p>
                  </table:table-cell>
                  <table:table-cell table:style-name="ce29">
                    <text:p text:style-name="P85"><text:span text:style-name="T86">¬</text:span></text:p>
                  </table:table-cell>
                </table:table-row>
                <table:table-row table:style-name="ro5">
                  <table:table-cell table:style-name="ce37">
                    <text:p text:style-name="P26">0</text:p>
                  </table:table-cell>
                  <table:table-cell table:style-name="ce32">
                    <text:p text:style-name="P26">1</text:p>
                  </table:table-cell>
                </table:table-row>
                <table:table-row table:style-name="ro6">
                  <table:table-cell table:style-name="ce37">
                    <text:p text:style-name="P26">1</text:p>
                  </table:table-cell>
                  <table:table-cell table:style-name="ce32">
                    <text:p text:style-name="P26">0</text:p>
                  </table:table-cell>
                </table:table-row>
              </table:table>
              <draw:image xlink:href="Pictures/TablePreview30.svm" xlink:type="simple" xlink:show="embed" xlink:actuate="onLoad"/>
            </draw:frame>
            <draw:frame draw:style-name="gr157" draw:text-style-name="P22" xml:id="id111" draw:id="id111" draw:layer="layout" svg:width="4.076cm" svg:height="1.014cm" svg:x="41.163cm" svg:y="12.389cm">
              <draw:text-box>
                <text:p><text:span text:style-name="T55">Values of</text:span><text:span text:style-name="T28"> </text:span><text:span text:style-name="T53">x</text:span><text:span text:style-name="T84">1</text:span></text:p>
              </draw:text-box>
            </draw:frame>
            <draw:frame draw:style-name="gr57" draw:text-style-name="P22" xml:id="id107" draw:id="id107" draw:layer="layout" svg:width="4.076cm" svg:height="1.014cm" svg:x="37.911cm" svg:y="18.174cm">
              <draw:text-box>
                <text:p><text:span text:style-name="T55">Values of </text:span><text:span text:style-name="T53">x</text:span><text:span text:style-name="T84">2</text:span></text:p>
              </draw:text-box>
            </draw:frame>
            <draw:frame draw:style-name="gr58" draw:text-style-name="P22" xml:id="id109" draw:id="id109" draw:layer="layout" svg:width="5.78cm" svg:height="1.014cm" svg:x="43.705cm" svg:y="18.174cm">
              <draw:text-box>
                <text:p><text:span text:style-name="T90">Values of (</text:span><text:span text:style-name="T53">x</text:span><text:span text:style-name="T84">1</text:span><text:span text:style-name="T28"> </text:span><text:span text:style-name="T81">˅</text:span><text:span text:style-name="T28"> </text:span><text:span text:style-name="T53">x</text:span><text:span text:style-name="T84">2</text:span><text:span text:style-name="T45">)</text:span></text:p>
              </draw:text-box>
            </draw:frame>
            <draw:connector draw:style-name="gr115" draw:text-style-name="P5" draw:layer="layout" draw:type="curve" svg:x1="39.962cm" svg:y1="17.414cm" svg:x2="39.949cm" svg:y2="18.174cm" draw:start-shape="id106" draw:start-glue-point="10" draw:end-shape="id107" draw:end-glue-point="0" svg:d="M39962 17414c0 570-13 190-13 760" svg:viewBox="0 0 14 761">
              <text:p/>
            </draw:connector>
            <draw:connector draw:style-name="gr115" draw:text-style-name="P5" draw:layer="layout" draw:type="curve" svg:x1="42.221cm" svg:y1="16.506cm" svg:x2="43.705cm" svg:y2="18.681cm" draw:start-shape="id108" draw:start-glue-point="1" draw:end-shape="id109" draw:end-glue-point="3" svg:d="M42221 16506c1113 0 371 2175 1484 2175" svg:viewBox="0 0 1485 2176">
              <text:p/>
            </draw:connector>
            <draw:connector draw:style-name="gr115" draw:text-style-name="P5" draw:layer="layout" draw:type="curve" svg:x1="42.311cm" svg:y1="15.036cm" svg:x2="43.201cm" svg:y2="13.403cm" draw:start-shape="id110" draw:start-glue-point="10" draw:end-shape="id111" draw:end-glue-point="2" svg:d="M42311 15036c594 0 890-544 890-1633" svg:viewBox="0 0 891 1634">
              <text:p/>
            </draw:connector>
            <draw:frame draw:style-name="gr59" draw:text-style-name="P69" draw:layer="layout" svg:width="12.295cm" svg:height="1.119cm" svg:x="28.515cm" svg:y="11.767cm">
              <draw:text-box>
                <text:p><text:span text:style-name="T65">Definitions of logical operations</text:span></text:p>
              </draw:text-box>
            </draw:frame>
          </draw:g>
        </draw:g>
        <draw:g draw:style-name="gr1">
          <draw:g draw:style-name="gr1">
            <draw:custom-shape draw:style-name="gr158" draw:text-style-name="P59" draw:layer="layout" svg:width="22.86cm" svg:height="7.112cm" svg:x="27.865cm" svg:y="38.722cm">
              <text:p/>
              <draw:enhanced-geometry svg:viewBox="0 0 21600 21600" draw:path-stretchpoint-x="10800" draw:path-stretchpoint-y="10800" draw:text-areas="?f3 ?f4 ?f5 ?f6" draw:type="round-rectangle" draw:modifiers="1550.122433603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39cm" svg:height="5.28cm" svg:x="28.424cm" svg:y="39.978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38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38">
                  <table:table-cell>
                    <text:p text:style-name="P89"><text:span text:style-name="T55">2</text:span></text:p>
                  </table:table-cell>
                  <table:table-cell>
                    <text:p text:style-name="P89"><text:span text:style-name="T55">1</text:span></text:p>
                  </table:table-cell>
                  <table:table-cell/>
                  <table:table-cell>
                    <text:p text:style-name="P89"><text:span text:style-name="T55">4</text:span></text:p>
                  </table:table-cell>
                  <table:table-cell>
                    <text:p text:style-name="P89"><text:span text:style-name="T55">3</text:span></text:p>
                  </table:table-cell>
                </table:table-row>
                <table:table-row table:style-name="ro7" table:default-cell-style-name="ce38">
                  <table:table-cell/>
                  <table:table-cell/>
                  <table:table-cell/>
                  <table:table-cell/>
                  <table:table-cell>
                    <text:p text:style-name="P89"><text:span text:style-name="T55">2</text:span></text:p>
                  </table:table-cell>
                </table:table-row>
                <table:table-row table:style-name="ro7" table:default-cell-style-name="ce38">
                  <table:table-cell>
                    <text:p text:style-name="P89"><text:span text:style-name="T55">3</text:span></text:p>
                  </table:table-cell>
                  <table:table-cell>
                    <text:p text:style-name="P89"><text:span text:style-name="T55">5</text:span></text:p>
                  </table:table-cell>
                  <table:table-cell/>
                  <table:table-cell/>
                  <table:table-cell>
                    <text:p text:style-name="P89"><text:span text:style-name="T55">3</text:span></text:p>
                  </table:table-cell>
                </table:table-row>
                <table:table-row table:style-name="ro8" table:default-cell-style-name="ce38">
                  <table:table-cell/>
                  <table:table-cell/>
                  <table:table-cell/>
                  <table:table-cell/>
                  <table:table-cell>
                    <text:p text:style-name="P89"><text:span text:style-name="T55">2</text:span></text:p>
                  </table:table-cell>
                </table:table-row>
              </table:table>
              <draw:image xlink:href="Pictures/TablePreview31.svm" xlink:type="simple" xlink:show="embed" xlink:actuate="onLoad"/>
            </draw:frame>
            <draw:frame draw:style-name="gr62" draw:text-style-name="P69" draw:layer="layout" svg:width="4.418cm" svg:height="1.124cm" svg:x="28.18cm" svg:y="38.861cm">
              <draw:text-box>
                <text:p><text:span text:style-name="T65">Input table</text:span></text:p>
              </draw:text-box>
            </draw:frame>
            <draw:custom-shape draw:style-name="gr159" draw:text-style-name="P90" draw:layer="layout" svg:width="1.907cm" svg:height="3.616cm" svg:x="34.298cm" svg:y="40.954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5.539cm" svg:height="5.281cm" svg:x="44.651cm" svg:y="39.95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42">
                  <table:table-cell table:style-name="ce39"/>
                  <table:table-cell table:style-name="ce40"/>
                  <table:table-cell table:style-name="ce41"/>
                  <table:table-cell/>
                  <table:table-cell/>
                </table:table-row>
                <table:table-row table:style-name="ro7">
                  <table:table-cell table:style-name="ce43">
                    <text:p text:style-name="P91"><text:span text:style-name="T91">2</text:span></text:p>
                  </table:table-cell>
                  <table:table-cell table:style-name="ce44">
                    <text:p text:style-name="P92"><text:span text:style-name="T92">1</text:span></text:p>
                  </table:table-cell>
                  <table:table-cell table:style-name="ce41"/>
                  <table:table-cell table:style-name="ce45">
                    <text:p text:style-name="P93"><text:span text:style-name="T93">4</text:span></text:p>
                  </table:table-cell>
                  <table:table-cell table:style-name="ce46">
                    <text:p text:style-name="P94"><text:span text:style-name="T94">3</text:span></text:p>
                  </table:table-cell>
                </table:table-row>
                <table:table-row table:style-name="ro7" table:default-cell-style-name="ce47">
                  <table:table-cell table:style-name="ce42"/>
                  <table:table-cell/>
                  <table:table-cell/>
                  <table:table-cell table:style-name="ce48"/>
                  <table:table-cell table:style-name="ce48">
                    <text:p text:style-name="P95"><text:span text:style-name="T91">2</text:span></text:p>
                  </table:table-cell>
                </table:table-row>
                <table:table-row table:style-name="ro7" table:default-cell-style-name="ce42">
                  <table:table-cell table:style-name="ce46">
                    <text:p text:style-name="P94"><text:span text:style-name="T94">3</text:span></text:p>
                  </table:table-cell>
                  <table:table-cell table:style-name="ce49">
                    <text:p text:style-name="P96"><text:span text:style-name="T95">5</text:span></text:p>
                  </table:table-cell>
                  <table:table-cell/>
                  <table:table-cell/>
                  <table:table-cell table:style-name="ce46">
                    <text:p text:style-name="P94"><text:span text:style-name="T94">3</text:span></text:p>
                  </table:table-cell>
                </table:table-row>
                <table:table-row table:style-name="ro9" table:default-cell-style-name="ce47">
                  <table:table-cell table:style-name="ce42"/>
                  <table:table-cell/>
                  <table:table-cell/>
                  <table:table-cell table:style-name="ce50"/>
                  <table:table-cell table:style-name="ce39">
                    <text:p text:style-name="P91"><text:span text:style-name="T91">2</text:span></text:p>
                  </table:table-cell>
                </table:table-row>
              </table:table>
              <draw:image xlink:href="Pictures/TablePreview32.svm" xlink:type="simple" xlink:show="embed" xlink:actuate="onLoad"/>
            </draw:frame>
            <draw:frame draw:style-name="gr64" draw:text-style-name="P69" draw:layer="layout" svg:width="5.623cm" svg:height="1.124cm" svg:x="44.382cm" svg:y="38.861cm">
              <draw:text-box>
                <text:p><text:span text:style-name="T65">Final partition</text:span></text:p>
              </draw:text-box>
            </draw:frame>
            <draw:frame draw:style-name="gr54" draw:layer="layout" svg:width="5.54cm" svg:height="5.281cm" svg:x="36.537cm" svg:y="40.005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7" table:default-cell-style-name="ce51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>
                  <table:table-cell table:style-name="ce52">
                    <text:p text:style-name="P97"><text:span text:style-name="T91">2</text:span></text:p>
                  </table:table-cell>
                  <table:table-cell table:style-name="ce44">
                    <text:p text:style-name="P98"><text:span text:style-name="T92">1</text:span></text:p>
                  </table:table-cell>
                  <table:table-cell table:style-name="ce51"/>
                  <table:table-cell table:style-name="ce53">
                    <text:p text:style-name="P99"><text:span text:style-name="T93">4</text:span></text:p>
                  </table:table-cell>
                  <table:table-cell table:style-name="ce46">
                    <text:p text:style-name="P100"><text:span text:style-name="T94">3</text:span></text:p>
                  </table:table-cell>
                </table:table-row>
                <table:table-row table:style-name="ro7" table:default-cell-style-name="ce51">
                  <table:table-cell/>
                  <table:table-cell/>
                  <table:table-cell/>
                  <table:table-cell/>
                  <table:table-cell table:style-name="ce52">
                    <text:p text:style-name="P97"><text:span text:style-name="T91">2</text:span></text:p>
                  </table:table-cell>
                </table:table-row>
                <table:table-row table:style-name="ro7" table:default-cell-style-name="ce46">
                  <table:table-cell>
                    <text:p text:style-name="P100"><text:span text:style-name="T94">3</text:span></text:p>
                  </table:table-cell>
                  <table:table-cell table:style-name="ce54">
                    <text:p text:style-name="P101"><text:span text:style-name="T95">5</text:span></text:p>
                  </table:table-cell>
                  <table:table-cell table:style-name="ce51"/>
                  <table:table-cell table:style-name="ce51"/>
                  <table:table-cell>
                    <text:p text:style-name="P100"><text:span text:style-name="T94">3</text:span></text:p>
                  </table:table-cell>
                </table:table-row>
                <table:table-row table:style-name="ro9" table:default-cell-style-name="ce51">
                  <table:table-cell/>
                  <table:table-cell/>
                  <table:table-cell/>
                  <table:table-cell/>
                  <table:table-cell table:style-name="ce52">
                    <text:p text:style-name="P97"><text:span text:style-name="T91">2</text:span></text:p>
                  </table:table-cell>
                </table:table-row>
              </table:table>
              <draw:image xlink:href="Pictures/TablePreview33.svm" xlink:type="simple" xlink:show="embed" xlink:actuate="onLoad"/>
            </draw:frame>
            <draw:frame draw:style-name="gr65" draw:text-style-name="P69" draw:layer="layout" svg:width="6.528cm" svg:height="1.124cm" svg:x="36.321cm" svg:y="38.889cm">
              <draw:text-box>
                <text:p><text:span text:style-name="T65">Roots of islands</text:span></text:p>
              </draw:text-box>
            </draw:frame>
            <draw:custom-shape draw:style-name="gr160" draw:text-style-name="P90" draw:layer="layout" svg:width="1.906cm" svg:height="3.616cm" svg:x="42.412cm" svg:y="40.981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g draw:style-name="gr1">
            <draw:custom-shape draw:style-name="gr161" draw:text-style-name="P59" draw:layer="layout" svg:width="22.86cm" svg:height="15.113cm" svg:x="27.865cm" svg:y="21.5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25.61830445708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4cm" svg:height="4.201cm" svg:x="42.874cm" svg:y="27.04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10" table:default-cell-style-name="ce55"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2</text:span></text:p>
                  </table:table-cell>
                </table:table-row>
                <table:table-row table:style-name="ro10" table:default-cell-style-name="ce55"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3</text:span></text:p>
                  </table:table-cell>
                </table:table-row>
                <table:table-row table:style-name="ro10" table:default-cell-style-name="ce55"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1</text:span></text:p>
                  </table:table-cell>
                </table:table-row>
                <table:table-row table:style-name="ro11" table:default-cell-style-name="ce55"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0</text:span></text:p>
                  </table:table-cell>
                </table:table-row>
              </table:table>
              <draw:image xlink:href="Pictures/TablePreview34.svm" xlink:type="simple" xlink:show="embed" xlink:actuate="onLoad"/>
            </draw:frame>
            <draw:custom-shape draw:style-name="gr162" draw:text-style-name="P20" xml:id="id129" draw:id="id129" draw:layer="layout" svg:width="0.95cm" svg:height="1.929cm" svg:x="47.382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20" xml:id="id115" draw:id="id115" draw:layer="layout" svg:width="0.95cm" svg:height="1.929cm" svg:x="47.382cm" svg:y="29.2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20" xml:id="id121" draw:id="id121" draw:layer="layout" svg:width="0.949cm" svg:height="1.929cm" svg:x="46.281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20" xml:id="id125" draw:id="id125" draw:layer="layout" svg:width="0.95cm" svg:height="1.929cm" svg:x="42.944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23" draw:id="id123" draw:layer="layout" svg:width="0.88cm" svg:height="2.069cm" draw:transform="rotate (1.5707963267949) translate (45.161cm 31.1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27" draw:id="id127" draw:layer="layout" svg:width="0.88cm" svg:height="2.069cm" draw:transform="rotate (1.5707963267949) translate (42.941cm 31.1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31" draw:id="id131" draw:layer="layout" svg:width="0.88cm" svg:height="2.069cm" draw:transform="rotate (1.5707963267949) translate (42.94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13" draw:id="id113" draw:layer="layout" svg:width="0.88cm" svg:height="2.069cm" draw:transform="rotate (1.5707963267949) translate (45.16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19" draw:id="id119" draw:layer="layout" svg:width="0.88cm" svg:height="2.069cm" draw:transform="rotate (1.5707963267949) translate (44.06cm 28.0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17" draw:id="id117" draw:layer="layout" svg:width="0.88cm" svg:height="2.069cm" draw:transform="rotate (1.5707963267949) translate (44.06cm 29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4" draw:layer="layout" svg:width="5.538cm" svg:height="4.201cm" svg:x="29.291cm" svg:y="27.0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6"/>
                <table:table-row table:style-name="ro10" table:default-cell-style-name="ce55"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2</text:span></text:p>
                  </table:table-cell>
                </table:table-row>
                <table:table-row table:style-name="ro10" table:default-cell-style-name="ce55"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3</text:span></text:p>
                  </table:table-cell>
                </table:table-row>
                <table:table-row table:style-name="ro10" table:default-cell-style-name="ce55"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1</text:span></text:p>
                  </table:table-cell>
                </table:table-row>
                <table:table-row table:style-name="ro11" table:default-cell-style-name="ce55"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0</text:span></text:p>
                  </table:table-cell>
                </table:table-row>
              </table:table>
              <draw:image xlink:href="Pictures/TablePreview35.svm" xlink:type="simple" xlink:show="embed" xlink:actuate="onLoad"/>
            </draw:frame>
            <draw:frame draw:style-name="gr54" xml:id="id112" draw:id="id112" draw:layer="layout" svg:width="2.238cm" svg:height="1.045cm" svg:x="37.575cm" svg:y="23.561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56">
                  <table:table-cell>
                    <text:p text:style-name="P102"><text:span text:style-name="T97">0</text:span></text:p>
                  </table:table-cell>
                  <table:table-cell>
                    <text:p text:style-name="P102"><text:span text:style-name="T97">0</text:span></text:p>
                  </table:table-cell>
                </table:table-row>
              </table:table>
              <draw:image xlink:href="Pictures/TablePreview36.svm" xlink:type="simple" xlink:show="embed" xlink:actuate="onLoad"/>
            </draw:frame>
            <draw:frame draw:style-name="gr54" xml:id="id114" draw:id="id114" draw:layer="layout" svg:width="2.239cm" svg:height="1.045cm" svg:x="37.575cm" svg:y="24.837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2" table:default-cell-style-name="ce55"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1</text:span></text:p>
                  </table:table-cell>
                </table:table-row>
              </table:table>
              <draw:image xlink:href="Pictures/TablePreview37.svm" xlink:type="simple" xlink:show="embed" xlink:actuate="onLoad"/>
            </draw:frame>
            <draw:frame draw:style-name="gr54" xml:id="id116" draw:id="id116" draw:layer="layout" svg:width="2.238cm" svg:height="1.045cm" svg:x="37.576cm" svg:y="26.114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55"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2</text:span></text:p>
                  </table:table-cell>
                </table:table-row>
              </table:table>
              <draw:image xlink:href="Pictures/TablePreview38.svm" xlink:type="simple" xlink:show="embed" xlink:actuate="onLoad"/>
            </draw:frame>
            <draw:frame draw:style-name="gr54" xml:id="id118" draw:id="id118" draw:layer="layout" svg:width="2.238cm" svg:height="1.045cm" svg:x="37.576cm" svg:y="27.39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55">
                  <table:table-cell>
                    <text:p text:style-name="P84"><text:span text:style-name="T96">0</text:span></text:p>
                  </table:table-cell>
                  <table:table-cell>
                    <text:p text:style-name="P84"><text:span text:style-name="T96">3</text:span></text:p>
                  </table:table-cell>
                </table:table-row>
              </table:table>
              <draw:image xlink:href="Pictures/TablePreview39.svm" xlink:type="simple" xlink:show="embed" xlink:actuate="onLoad"/>
            </draw:frame>
            <draw:frame draw:style-name="gr54" xml:id="id120" draw:id="id120" draw:layer="layout" svg:width="2.238cm" svg:height="1.046cm" svg:x="37.576cm" svg:y="28.66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3" table:default-cell-style-name="ce55"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1</text:span></text:p>
                  </table:table-cell>
                </table:table-row>
              </table:table>
              <draw:image xlink:href="Pictures/TablePreview40.svm" xlink:type="simple" xlink:show="embed" xlink:actuate="onLoad"/>
            </draw:frame>
            <draw:frame draw:style-name="gr54" xml:id="id122" draw:id="id122" draw:layer="layout" svg:width="2.238cm" svg:height="1.045cm" svg:x="37.577cm" svg:y="29.94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55"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2</text:span></text:p>
                  </table:table-cell>
                </table:table-row>
              </table:table>
              <draw:image xlink:href="Pictures/TablePreview41.svm" xlink:type="simple" xlink:show="embed" xlink:actuate="onLoad"/>
            </draw:frame>
            <draw:frame draw:style-name="gr54" xml:id="id124" draw:id="id124" draw:layer="layout" svg:width="2.239cm" svg:height="1.046cm" svg:x="37.577cm" svg:y="31.219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3" table:default-cell-style-name="ce55">
                  <table:table-cell>
                    <text:p text:style-name="P84"><text:span text:style-name="T96">1</text:span></text:p>
                  </table:table-cell>
                  <table:table-cell>
                    <text:p text:style-name="P84"><text:span text:style-name="T96">3</text:span></text:p>
                  </table:table-cell>
                </table:table-row>
              </table:table>
              <draw:image xlink:href="Pictures/TablePreview42.svm" xlink:type="simple" xlink:show="embed" xlink:actuate="onLoad"/>
            </draw:frame>
            <draw:frame draw:style-name="gr54" xml:id="id126" draw:id="id126" draw:layer="layout" svg:width="2.238cm" svg:height="1.045cm" svg:x="37.578cm" svg:y="32.49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55"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2</text:span></text:p>
                  </table:table-cell>
                </table:table-row>
              </table:table>
              <draw:image xlink:href="Pictures/TablePreview43.svm" xlink:type="simple" xlink:show="embed" xlink:actuate="onLoad"/>
            </draw:frame>
            <draw:frame draw:style-name="gr54" xml:id="id128" draw:id="id128" draw:layer="layout" svg:width="2.238cm" svg:height="1.045cm" svg:x="37.579cm" svg:y="33.77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55">
                  <table:table-cell>
                    <text:p text:style-name="P84"><text:span text:style-name="T96">2</text:span></text:p>
                  </table:table-cell>
                  <table:table-cell>
                    <text:p text:style-name="P84"><text:span text:style-name="T96">3</text:span></text:p>
                  </table:table-cell>
                </table:table-row>
              </table:table>
              <draw:image xlink:href="Pictures/TablePreview44.svm" xlink:type="simple" xlink:show="embed" xlink:actuate="onLoad"/>
            </draw:frame>
            <draw:frame draw:style-name="gr54" xml:id="id130" draw:id="id130" draw:layer="layout" svg:width="2.238cm" svg:height="1.045cm" svg:x="37.579cm" svg:y="35.025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55">
                  <table:table-cell>
                    <text:p text:style-name="P84"><text:span text:style-name="T96">3</text:span></text:p>
                  </table:table-cell>
                  <table:table-cell>
                    <text:p text:style-name="P84"><text:span text:style-name="T96">3</text:span></text:p>
                  </table:table-cell>
                </table:table-row>
              </table:table>
              <draw:image xlink:href="Pictures/TablePreview45.svm" xlink:type="simple" xlink:show="embed" xlink:actuate="onLoad"/>
            </draw:frame>
            <draw:connector draw:style-name="gr165" draw:text-style-name="P20" draw:layer="layout" draw:type="curve" svg:x1="39.813cm" svg:y1="24.083cm" svg:x2="46.195cm" svg:y2="29.229cm" draw:start-shape="id112" draw:start-glue-point="1" draw:end-shape="id113" draw:end-glue-point="1" svg:d="M39813 24083c4255 0 6382 1715 6382 5146" svg:viewBox="0 0 6383 5147">
              <text:p/>
            </draw:connector>
            <draw:connector draw:style-name="gr165" draw:text-style-name="P20" draw:layer="layout" draw:type="curve" svg:x1="39.814cm" svg:y1="25.359cm" svg:x2="48.332cm" svg:y2="30.193cm" draw:start-shape="id114" draw:start-glue-point="1" draw:end-shape="id115" draw:end-glue-point="1" svg:d="M39814 25359c13606 0 9347 4834 8518 4834" svg:viewBox="0 0 9801 4835">
              <text:p/>
            </draw:connector>
            <draw:connector draw:style-name="gr165" draw:text-style-name="P20" draw:layer="layout" draw:type="curve" svg:x1="39.814cm" svg:y1="26.636cm" svg:x2="45.094cm" svg:y2="28.18cm" draw:start-shape="id116" draw:start-glue-point="1" draw:end-shape="id117" draw:end-glue-point="1" svg:d="M39814 26636c3520 0 5280 514 5280 1544" svg:viewBox="0 0 5281 1545">
              <text:p/>
            </draw:connector>
            <draw:connector draw:style-name="gr165" draw:text-style-name="P20" draw:layer="layout" draw:type="curve" draw:line-skew="-1.801cm -0.475cm" svg:x1="39.814cm" svg:y1="27.912cm" svg:x2="45.094cm" svg:y2="27.131cm" draw:start-shape="id118" draw:start-glue-point="1" draw:end-shape="id119" draw:end-glue-point="1" svg:d="M39814 27912c504 0 420-905 1614-1486s3666-837 3666 705" svg:viewBox="0 0 5281 1940">
              <text:p/>
            </draw:connector>
            <draw:connector draw:style-name="gr165" draw:text-style-name="P20" draw:layer="layout" draw:type="curve" draw:line-skew="-3.138cm -0.475cm" svg:x1="39.814cm" svg:y1="29.19cm" svg:x2="46.755cm" svg:y2="27.131cm" draw:start-shape="id120" draw:start-glue-point="1" draw:end-shape="id121" draw:end-glue-point="0" svg:d="M39814 29190c163 0 135-1544 1830-2445s5111-1157 5111 386" svg:viewBox="0 0 6942 3170">
              <text:p/>
            </draw:connector>
            <draw:connector draw:style-name="gr165" draw:text-style-name="P20" draw:layer="layout" draw:type="curve" draw:line-skew="-1.984cm 1.581cm" svg:x1="39.815cm" svg:y1="30.465cm" svg:x2="46.195cm" svg:y2="31.158cm" draw:start-shape="id122" draw:start-glue-point="1" draw:end-shape="id123" draw:end-glue-point="3" svg:d="M39815 30465c1054 0 878 1414 2210 2387s4170 1507 4170-1694" svg:viewBox="0 0 6381 3138">
              <text:p/>
            </draw:connector>
            <draw:connector draw:style-name="gr165" draw:text-style-name="P20" draw:layer="layout" draw:type="curve" svg:x1="39.816cm" svg:y1="31.742cm" svg:x2="42.944cm" svg:y2="28.095cm" draw:start-shape="id124" draw:start-glue-point="1" draw:end-shape="id125" draw:end-glue-point="3" svg:d="M39816 31742c2367 0 803-3647 3128-3647" svg:viewBox="0 0 3129 3648">
              <text:p/>
            </draw:connector>
            <draw:connector draw:style-name="gr165" draw:text-style-name="P20" draw:layer="layout" draw:type="curve" svg:x1="39.816cm" svg:y1="33.019cm" svg:x2="43.975cm" svg:y2="31.159cm" draw:start-shape="id126" draw:start-glue-point="1" draw:end-shape="id127" draw:end-glue-point="3" svg:d="M39816 33019c2773 0 4159-620 4159-1860" svg:viewBox="0 0 4160 1861">
              <text:p/>
            </draw:connector>
            <draw:connector draw:style-name="gr165" draw:text-style-name="P20" draw:layer="layout" draw:type="curve" svg:x1="39.817cm" svg:y1="34.295cm" svg:x2="48.332cm" svg:y2="28.095cm" draw:start-shape="id128" draw:start-glue-point="1" draw:end-shape="id129" draw:end-glue-point="1" svg:d="M39817 34295c13602 0 9344-6200 8515-6200" svg:viewBox="0 0 9798 6201">
              <text:p/>
            </draw:connector>
            <draw:connector draw:style-name="gr165" draw:text-style-name="P20" draw:layer="layout" draw:type="curve" svg:x1="39.817cm" svg:y1="35.547cm" svg:x2="42.941cm" svg:y2="29.669cm" draw:start-shape="id130" draw:start-glue-point="1" draw:end-shape="id131" draw:end-glue-point="0" svg:d="M39817 35547c2364 0 802-5878 3124-5878" svg:viewBox="0 0 3125 5879">
              <text:p/>
            </draw:connector>
            <draw:frame draw:style-name="gr73" draw:text-style-name="P69" draw:layer="layout" svg:width="4.935cm" svg:height="1.119cm" svg:x="29.247cm" svg:y="25.931cm">
              <draw:text-box>
                <text:p><text:span text:style-name="T65">Input matrix</text:span></text:p>
              </draw:text-box>
            </draw:frame>
            <draw:frame draw:style-name="gr74" draw:text-style-name="P69" draw:layer="layout" svg:width="8.939cm" svg:height="1.119cm" svg:x="34.27cm" svg:y="22.231cm">
              <draw:text-box>
                <text:p><text:span text:style-name="T65">Possible combinations</text:span></text:p>
              </draw:text-box>
            </draw:frame>
            <draw:frame draw:style-name="gr75" draw:text-style-name="P69" draw:layer="layout" svg:width="4.762cm" svg:height="1.987cm" svg:x="45.139cm" svg:y="23.491cm">
              <draw:text-box>
                <text:p><text:span text:style-name="T65">Unique</text:span></text:p>
                <text:p><text:span text:style-name="T65">partitioning</text:span></text:p>
              </draw:text-box>
            </draw:frame>
            <draw:custom-shape draw:style-name="gr166" draw:text-style-name="P103" draw:layer="layout" svg:width="1.906cm" svg:height="3.596cm" svg:x="35.281cm" svg:y="27.398cm">
              <text:p/>
  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g draw:style-name="gr1">
            <draw:custom-shape draw:style-name="gr167" draw:text-style-name="P59" draw:layer="layout" svg:width="22.86cm" svg:height="15.113cm" svg:x="52.654cm" svg:y="19.478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20.73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57"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57">
                  <table:table-cell/>
                  <table:table-cell>
                    <text:p text:style-name="P86"><text:span text:style-name="T53">6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</table:table-row>
                <table:table-row table:style-name="ro7" table:default-cell-style-name="ce57"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/>
                  <table:table-cell>
                    <text:p text:style-name="P86"><text:span text:style-name="T53">-1</text:span></text:p>
                  </table:table-cell>
                  <table:table-cell/>
                  <table:table-cell>
                    <text:p text:style-name="P86"><text:span text:style-name="T53">6</text:span></text:p>
                  </table:table-cell>
                </table:table-row>
                <table:table-row table:style-name="ro7" table:default-cell-style-name="ce57"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57">
                  <table:table-cell/>
                  <table:table-cell/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</table:table-row>
              </table:table>
              <draw:image xlink:href="Pictures/TablePreview46.svm" xlink:type="simple" xlink:show="embed" xlink:actuate="onLoad"/>
            </draw:frame>
            <draw:frame draw:style-name="gr62" draw:text-style-name="P69" draw:layer="layout" svg:width="4.418cm" svg:height="1.124cm" svg:x="52.969cm" svg:y="19.617cm">
              <draw:text-box>
                <text:p><text:span text:style-name="T65">Input table</text:span></text:p>
              </draw:text-box>
            </draw:frame>
            <draw:frame draw:style-name="gr79" draw:text-style-name="P69" draw:layer="layout" svg:width="8.206cm" svg:height="1.124cm" svg:x="64.871cm" svg:y="19.617cm">
              <draw:text-box>
                <text:p><text:span text:style-name="T65">One optimal solution</text:span></text:p>
              </draw:text-box>
            </draw:frame>
            <draw:custom-shape draw:style-name="gr168" draw:text-style-name="P90" draw:layer="layout" svg:width="1.382cm" svg:height="3.616cm" svg:x="63.488cm" svg:y="21.737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xml:id="id134" draw:id="id134" draw:layer="layout" svg:width="9.971cm" svg:height="5.28cm" svg:x="65.114cm" svg:y="20.73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57">
                  <table:table-cell>
                    <text:p text:style-name="P86"><text:span text:style-name="T53">4</text:span></text:p>
                  </table:table-cell>
                  <table:table-cell/>
                  <table:table-cell table:style-name="ce58"/>
                  <table:table-cell table:style-name="ce58"/>
                  <table:table-cell table:style-name="ce58"/>
                  <table:table-cell/>
                  <table:table-cell/>
                  <table:table-cell/>
                  <table:table-cell/>
                </table:table-row>
                <table:table-row table:style-name="ro7" table:default-cell-style-name="ce57">
                  <table:table-cell table:style-name="ce58"/>
                  <table:table-cell table:style-name="ce59">
                    <text:p text:style-name="P46"><text:span text:style-name="T51">6</text:span></text:p>
                  </table:table-cell>
                  <table:table-cell table:style-name="ce59"/>
                  <table:table-cell table:style-name="ce59"/>
                  <table:table-cell table:style-name="ce59">
                    <text:p text:style-name="P46"><text:span text:style-name="T51">2</text:span></text:p>
                  </table:table-cell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</table:table-row>
                <table:table-row table:style-name="ro7" table:default-cell-style-name="ce57">
                  <table:table-cell table:style-name="ce58"/>
                  <table:table-cell table:style-name="ce59"/>
                  <table:table-cell table:style-name="ce59">
                    <text:p text:style-name="P46"><text:span text:style-name="T51">4</text:span></text:p>
                  </table:table-cell>
                  <table:table-cell table:style-name="ce60"/>
                  <table:table-cell table:style-name="ce59"/>
                  <table:table-cell/>
                  <table:table-cell>
                    <text:p text:style-name="P86"><text:span text:style-name="T53">-1</text:span></text:p>
                  </table:table-cell>
                  <table:table-cell/>
                  <table:table-cell>
                    <text:p text:style-name="P86"><text:span text:style-name="T53">6</text:span></text:p>
                  </table:table-cell>
                </table:table-row>
                <table:table-row table:style-name="ro7" table:default-cell-style-name="ce57">
                  <table:table-cell table:style-name="ce58"/>
                  <table:table-cell table:style-name="ce60"/>
                  <table:table-cell table:style-name="ce59">
                    <text:p text:style-name="P46"><text:span text:style-name="T51">4</text:span></text:p>
                  </table:table-cell>
                  <table:table-cell>
                    <text:p text:style-name="P86"><text:span text:style-name="T53">-1</text:span></text:p>
                  </table:table-cell>
                  <table:table-cell table:style-name="ce59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57">
                  <table:table-cell table:style-name="ce58"/>
                  <table:table-cell table:style-name="ce60"/>
                  <table:table-cell table:style-name="ce59"/>
                  <table:table-cell table:style-name="ce59"/>
                  <table:table-cell table:style-name="ce59">
                    <text:p text:style-name="P46"><text:span text:style-name="T51">4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</table:table-row>
              </table:table>
              <draw:image xlink:href="Pictures/TablePreview47.svm" xlink:type="simple" xlink:show="embed" xlink:actuate="onLoad"/>
            </draw:frame>
            <draw:frame draw:style-name="gr54" xml:id="id132" draw:id="id132" draw:layer="layout" svg:width="9.971cm" svg:height="5.28cm" svg:x="53.113cm" svg:y="27.79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57">
                  <table:table-cell table:style-name="ce61">
                    <text:p text:style-name="P89"><text:span text:style-name="T55">4</text:span></text:p>
                  </table:table-cell>
                  <table:table-cell table:style-name="ce61"/>
                  <table:table-cell table:style-name="ce62"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57">
                  <table:table-cell table:style-name="ce61"/>
                  <table:table-cell table:style-name="ce61">
                    <text:p text:style-name="P89"><text:span text:style-name="T55">6</text:span></text:p>
                  </table:table-cell>
                  <table:table-cell table:style-name="ce61"/>
                  <table:table-cell table:style-name="ce63"/>
                  <table:table-cell table:style-name="ce63">
                    <text:p text:style-name="P86"><text:span text:style-name="T53">2</text:span></text:p>
                  </table:table-cell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</table:table-row>
                <table:table-row table:style-name="ro7" table:default-cell-style-name="ce57">
                  <table:table-cell table:style-name="ce61"/>
                  <table:table-cell table:style-name="ce62"/>
                  <table:table-cell table:style-name="ce61">
                    <text:p text:style-name="P89"><text:span text:style-name="T55">4</text:span></text:p>
                  </table:table-cell>
                  <table:table-cell table:style-name="ce64"/>
                  <table:table-cell table:style-name="ce63"/>
                  <table:table-cell/>
                  <table:table-cell>
                    <text:p text:style-name="P86"><text:span text:style-name="T53">-1</text:span></text:p>
                  </table:table-cell>
                  <table:table-cell/>
                  <table:table-cell>
                    <text:p text:style-name="P86"><text:span text:style-name="T53">6</text:span></text:p>
                  </table:table-cell>
                </table:table-row>
                <table:table-row table:style-name="ro7" table:default-cell-style-name="ce57">
                  <table:table-cell table:style-name="ce61"/>
                  <table:table-cell table:style-name="ce61"/>
                  <table:table-cell table:style-name="ce61">
                    <text:p text:style-name="P89"><text:span text:style-name="T55">4</text:span></text:p>
                  </table:table-cell>
                  <table:table-cell table:style-name="ce64">
                    <text:p text:style-name="P86"><text:span text:style-name="T53">-1</text:span></text:p>
                  </table:table-cell>
                  <table:table-cell table:style-name="ce63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57">
                  <table:table-cell table:style-name="ce58"/>
                  <table:table-cell table:style-name="ce65"/>
                  <table:table-cell table:style-name="ce66"/>
                  <table:table-cell table:style-name="ce63"/>
                  <table:table-cell table:style-name="ce63">
                    <text:p text:style-name="P86"><text:span text:style-name="T53">4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</table:table-row>
              </table:table>
              <draw:image xlink:href="Pictures/TablePreview48.svm" xlink:type="simple" xlink:show="embed" xlink:actuate="onLoad"/>
            </draw:frame>
            <draw:custom-shape draw:style-name="gr168" draw:text-style-name="P90" draw:layer="layout" svg:width="1.382cm" svg:height="3.616cm" draw:transform="rotate (-1.5707963267949) translate (59.906cm 26.295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custom-shape draw:style-name="gr169" draw:text-style-name="P104" xml:id="id135" draw:id="id135" draw:layer="layout" svg:width="5.969cm" svg:height="1.213cm" svg:x="67.513cm" svg:y="32.406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39" draw:layer="layout" svg:width="5.622cm" svg:height="0.597cm" svg:x="67.688cm" svg:y="32.75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custom-shape draw:style-name="gr170" draw:text-style-name="P105" xml:id="id136" draw:id="id136" draw:layer="layout" svg:width="5.862cm" svg:height="1.213cm" svg:x="63.973cm" svg:y="30.806cm">
              <text:p/>
              <draw:enhanced-geometry svg:viewBox="0 0 21600 21600" draw:type="rectangle" draw:enhanced-path="M 0 0 L 21600 0 21600 21600 0 21600 0 0 Z N"/>
            </draw:custom-shape>
            <draw:frame draw:style-name="gr84" draw:text-style-name="P41" draw:layer="layout" svg:width="5.037cm" svg:height="0.597cm" svg:x="64.388cm" svg:y="31.12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custom-shape draw:style-name="gr171" draw:text-style-name="P106" xml:id="id133" draw:id="id133" draw:layer="layout" svg:width="6.35cm" svg:height="1.588cm" svg:x="64.773cm" svg:y="27.669cm">
              <text:p/>
              <draw:enhanced-geometry svg:viewBox="0 0 21600 21600" draw:type="rectangle" draw:enhanced-path="M 0 0 L 21600 0 21600 21600 0 21600 0 0 Z N"/>
            </draw:custom-shape>
            <draw:connector draw:style-name="gr172" draw:text-style-name="P5" draw:layer="layout" draw:type="curve" svg:x1="63.084cm" svg:y1="30.436cm" svg:x2="64.773cm" svg:y2="28.463cm" draw:start-shape="id132" draw:start-glue-point="1" draw:end-shape="id133" draw:end-glue-point="3" svg:d="M63084 30436c1297 0 453-1973 1689-1973" svg:viewBox="0 0 1690 1974">
              <text:p/>
            </draw:connector>
            <draw:frame draw:style-name="gr87" draw:text-style-name="P69" draw:layer="layout" svg:width="9.669cm" svg:height="1.124cm" svg:x="53.014cm" svg:y="33.15cm">
              <draw:text-box>
                <text:p><text:span text:style-name="T65">Another optimal solution</text:span></text:p>
              </draw:text-box>
            </draw:frame>
            <draw:frame draw:style-name="gr88" draw:text-style-name="P43" draw:layer="layout" svg:width="5.608cm" svg:height="1.008cm" svg:x="65.1cm" svg:y="27.899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connector draw:style-name="gr173" draw:text-style-name="P5" draw:layer="layout" draw:type="curve" svg:x1="70.099cm" svg:y1="26.015cm" svg:x2="67.948cm" svg:y2="27.669cm" draw:start-shape="id134" draw:end-shape="id133" svg:d="M70099 26015c0 1270-2151 444-2151 1654" svg:viewBox="0 0 2152 1655">
              <text:p/>
            </draw:connector>
            <draw:connector draw:style-name="gr173" draw:text-style-name="P5" draw:layer="layout" draw:type="curve" svg:x1="71.123cm" svg:y1="28.463cm" svg:x2="70.497cm" svg:y2="32.406cm" draw:start-shape="id133" draw:start-glue-point="1" draw:end-shape="id135" draw:end-glue-point="0" svg:d="M71123 28463c811 0 676 1184 317 1580s-943 1-943 2363" svg:viewBox="0 0 1227 3944">
              <text:p/>
            </draw:connector>
            <draw:connector draw:style-name="gr172" draw:text-style-name="P5" draw:layer="layout" draw:type="curve" svg:x1="67.948cm" svg:y1="29.257cm" svg:x2="66.904cm" svg:y2="30.806cm" draw:start-shape="id133" draw:start-glue-point="2" draw:end-shape="id136" draw:end-glue-point="0" svg:d="M67948 29257c0 1161-1044 387-1044 1549" svg:viewBox="0 0 1045 1550">
              <text:p/>
            </draw:connector>
            <draw:frame draw:style-name="gr90" draw:text-style-name="P107" draw:layer="layout" svg:width="5.901cm" svg:height="0.962cm" svg:x="69.372cm" svg:y="26.751cm">
              <draw:text-box>
                <text:p><text:span text:style-name="T98">Optimality criteria</text:span></text:p>
              </draw:text-box>
            </draw:frame>
          </draw:g>
        </draw:g>
        <draw:g draw:style-name="gr1">
          <draw:g draw:style-name="gr1">
            <draw:custom-shape draw:style-name="gr167" draw:text-style-name="P59" draw:layer="layout" svg:width="22.86cm" svg:height="15.113cm" svg:x="52.654cm" svg:y="2.65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3.90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57"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57">
                  <table:table-cell/>
                  <table:table-cell>
                    <text:p text:style-name="P86"><text:span text:style-name="T53">6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</table:table-row>
                <table:table-row table:style-name="ro7" table:default-cell-style-name="ce57"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/>
                  <table:table-cell>
                    <text:p text:style-name="P86"><text:span text:style-name="T53">-1</text:span></text:p>
                  </table:table-cell>
                  <table:table-cell/>
                  <table:table-cell>
                    <text:p text:style-name="P86"><text:span text:style-name="T53">6</text:span></text:p>
                  </table:table-cell>
                </table:table-row>
                <table:table-row table:style-name="ro7" table:default-cell-style-name="ce57"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57">
                  <table:table-cell/>
                  <table:table-cell/>
                  <table:table-cell/>
                  <table:table-cell/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</table:table-row>
              </table:table>
              <draw:image xlink:href="Pictures/TablePreview49.svm" xlink:type="simple" xlink:show="embed" xlink:actuate="onLoad"/>
            </draw:frame>
            <draw:frame draw:style-name="gr91" draw:text-style-name="P69" draw:layer="layout" svg:width="8.335cm" svg:height="1.124cm" svg:x="52.969cm" svg:y="2.789cm">
              <draw:text-box>
                <text:p><text:span text:style-name="T65">Input table (compact)</text:span></text:p>
              </draw:text-box>
            </draw:frame>
            <draw:frame draw:style-name="gr92" draw:text-style-name="P69" draw:layer="layout" svg:width="6.014cm" svg:height="1.124cm" svg:x="64.871cm" svg:y="2.789cm">
              <draw:text-box>
                <text:p><text:span text:style-name="T65">Reward scores</text:span></text:p>
              </draw:text-box>
            </draw:frame>
            <draw:custom-shape draw:style-name="gr168" draw:text-style-name="P90" draw:layer="layout" svg:width="1.382cm" svg:height="3.616cm" svg:x="63.488cm" svg:y="4.909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9.971cm" svg:height="5.28cm" svg:x="65.114cm" svg:y="3.9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67"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</table:table-row>
                <table:table-row table:style-name="ro7" table:default-cell-style-name="ce67"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6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2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0</text:span></text:p>
                  </table:table-cell>
                </table:table-row>
                <table:table-row table:style-name="ro7" table:default-cell-style-name="ce67"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-1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6</text:span></text:p>
                  </table:table-cell>
                </table:table-row>
                <table:table-row table:style-name="ro7" table:default-cell-style-name="ce67"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-1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</table:table-row>
                <table:table-row table:style-name="ro8" table:default-cell-style-name="ce67"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0</text:span></text:p>
                  </table:table-cell>
                  <table:table-cell>
                    <text:p text:style-name="P86"><text:span text:style-name="T53">2</text:span></text:p>
                  </table:table-cell>
                  <table:table-cell>
                    <text:p text:style-name="P86"><text:span text:style-name="T53">0</text:span></text:p>
                  </table:table-cell>
                </table:table-row>
              </table:table>
              <draw:image xlink:href="Pictures/TablePreview50.svm" xlink:type="simple" xlink:show="embed" xlink:actuate="onLoad"/>
            </draw:frame>
            <draw:frame draw:style-name="gr54" draw:layer="layout" svg:width="9.971cm" svg:height="5.28cm" svg:x="53.113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10"/>
                <table:table-column table:style-name="co11"/>
                <table:table-row table:style-name="ro7" table:default-cell-style-name="ce68"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</table:table-row>
                <table:table-row table:style-name="ro7" table:default-cell-style-name="ce68"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</table:table-row>
                <table:table-row table:style-name="ro7" table:default-cell-style-name="ce68"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</table:table-row>
                <table:table-row table:style-name="ro7" table:default-cell-style-name="ce68"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</table:table-row>
                <table:table-row table:style-name="ro8" table:default-cell-style-name="ce68"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  <table:table-cell>
                    <text:p text:style-name="P86"><text:span text:style-name="T53">1</text:span></text:p>
                  </table:table-cell>
                </table:table-row>
              </table:table>
              <draw:image xlink:href="Pictures/TablePreview51.svm" xlink:type="simple" xlink:show="embed" xlink:actuate="onLoad"/>
            </draw:frame>
            <draw:custom-shape draw:style-name="gr168" draw:text-style-name="P90" draw:layer="layout" svg:width="1.382cm" svg:height="3.616cm" draw:transform="rotate (-1.5707963267949) translate (59.906cm 9.467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64" draw:text-style-name="P69" draw:layer="layout" svg:width="5.623cm" svg:height="1.124cm" svg:x="52.971cm" svg:y="16.389cm">
              <draw:text-box>
                <text:p><text:span text:style-name="T65">Cost scores</text:span></text:p>
              </draw:text-box>
            </draw:frame>
            <draw:frame draw:style-name="gr54" draw:layer="layout" svg:width="9.971cm" svg:height="5.28cm" svg:x="65.114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57"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69">
                  <table:table-cell table:style-name="ce57"/>
                  <table:table-cell>
                    <text:p text:style-name="P86"><text:span text:style-name="T53">6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  <table:table-cell table:style-name="ce57"/>
                  <table:table-cell table:style-name="ce57">
                    <text:p text:style-name="P86"><text:span text:style-name="T53">4</text:span></text:p>
                  </table:table-cell>
                  <table:table-cell table:style-name="ce57"/>
                </table:table-row>
                <table:table-row table:style-name="ro7" table:default-cell-style-name="ce57">
                  <table:table-cell/>
                  <table:table-cell table:style-name="ce69"/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 table:style-name="ce69"/>
                  <table:table-cell>
                    <text:p text:style-name="P86"><text:span text:style-name="T53">-1</text:span></text:p>
                  </table:table-cell>
                  <table:table-cell/>
                  <table:table-cell>
                    <text:p text:style-name="P86"><text:span text:style-name="T53">6</text:span></text:p>
                  </table:table-cell>
                </table:table-row>
                <table:table-row table:style-name="ro7" table:default-cell-style-name="ce69">
                  <table:table-cell table:style-name="ce57"/>
                  <table:table-cell/>
                  <table:table-cell>
                    <text:p text:style-name="P86"><text:span text:style-name="T53">4</text:span></text:p>
                  </table:table-cell>
                  <table:table-cell>
                    <text:p text:style-name="P86"><text:span text:style-name="T53">-1</text:span></text:p>
                  </table:table-cell>
                  <table:table-cell/>
                  <table:table-cell/>
                  <table:table-cell table:style-name="ce57"/>
                  <table:table-cell table:style-name="ce57"/>
                  <table:table-cell table:style-name="ce57"/>
                </table:table-row>
                <table:table-row table:style-name="ro8" table:default-cell-style-name="ce57">
                  <table:table-cell/>
                  <table:table-cell table:style-name="ce69"/>
                  <table:table-cell table:style-name="ce69"/>
                  <table:table-cell/>
                  <table:table-cell>
                    <text:p text:style-name="P86"><text:span text:style-name="T53">4</text:span></text:p>
                  </table:table-cell>
                  <table:table-cell/>
                  <table:table-cell/>
                  <table:table-cell>
                    <text:p text:style-name="P86"><text:span text:style-name="T53">2</text:span></text:p>
                  </table:table-cell>
                  <table:table-cell/>
                </table:table-row>
              </table:table>
              <draw:image xlink:href="Pictures/TablePreview52.svm" xlink:type="simple" xlink:show="embed" xlink:actuate="onLoad"/>
            </draw:frame>
            <draw:line draw:style-name="gr174" draw:text-style-name="P5" draw:layer="layout" svg:x1="66.878cm" svg:y1="12.62cm" svg:x2="67.83cm" svg:y2="12.62cm">
              <text:p/>
            </draw:line>
            <draw:line draw:style-name="gr174" draw:text-style-name="P5" draw:layer="layout" svg:x1="67.965cm" svg:y1="12.62cm" svg:x2="68.917cm" svg:y2="12.62cm">
              <text:p/>
            </draw:line>
            <draw:line draw:style-name="gr174" draw:text-style-name="P5" draw:layer="layout" svg:x1="69.052cm" svg:y1="12.62cm" svg:x2="70.004cm" svg:y2="12.62cm">
              <text:p/>
            </draw:line>
            <draw:line draw:style-name="gr174" draw:text-style-name="P5" draw:layer="layout" svg:x1="70.239cm" svg:y1="12.62cm" svg:x2="71.191cm" svg:y2="12.62cm">
              <text:p/>
            </draw:line>
            <draw:line draw:style-name="gr174" draw:text-style-name="P5" draw:layer="layout" svg:x1="70.978cm" svg:y1="14.72cm" svg:x2="70.026cm" svg:y2="14.72cm">
              <text:p/>
            </draw:line>
            <draw:line draw:style-name="gr174" draw:text-style-name="P5" draw:layer="layout" svg:x1="69.892cm" svg:y1="14.72cm" svg:x2="68.94cm" svg:y2="14.72cm">
              <text:p/>
            </draw:line>
            <draw:line draw:style-name="gr174" draw:text-style-name="P5" draw:layer="layout" svg:x1="68.806cm" svg:y1="14.72cm" svg:x2="67.854cm" svg:y2="14.72cm">
              <text:p/>
            </draw:line>
            <draw:line draw:style-name="gr174" draw:text-style-name="P5" draw:layer="layout" svg:x1="67.744cm" svg:y1="14.844cm" svg:x2="67.744cm" svg:y2="15.796cm">
              <text:p/>
            </draw:line>
            <draw:line draw:style-name="gr174" draw:text-style-name="P5" draw:layer="layout" svg:x1="71.144cm" svg:y1="12.731cm" svg:x2="71.144cm" svg:y2="13.683cm">
              <text:p/>
            </draw:line>
            <draw:line draw:style-name="gr174" draw:text-style-name="P5" draw:layer="layout" svg:x1="71.144cm" svg:y1="13.818cm" svg:x2="71.144cm" svg:y2="14.77cm">
              <text:p/>
            </draw:line>
            <draw:line draw:style-name="gr174" draw:text-style-name="P5" draw:layer="layout" svg:x1="66.644cm" svg:y1="15.657cm" svg:x2="66.644cm" svg:y2="14.705cm">
              <text:p/>
            </draw:line>
            <draw:line draw:style-name="gr174" draw:text-style-name="P5" draw:layer="layout" svg:x1="66.644cm" svg:y1="14.571cm" svg:x2="66.644cm" svg:y2="13.619cm">
              <text:p/>
            </draw:line>
            <draw:line draw:style-name="gr174" draw:text-style-name="P5" draw:layer="layout" svg:x1="66.644cm" svg:y1="13.485cm" svg:x2="66.644cm" svg:y2="12.533cm">
              <text:p/>
            </draw:line>
            <draw:line draw:style-name="gr174" draw:text-style-name="P5" draw:layer="layout" svg:x1="67.62cm" svg:y1="15.82cm" svg:x2="66.668cm" svg:y2="15.82cm">
              <text:p/>
            </draw:line>
            <draw:frame draw:style-name="gr94" draw:text-style-name="P69" draw:layer="layout" svg:width="7.435cm" svg:height="1.124cm" svg:x="64.871cm" svg:y="16.389cm">
              <draw:text-box>
                <text:p><text:span text:style-name="T65">Example of a cycl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1131 1580" svg:d="M1013 1491l118 89-567-1580-564 1580 114-85 136-68 148-46 161-17 161 13 153 46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Sans NF" style:font-family-complex="'NotoSans NF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2:12:18.516555366</meta:creation-date>
    <dc:date>2026-02-01T14:47:09.231084035</dc:date>
    <meta:editing-duration>PT15H29M6S</meta:editing-duration>
    <meta:editing-cycles>55</meta:editing-cycles>
    <meta:generator>LibreOffice/25.8.4.2$Linux_X86_64 LibreOffice_project/580$Build-2</meta:generator>
    <meta:print-date>2024-12-05T09:19:40.134380626</meta:print-date>
    <meta:printed-by>PDF files</meta:printed-by>
    <meta:document-statistic meta:object-count="628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6</mn>
              <mo stretchy="false">+</mo>
              <mn>2</mn>
              <mo stretchy="false">+</mo>
              <mn>4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2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6+2+4+4+4) - (12 * 1) = 8
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</mn>
              <mo stretchy="false">+</mo>
              <mn>6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0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4+6+4+4) - (10 * 1) = 8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row>
            <mi mathvariant="italic">cell</mi>
            <mrow>
              <mi>c</mi>
              <mo stretchy="false">∈</mo>
              <mi mathvariant="italic">fence</mi>
            </mrow>
          </mrow>
        </munder>
        <mi mathvariant="italic">reward</mi>
      </mrow>
      <mrow>
        <mrow>
          <mo fence="true" form="prefix" stretchy="false">(</mo>
          <mrow>
            <mi>c</mi>
          </mrow>
          <mo fence="true" form="postfix" stretchy="false">)</mo>
        </mrow>
        <mo stretchy="false">−</mo>
        <mi mathvariant="italic">cost</mi>
      </mrow>
      <mrow>
        <mo fence="true" form="prefix" stretchy="false">(</mo>
        <mrow>
          <mi>c</mi>
        </mrow>
        <mo fence="true" form="postfix" stretchy="false">)</mo>
      </mrow>
    </mrow>
    <annotation encoding="StarMath 5.0">sum from{cell c in fence } reward(c) - cost(c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6</mn>
              <mo stretchy="false">+</mo>
              <mn>2</mn>
              <mo stretchy="false">+</mo>
              <mn>4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2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6+2+4+4+4) - (12 * 1) = 8
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</mn>
              <mo stretchy="false">+</mo>
              <mn>6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0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4+6+4+4) - (10 * 1) = 8</annotation>
  </semantics>
</math>
</file>

<file path=Object 6/content.xml><?xml version="1.0" encoding="utf-8"?>
<math xmlns="http://www.w3.org/1998/Math/MathML" display="block">
  <semantics>
    <mrow>
      <mrow>
        <munder>
          <mo stretchy="false">∑</mo>
          <mrow>
            <mi mathvariant="italic">cell</mi>
            <mrow>
              <mi>c</mi>
              <mo stretchy="false">∈</mo>
              <mi mathvariant="italic">fence</mi>
            </mrow>
          </mrow>
        </munder>
        <mi mathvariant="italic">reward</mi>
      </mrow>
      <mrow>
        <mrow>
          <mo fence="true" form="prefix" stretchy="false">(</mo>
          <mrow>
            <mi>c</mi>
          </mrow>
          <mo fence="true" form="postfix" stretchy="false">)</mo>
        </mrow>
        <mo stretchy="false">−</mo>
        <mi mathvariant="italic">cost</mi>
      </mrow>
      <mrow>
        <mo fence="true" form="prefix" stretchy="false">(</mo>
        <mrow>
          <mi>c</mi>
        </mrow>
        <mo fence="true" form="postfix" stretchy="false">)</mo>
      </mrow>
    </mrow>
    <annotation encoding="StarMath 5.0">sum from{cell c in fence } reward(c) - cost(c)</annotation>
  </semantics>
</math>
</file>